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hyslabwork_6week_37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office:value-type="string" calcext:value-type="string">
            <text:p>V/V_0</text:p>
          </table:table-cell>
          <table:table-cell office:value-type="string" calcext:value-type="string">
            <text:p>-ln (V/V_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719" calcext:value-type="float">
            <text:p>15.4719</text:p>
          </table:table-cell>
          <table:table-cell table:formula="of:=[.B2]/[.$B$2]" office:value-type="float" office:value="1" calcext:value-type="float">
            <text:p>1</text:p>
          </table:table-cell>
          <table:table-cell table:formula="of:=-LN([.C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049" calcext:value-type="float">
            <text:p>1.049</text:p>
          </table:table-cell>
          <table:table-cell office:value-type="float" office:value="15.4417" calcext:value-type="float">
            <text:p>15.4417</text:p>
          </table:table-cell>
          <table:table-cell table:formula="of:=[.B3]/[.$B$2]" office:value-type="float" office:value="0.998048074250739" calcext:value-type="float">
            <text:p>0.998048074250739</text:p>
          </table:table-cell>
          <table:table-cell table:formula="of:=-LN([.C3])" office:value-type="float" office:value="0.00195383323891645" calcext:value-type="float">
            <text:p>0.00195383323891645</text:p>
          </table:table-cell>
        </table:table-row>
        <table:table-row table:style-name="ro1">
          <table:table-cell office:value-type="float" office:value="2.099" calcext:value-type="float">
            <text:p>2.099</text:p>
          </table:table-cell>
          <table:table-cell office:value-type="float" office:value="15.4201" calcext:value-type="float">
            <text:p>15.4201</text:p>
          </table:table-cell>
          <table:table-cell table:formula="of:=[.B4]/[.$B$2]" office:value-type="float" office:value="0.996651994906896" calcext:value-type="float">
            <text:p>0.996651994906896</text:p>
          </table:table-cell>
          <table:table-cell table:formula="of:=-LN([.C4])" office:value-type="float" office:value="0.00335362220306873" calcext:value-type="float">
            <text:p>0.00335362220306873</text:p>
          </table:table-cell>
        </table:table-row>
        <table:table-row table:style-name="ro1">
          <table:table-cell office:value-type="float" office:value="3.124" calcext:value-type="float">
            <text:p>3.124</text:p>
          </table:table-cell>
          <table:table-cell office:value-type="float" office:value="15.3931" calcext:value-type="float">
            <text:p>15.3931</text:p>
          </table:table-cell>
          <table:table-cell table:formula="of:=[.B5]/[.$B$2]" office:value-type="float" office:value="0.994906895727092" calcext:value-type="float">
            <text:p>0.994906895727092</text:p>
          </table:table-cell>
          <table:table-cell table:formula="of:=-LN([.C5])" office:value-type="float" office:value="0.00510611833526502" calcext:value-type="float">
            <text:p>0.00510611833526502</text:p>
          </table:table-cell>
        </table:table-row>
        <table:table-row table:style-name="ro1">
          <table:table-cell office:value-type="float" office:value="4.124" calcext:value-type="float">
            <text:p>4.124</text:p>
          </table:table-cell>
          <table:table-cell office:value-type="float" office:value="15.3664" calcext:value-type="float">
            <text:p>15.3664</text:p>
          </table:table-cell>
          <table:table-cell table:formula="of:=[.B6]/[.$B$2]" office:value-type="float" office:value="0.993181186538176" calcext:value-type="float">
            <text:p>0.993181186538176</text:p>
          </table:table-cell>
          <table:table-cell table:formula="of:=-LN([.C6])" office:value-type="float" office:value="0.00684216779678783" calcext:value-type="float">
            <text:p>0.00684216779678783</text:p>
          </table:table-cell>
        </table:table-row>
        <table:table-row table:style-name="ro1">
          <table:table-cell office:value-type="float" office:value="5.124" calcext:value-type="float">
            <text:p>5.124</text:p>
          </table:table-cell>
          <table:table-cell office:value-type="float" office:value="15.3408" calcext:value-type="float">
            <text:p>15.3408</text:p>
          </table:table-cell>
          <table:table-cell table:formula="of:=[.B7]/[.$B$2]" office:value-type="float" office:value="0.99152657398251" calcext:value-type="float">
            <text:p>0.99152657398251</text:p>
          </table:table-cell>
          <table:table-cell table:formula="of:=-LN([.C7])" office:value-type="float" office:value="0.00850952958365672" calcext:value-type="float">
            <text:p>0.00850952958365672</text:p>
          </table:table-cell>
        </table:table-row>
        <table:table-row table:style-name="ro1">
          <table:table-cell office:value-type="float" office:value="6.123" calcext:value-type="float">
            <text:p>6.123</text:p>
          </table:table-cell>
          <table:table-cell office:value-type="float" office:value="15.3134" calcext:value-type="float">
            <text:p>15.3134</text:p>
          </table:table-cell>
          <table:table-cell table:formula="of:=[.B8]/[.$B$2]" office:value-type="float" office:value="0.989755621481525" calcext:value-type="float">
            <text:p>0.989755621481525</text:p>
          </table:table-cell>
          <table:table-cell table:formula="of:=-LN([.C8])" office:value-type="float" office:value="0.010297213313593" calcext:value-type="float">
            <text:p>0.010297213313593</text:p>
          </table:table-cell>
        </table:table-row>
        <table:table-row table:style-name="ro1">
          <table:table-cell office:value-type="float" office:value="7.123" calcext:value-type="float">
            <text:p>7.123</text:p>
          </table:table-cell>
          <table:table-cell office:value-type="float" office:value="15.2861" calcext:value-type="float">
            <text:p>15.2861</text:p>
          </table:table-cell>
          <table:table-cell table:formula="of:=[.B9]/[.$B$2]" office:value-type="float" office:value="0.987991132310835" calcext:value-type="float">
            <text:p>0.987991132310835</text:p>
          </table:table-cell>
          <table:table-cell table:formula="of:=-LN([.C9])" office:value-type="float" office:value="0.0120815566684406" calcext:value-type="float">
            <text:p>0.0120815566684406</text:p>
          </table:table-cell>
        </table:table-row>
        <table:table-row table:style-name="ro1">
          <table:table-cell office:value-type="float" office:value="8.123" calcext:value-type="float">
            <text:p>8.123</text:p>
          </table:table-cell>
          <table:table-cell office:value-type="float" office:value="15.2578" calcext:value-type="float">
            <text:p>15.2578</text:p>
          </table:table-cell>
          <table:table-cell table:formula="of:=[.B10]/[.$B$2]" office:value-type="float" office:value="0.986162009837189" calcext:value-type="float">
            <text:p>0.986162009837189</text:p>
          </table:table-cell>
          <table:table-cell table:formula="of:=-LN([.C10])" office:value-type="float" office:value="0.0139346276972361" calcext:value-type="float">
            <text:p>0.0139346276972361</text:p>
          </table:table-cell>
        </table:table-row>
        <table:table-row table:style-name="ro1">
          <table:table-cell office:value-type="float" office:value="9.124" calcext:value-type="float">
            <text:p>9.124</text:p>
          </table:table-cell>
          <table:table-cell office:value-type="float" office:value="15.2313" calcext:value-type="float">
            <text:p>15.2313</text:p>
          </table:table-cell>
          <table:table-cell table:formula="of:=[.B11]/[.$B$2]" office:value-type="float" office:value="0.984449227308863" calcext:value-type="float">
            <text:p>0.984449227308863</text:p>
          </table:table-cell>
          <table:table-cell table:formula="of:=-LN([.C11])" office:value-type="float" office:value="0.0156729542908776" calcext:value-type="float">
            <text:p>0.0156729542908776</text:p>
          </table:table-cell>
        </table:table-row>
        <table:table-row table:style-name="ro1">
          <table:table-cell office:value-type="float" office:value="10.123" calcext:value-type="float">
            <text:p>10.123</text:p>
          </table:table-cell>
          <table:table-cell office:value-type="float" office:value="15.2031" calcext:value-type="float">
            <text:p>15.2031</text:p>
          </table:table-cell>
          <table:table-cell table:formula="of:=[.B12]/[.$B$2]" office:value-type="float" office:value="0.982626568165513" calcext:value-type="float">
            <text:p>0.982626568165513</text:p>
          </table:table-cell>
          <table:table-cell table:formula="of:=-LN([.C12])" office:value-type="float" office:value="0.0175261209753157" calcext:value-type="float">
            <text:p>0.0175261209753157</text:p>
          </table:table-cell>
        </table:table-row>
        <table:table-row table:style-name="ro1">
          <table:table-cell office:value-type="float" office:value="11.124" calcext:value-type="float">
            <text:p>11.124</text:p>
          </table:table-cell>
          <table:table-cell office:value-type="float" office:value="15.1748" calcext:value-type="float">
            <text:p>15.1748</text:p>
          </table:table-cell>
          <table:table-cell table:formula="of:=[.B13]/[.$B$2]" office:value-type="float" office:value="0.980797445691867" calcext:value-type="float">
            <text:p>0.980797445691867</text:p>
          </table:table-cell>
          <table:table-cell table:formula="of:=-LN([.C13])" office:value-type="float" office:value="0.0193893181144834" calcext:value-type="float">
            <text:p>0.0193893181144834</text:p>
          </table:table-cell>
        </table:table-row>
        <table:table-row table:style-name="ro1">
          <table:table-cell office:value-type="float" office:value="12.124" calcext:value-type="float">
            <text:p>12.124</text:p>
          </table:table-cell>
          <table:table-cell office:value-type="float" office:value="15.1474" calcext:value-type="float">
            <text:p>15.1474</text:p>
          </table:table-cell>
          <table:table-cell table:formula="of:=[.B14]/[.$B$2]" office:value-type="float" office:value="0.979026493190882" calcext:value-type="float">
            <text:p>0.979026493190882</text:p>
          </table:table-cell>
          <table:table-cell table:formula="of:=-LN([.C14])" office:value-type="float" office:value="0.0211965753357784" calcext:value-type="float">
            <text:p>0.0211965753357784</text:p>
          </table:table-cell>
        </table:table-row>
        <table:table-row table:style-name="ro1">
          <table:table-cell office:value-type="float" office:value="13.124" calcext:value-type="float">
            <text:p>13.124</text:p>
          </table:table-cell>
          <table:table-cell office:value-type="float" office:value="15.1189" calcext:value-type="float">
            <text:p>15.1189</text:p>
          </table:table-cell>
          <table:table-cell table:formula="of:=[.B15]/[.$B$2]" office:value-type="float" office:value="0.977184444056645" calcext:value-type="float">
            <text:p>0.977184444056645</text:p>
          </table:table-cell>
          <table:table-cell table:formula="of:=-LN([.C15])" office:value-type="float" office:value="0.0230798586194004" calcext:value-type="float">
            <text:p>0.0230798586194004</text:p>
          </table:table-cell>
        </table:table-row>
        <table:table-row table:style-name="ro1">
          <table:table-cell office:value-type="float" office:value="14.123" calcext:value-type="float">
            <text:p>14.123</text:p>
          </table:table-cell>
          <table:table-cell office:value-type="float" office:value="15.0913" calcext:value-type="float">
            <text:p>15.0913</text:p>
          </table:table-cell>
          <table:table-cell table:formula="of:=[.B16]/[.$B$2]" office:value-type="float" office:value="0.975400564895068" calcext:value-type="float">
            <text:p>0.975400564895068</text:p>
          </table:table-cell>
          <table:table-cell table:formula="of:=-LN([.C16])" office:value-type="float" office:value="0.0249070565643924" calcext:value-type="float">
            <text:p>0.0249070565643924</text:p>
          </table:table-cell>
        </table:table-row>
        <table:table-row table:style-name="ro1">
          <table:table-cell office:value-type="float" office:value="15.124" calcext:value-type="float">
            <text:p>15.124</text:p>
          </table:table-cell>
          <table:table-cell office:value-type="float" office:value="15.0632" calcext:value-type="float">
            <text:p>15.0632</text:p>
          </table:table-cell>
          <table:table-cell table:formula="of:=[.B17]/[.$B$2]" office:value-type="float" office:value="0.973584369082013" calcext:value-type="float">
            <text:p>0.973584369082013</text:p>
          </table:table-cell>
          <table:table-cell table:formula="of:=-LN([.C17])" office:value-type="float" office:value="0.0267707922014486" calcext:value-type="float">
            <text:p>0.0267707922014486</text:p>
          </table:table-cell>
        </table:table-row>
        <table:table-row table:style-name="ro1">
          <table:table-cell office:value-type="float" office:value="16.124" calcext:value-type="float">
            <text:p>16.124</text:p>
          </table:table-cell>
          <table:table-cell office:value-type="float" office:value="15.036" calcext:value-type="float">
            <text:p>15.036</text:p>
          </table:table-cell>
          <table:table-cell table:formula="of:=[.B18]/[.$B$2]" office:value-type="float" office:value="0.971826343241619" calcext:value-type="float">
            <text:p>0.971826343241619</text:p>
          </table:table-cell>
          <table:table-cell table:formula="of:=-LN([.C18])" office:value-type="float" office:value="0.0285781496995986" calcext:value-type="float">
            <text:p>0.0285781496995986</text:p>
          </table:table-cell>
        </table:table-row>
        <table:table-row table:style-name="ro1">
          <table:table-cell office:value-type="float" office:value="17.123" calcext:value-type="float">
            <text:p>17.123</text:p>
          </table:table-cell>
          <table:table-cell office:value-type="float" office:value="15.008" calcext:value-type="float">
            <text:p>15.008</text:p>
          </table:table-cell>
          <table:table-cell table:formula="of:=[.B19]/[.$B$2]" office:value-type="float" office:value="0.97001661075886" calcext:value-type="float">
            <text:p>0.97001661075886</text:p>
          </table:table-cell>
          <table:table-cell table:formula="of:=-LN([.C19])" office:value-type="float" office:value="0.0304420831376613" calcext:value-type="float">
            <text:p>0.0304420831376613</text:p>
          </table:table-cell>
        </table:table-row>
        <table:table-row table:style-name="ro1">
          <table:table-cell office:value-type="float" office:value="18.123" calcext:value-type="float">
            <text:p>18.123</text:p>
          </table:table-cell>
          <table:table-cell office:value-type="float" office:value="14.9807" calcext:value-type="float">
            <text:p>14.9807</text:p>
          </table:table-cell>
          <table:table-cell table:formula="of:=[.B20]/[.$B$2]" office:value-type="float" office:value="0.96825212158817" calcext:value-type="float">
            <text:p>0.96825212158817</text:p>
          </table:table-cell>
          <table:table-cell table:formula="of:=-LN([.C20])" office:value-type="float" office:value="0.0322627694322585" calcext:value-type="float">
            <text:p>0.0322627694322585</text:p>
          </table:table-cell>
        </table:table-row>
        <table:table-row table:style-name="ro1">
          <table:table-cell office:value-type="float" office:value="19.124" calcext:value-type="float">
            <text:p>19.124</text:p>
          </table:table-cell>
          <table:table-cell office:value-type="float" office:value="14.9524" calcext:value-type="float">
            <text:p>14.9524</text:p>
          </table:table-cell>
          <table:table-cell table:formula="of:=[.B21]/[.$B$2]" office:value-type="float" office:value="0.966422999114524" calcext:value-type="float">
            <text:p>0.966422999114524</text:p>
          </table:table-cell>
          <table:table-cell table:formula="of:=-LN([.C21])" office:value-type="float" office:value="0.0341536533321608" calcext:value-type="float">
            <text:p>0.0341536533321608</text:p>
          </table:table-cell>
        </table:table-row>
        <table:table-row table:style-name="ro1">
          <table:table-cell office:value-type="float" office:value="20.123" calcext:value-type="float">
            <text:p>20.123</text:p>
          </table:table-cell>
          <table:table-cell office:value-type="float" office:value="14.9275" calcext:value-type="float">
            <text:p>14.9275</text:p>
          </table:table-cell>
          <table:table-cell table:formula="of:=[.B22]/[.$B$2]" office:value-type="float" office:value="0.964813629870927" calcext:value-type="float">
            <text:p>0.964813629870927</text:p>
          </table:table-cell>
          <table:table-cell table:formula="of:=-LN([.C22])" office:value-type="float" office:value="0.0358203259625197" calcext:value-type="float">
            <text:p>0.0358203259625197</text:p>
          </table:table-cell>
        </table:table-row>
        <table:table-row table:style-name="ro1">
          <table:table-cell office:value-type="float" office:value="21.123" calcext:value-type="float">
            <text:p>21.123</text:p>
          </table:table-cell>
          <table:table-cell office:value-type="float" office:value="14.8928" calcext:value-type="float">
            <text:p>14.8928</text:p>
          </table:table-cell>
          <table:table-cell table:formula="of:=[.B23]/[.$B$2]" office:value-type="float" office:value="0.962570854258365" calcext:value-type="float">
            <text:p>0.962570854258365</text:p>
          </table:table-cell>
          <table:table-cell table:formula="of:=-LN([.C23])" office:value-type="float" office:value="0.0381476007157493" calcext:value-type="float">
            <text:p>0.0381476007157493</text:p>
          </table:table-cell>
        </table:table-row>
        <table:table-row table:style-name="ro1">
          <table:table-cell office:value-type="float" office:value="22.123" calcext:value-type="float">
            <text:p>22.123</text:p>
          </table:table-cell>
          <table:table-cell office:value-type="float" office:value="14.8705" calcext:value-type="float">
            <text:p>14.8705</text:p>
          </table:table-cell>
          <table:table-cell table:formula="of:=[.B24]/[.$B$2]" office:value-type="float" office:value="0.961129531602454" calcext:value-type="float">
            <text:p>0.961129531602454</text:p>
          </table:table-cell>
          <table:table-cell table:formula="of:=-LN([.C24])" office:value-type="float" office:value="0.0396460907469512" calcext:value-type="float">
            <text:p>0.0396460907469512</text:p>
          </table:table-cell>
        </table:table-row>
        <table:table-row table:style-name="ro1">
          <table:table-cell office:value-type="float" office:value="23.123" calcext:value-type="float">
            <text:p>23.123</text:p>
          </table:table-cell>
          <table:table-cell office:value-type="float" office:value="14.8434" calcext:value-type="float">
            <text:p>14.8434</text:p>
          </table:table-cell>
          <table:table-cell table:formula="of:=[.B25]/[.$B$2]" office:value-type="float" office:value="0.959377969092355" calcext:value-type="float">
            <text:p>0.959377969092355</text:p>
          </table:table-cell>
          <table:table-cell table:formula="of:=-LN([.C25])" office:value-type="float" office:value="0.0414701533919716" calcext:value-type="float">
            <text:p>0.0414701533919716</text:p>
          </table:table-cell>
        </table:table-row>
        <table:table-row table:style-name="ro1">
          <table:table-cell office:value-type="float" office:value="24.123" calcext:value-type="float">
            <text:p>24.123</text:p>
          </table:table-cell>
          <table:table-cell office:value-type="float" office:value="14.8189" calcext:value-type="float">
            <text:p>14.8189</text:p>
          </table:table-cell>
          <table:table-cell table:formula="of:=[.B26]/[.$B$2]" office:value-type="float" office:value="0.95779445316994" calcext:value-type="float">
            <text:p>0.95779445316994</text:p>
          </table:table-cell>
          <table:table-cell table:formula="of:=-LN([.C26])" office:value-type="float" office:value="0.0431220823099209" calcext:value-type="float">
            <text:p>0.0431220823099209</text:p>
          </table:table-cell>
        </table:table-row>
        <table:table-row table:style-name="ro1">
          <table:table-cell office:value-type="float" office:value="25.124" calcext:value-type="float">
            <text:p>25.124</text:p>
          </table:table-cell>
          <table:table-cell office:value-type="float" office:value="14.7883" calcext:value-type="float">
            <text:p>14.7883</text:p>
          </table:table-cell>
          <table:table-cell table:formula="of:=[.B27]/[.$B$2]" office:value-type="float" office:value="0.955816674099496" calcext:value-type="float">
            <text:p>0.955816674099496</text:p>
          </table:table-cell>
          <table:table-cell table:formula="of:=-LN([.C27])" office:value-type="float" office:value="0.0451891478139561" calcext:value-type="float">
            <text:p>0.0451891478139561</text:p>
          </table:table-cell>
        </table:table-row>
        <table:table-row table:style-name="ro1">
          <table:table-cell office:value-type="float" office:value="26.124" calcext:value-type="float">
            <text:p>26.124</text:p>
          </table:table-cell>
          <table:table-cell office:value-type="float" office:value="14.7619" calcext:value-type="float">
            <text:p>14.7619</text:p>
          </table:table-cell>
          <table:table-cell table:formula="of:=[.B28]/[.$B$2]" office:value-type="float" office:value="0.954110354901467" calcext:value-type="float">
            <text:p>0.954110354901467</text:p>
          </table:table-cell>
          <table:table-cell table:formula="of:=-LN([.C28])" office:value-type="float" office:value="0.0469759382264584" calcext:value-type="float">
            <text:p>0.0469759382264584</text:p>
          </table:table-cell>
        </table:table-row>
        <table:table-row table:style-name="ro1">
          <table:table-cell office:value-type="float" office:value="27.123" calcext:value-type="float">
            <text:p>27.123</text:p>
          </table:table-cell>
          <table:table-cell office:value-type="float" office:value="14.7343" calcext:value-type="float">
            <text:p>14.7343</text:p>
          </table:table-cell>
          <table:table-cell table:formula="of:=[.B29]/[.$B$2]" office:value-type="float" office:value="0.95232647573989" calcext:value-type="float">
            <text:p>0.95232647573989</text:p>
          </table:table-cell>
          <table:table-cell table:formula="of:=-LN([.C29])" office:value-type="float" office:value="0.0488473662785573" calcext:value-type="float">
            <text:p>0.0488473662785573</text:p>
          </table:table-cell>
        </table:table-row>
        <table:table-row table:style-name="ro1">
          <table:table-cell office:value-type="float" office:value="28.124" calcext:value-type="float">
            <text:p>28.124</text:p>
          </table:table-cell>
          <table:table-cell office:value-type="float" office:value="14.7078" calcext:value-type="float">
            <text:p>14.7078</text:p>
          </table:table-cell>
          <table:table-cell table:formula="of:=[.B30]/[.$B$2]" office:value-type="float" office:value="0.950613693211564" calcext:value-type="float">
            <text:p>0.950613693211564</text:p>
          </table:table-cell>
          <table:table-cell table:formula="of:=-LN([.C30])" office:value-type="float" office:value="0.0506475100968408" calcext:value-type="float">
            <text:p>0.0506475100968408</text:p>
          </table:table-cell>
        </table:table-row>
        <table:table-row table:style-name="ro1">
          <table:table-cell office:value-type="float" office:value="29.124" calcext:value-type="float">
            <text:p>29.124</text:p>
          </table:table-cell>
          <table:table-cell office:value-type="float" office:value="14.6809" calcext:value-type="float">
            <text:p>14.6809</text:p>
          </table:table-cell>
          <table:table-cell table:formula="of:=[.B31]/[.$B$2]" office:value-type="float" office:value="0.948875057362056" calcext:value-type="float">
            <text:p>0.948875057362056</text:p>
          </table:table-cell>
          <table:table-cell table:formula="of:=-LN([.C31])" office:value-type="float" office:value="0.0524781461925059" calcext:value-type="float">
            <text:p>0.0524781461925059</text:p>
          </table:table-cell>
        </table:table-row>
        <table:table-row table:style-name="ro1">
          <table:table-cell office:value-type="float" office:value="30.124" calcext:value-type="float">
            <text:p>30.124</text:p>
          </table:table-cell>
          <table:table-cell office:value-type="float" office:value="14.6534" calcext:value-type="float">
            <text:p>14.6534</text:p>
          </table:table-cell>
          <table:table-cell table:formula="of:=[.B32]/[.$B$2]" office:value-type="float" office:value="0.947097641530775" calcext:value-type="float">
            <text:p>0.947097641530775</text:p>
          </table:table-cell>
          <table:table-cell table:formula="of:=-LN([.C32])" office:value-type="float" office:value="0.0543530849540318" calcext:value-type="float">
            <text:p>0.0543530849540318</text:p>
          </table:table-cell>
        </table:table-row>
        <table:table-row table:style-name="ro1">
          <table:table-cell office:value-type="float" office:value="31.124" calcext:value-type="float">
            <text:p>31.124</text:p>
          </table:table-cell>
          <table:table-cell office:value-type="float" office:value="14.6267" calcext:value-type="float">
            <text:p>14.6267</text:p>
          </table:table-cell>
          <table:table-cell table:formula="of:=[.B33]/[.$B$2]" office:value-type="float" office:value="0.945371932341859" calcext:value-type="float">
            <text:p>0.945371932341859</text:p>
          </table:table-cell>
          <table:table-cell table:formula="of:=-LN([.C33])" office:value-type="float" office:value="0.0561768497226365" calcext:value-type="float">
            <text:p>0.0561768497226365</text:p>
          </table:table-cell>
        </table:table-row>
        <table:table-row table:style-name="ro1">
          <table:table-cell office:value-type="float" office:value="32.123" calcext:value-type="float">
            <text:p>32.123</text:p>
          </table:table-cell>
          <table:table-cell office:value-type="float" office:value="14.5993" calcext:value-type="float">
            <text:p>14.5993</text:p>
          </table:table-cell>
          <table:table-cell table:formula="of:=[.B34]/[.$B$2]" office:value-type="float" office:value="0.943600979840873" calcext:value-type="float">
            <text:p>0.943600979840873</text:p>
          </table:table-cell>
          <table:table-cell table:formula="of:=-LN([.C34])" office:value-type="float" office:value="0.058051893042127" calcext:value-type="float">
            <text:p>0.058051893042127</text:p>
          </table:table-cell>
        </table:table-row>
        <table:table-row table:style-name="ro1">
          <table:table-cell office:value-type="float" office:value="33.123" calcext:value-type="float">
            <text:p>33.123</text:p>
          </table:table-cell>
          <table:table-cell office:value-type="float" office:value="14.5716" calcext:value-type="float">
            <text:p>14.5716</text:p>
          </table:table-cell>
          <table:table-cell table:formula="of:=[.B35]/[.$B$2]" office:value-type="float" office:value="0.941810637349001" calcext:value-type="float">
            <text:p>0.941810637349001</text:p>
          </table:table-cell>
          <table:table-cell table:formula="of:=-LN([.C35])" office:value-type="float" office:value="0.0599510465358936" calcext:value-type="float">
            <text:p>0.0599510465358936</text:p>
          </table:table-cell>
        </table:table-row>
        <table:table-row table:style-name="ro1">
          <table:table-cell office:value-type="float" office:value="34.124" calcext:value-type="float">
            <text:p>34.124</text:p>
          </table:table-cell>
          <table:table-cell office:value-type="float" office:value="14.5452" calcext:value-type="float">
            <text:p>14.5452</text:p>
          </table:table-cell>
          <table:table-cell table:formula="of:=[.B36]/[.$B$2]" office:value-type="float" office:value="0.94010431815097" calcext:value-type="float">
            <text:p>0.94010431815097</text:p>
          </table:table-cell>
          <table:table-cell table:formula="of:=-LN([.C36])" office:value-type="float" office:value="0.0617644331192007" calcext:value-type="float">
            <text:p>0.0617644331192007</text:p>
          </table:table-cell>
        </table:table-row>
        <table:table-row table:style-name="ro1">
          <table:table-cell office:value-type="float" office:value="35.124" calcext:value-type="float">
            <text:p>35.124</text:p>
          </table:table-cell>
          <table:table-cell office:value-type="float" office:value="14.519" calcext:value-type="float">
            <text:p>14.519</text:p>
          </table:table-cell>
          <table:table-cell table:formula="of:=[.B37]/[.$B$2]" office:value-type="float" office:value="0.938410925613532" calcext:value-type="float">
            <text:p>0.938410925613532</text:p>
          </table:table-cell>
          <table:table-cell table:formula="of:=-LN([.C37])" office:value-type="float" office:value="0.0635673388999795" calcext:value-type="float">
            <text:p>0.0635673388999795</text:p>
          </table:table-cell>
        </table:table-row>
        <table:table-row table:style-name="ro1">
          <table:table-cell office:value-type="float" office:value="36.123" calcext:value-type="float">
            <text:p>36.123</text:p>
          </table:table-cell>
          <table:table-cell office:value-type="float" office:value="14.4918" calcext:value-type="float">
            <text:p>14.4918</text:p>
          </table:table-cell>
          <table:table-cell table:formula="of:=[.B38]/[.$B$2]" office:value-type="float" office:value="0.936652899773137" calcext:value-type="float">
            <text:p>0.936652899773137</text:p>
          </table:table-cell>
          <table:table-cell table:formula="of:=-LN([.C38])" office:value-type="float" office:value="0.0654425031815674" calcext:value-type="float">
            <text:p>0.0654425031815674</text:p>
          </table:table-cell>
        </table:table-row>
        <table:table-row table:style-name="ro1">
          <table:table-cell office:value-type="float" office:value="37.123" calcext:value-type="float">
            <text:p>37.123</text:p>
          </table:table-cell>
          <table:table-cell office:value-type="float" office:value="14.465" calcext:value-type="float">
            <text:p>14.465</text:p>
          </table:table-cell>
          <table:table-cell table:formula="of:=[.B39]/[.$B$2]" office:value-type="float" office:value="0.934920727253925" calcext:value-type="float">
            <text:p>0.934920727253925</text:p>
          </table:table-cell>
          <table:table-cell table:formula="of:=-LN([.C39])" office:value-type="float" office:value="0.0672935369734318" calcext:value-type="float">
            <text:p>0.0672935369734318</text:p>
          </table:table-cell>
        </table:table-row>
        <table:table-row table:style-name="ro1">
          <table:table-cell office:value-type="float" office:value="38.124" calcext:value-type="float">
            <text:p>38.124</text:p>
          </table:table-cell>
          <table:table-cell office:value-type="float" office:value="14.4383" calcext:value-type="float">
            <text:p>14.4383</text:p>
          </table:table-cell>
          <table:table-cell table:formula="of:=[.B40]/[.$B$2]" office:value-type="float" office:value="0.933195018065008" calcext:value-type="float">
            <text:p>0.933195018065008</text:p>
          </table:table-cell>
          <table:table-cell table:formula="of:=-LN([.C40])" office:value-type="float" office:value="0.0691410773992535" calcext:value-type="float">
            <text:p>0.0691410773992535</text:p>
          </table:table-cell>
        </table:table-row>
        <table:table-row table:style-name="ro1">
          <table:table-cell office:value-type="float" office:value="39.124" calcext:value-type="float">
            <text:p>39.124</text:p>
          </table:table-cell>
          <table:table-cell office:value-type="float" office:value="14.4123" calcext:value-type="float">
            <text:p>14.4123</text:p>
          </table:table-cell>
          <table:table-cell table:formula="of:=[.B41]/[.$B$2]" office:value-type="float" office:value="0.931514552188161" calcext:value-type="float">
            <text:p>0.931514552188161</text:p>
          </table:table-cell>
          <table:table-cell table:formula="of:=-LN([.C41])" office:value-type="float" office:value="0.0709434667456552" calcext:value-type="float">
            <text:p>0.0709434667456552</text:p>
          </table:table-cell>
        </table:table-row>
        <table:table-row table:style-name="ro1">
          <table:table-cell office:value-type="float" office:value="40.123" calcext:value-type="float">
            <text:p>40.123</text:p>
          </table:table-cell>
          <table:table-cell office:value-type="float" office:value="14.3856" calcext:value-type="float">
            <text:p>14.3856</text:p>
          </table:table-cell>
          <table:table-cell table:formula="of:=[.B42]/[.$B$2]" office:value-type="float" office:value="0.929788842999244" calcext:value-type="float">
            <text:p>0.929788842999244</text:p>
          </table:table-cell>
          <table:table-cell table:formula="of:=-LN([.C42])" office:value-type="float" office:value="0.0727977691531588" calcext:value-type="float">
            <text:p>0.0727977691531588</text:p>
          </table:table-cell>
        </table:table-row>
        <table:table-row table:style-name="ro1">
          <table:table-cell office:value-type="float" office:value="41.123" calcext:value-type="float">
            <text:p>41.123</text:p>
          </table:table-cell>
          <table:table-cell office:value-type="float" office:value="14.3583" calcext:value-type="float">
            <text:p>14.3583</text:p>
          </table:table-cell>
          <table:table-cell table:formula="of:=[.B43]/[.$B$2]" office:value-type="float" office:value="0.928024353828554" calcext:value-type="float">
            <text:p>0.928024353828554</text:p>
          </table:table-cell>
          <table:table-cell table:formula="of:=-LN([.C43])" office:value-type="float" office:value="0.0746973031905525" calcext:value-type="float">
            <text:p>0.0746973031905525</text:p>
          </table:table-cell>
        </table:table-row>
        <table:table-row table:style-name="ro1">
          <table:table-cell office:value-type="float" office:value="42.124" calcext:value-type="float">
            <text:p>42.124</text:p>
          </table:table-cell>
          <table:table-cell office:value-type="float" office:value="14.3327" calcext:value-type="float">
            <text:p>14.3327</text:p>
          </table:table-cell>
          <table:table-cell table:formula="of:=[.B44]/[.$B$2]" office:value-type="float" office:value="0.926369741272888" calcext:value-type="float">
            <text:p>0.926369741272888</text:p>
          </table:table-cell>
          <table:table-cell table:formula="of:=-LN([.C44])" office:value-type="float" office:value="0.0764818353988212" calcext:value-type="float">
            <text:p>0.0764818353988212</text:p>
          </table:table-cell>
        </table:table-row>
        <table:table-row table:style-name="ro1">
          <table:table-cell office:value-type="float" office:value="43.123" calcext:value-type="float">
            <text:p>43.123</text:p>
          </table:table-cell>
          <table:table-cell office:value-type="float" office:value="14.306" calcext:value-type="float">
            <text:p>14.306</text:p>
          </table:table-cell>
          <table:table-cell table:formula="of:=[.B45]/[.$B$2]" office:value-type="float" office:value="0.924644032083972" calcext:value-type="float">
            <text:p>0.924644032083972</text:p>
          </table:table-cell>
          <table:table-cell table:formula="of:=-LN([.C45])" office:value-type="float" office:value="0.0783464457153382" calcext:value-type="float">
            <text:p>0.0783464457153382</text:p>
          </table:table-cell>
        </table:table-row>
        <table:table-row table:style-name="ro1">
          <table:table-cell office:value-type="float" office:value="44.123" calcext:value-type="float">
            <text:p>44.123</text:p>
          </table:table-cell>
          <table:table-cell office:value-type="float" office:value="14.2797" calcext:value-type="float">
            <text:p>14.2797</text:p>
          </table:table-cell>
          <table:table-cell table:formula="of:=[.B46]/[.$B$2]" office:value-type="float" office:value="0.922944176216237" calcext:value-type="float">
            <text:p>0.922944176216237</text:p>
          </table:table-cell>
          <table:table-cell table:formula="of:=-LN([.C46])" office:value-type="float" office:value="0.0801865271141328" calcext:value-type="float">
            <text:p>0.0801865271141328</text:p>
          </table:table-cell>
        </table:table-row>
        <table:table-row table:style-name="ro1">
          <table:table-cell office:value-type="float" office:value="45.123" calcext:value-type="float">
            <text:p>45.123</text:p>
          </table:table-cell>
          <table:table-cell office:value-type="float" office:value="14.2535" calcext:value-type="float">
            <text:p>14.2535</text:p>
          </table:table-cell>
          <table:table-cell table:formula="of:=[.B47]/[.$B$2]" office:value-type="float" office:value="0.921250783678798" calcext:value-type="float">
            <text:p>0.921250783678798</text:p>
          </table:table-cell>
          <table:table-cell table:formula="of:=-LN([.C47])" office:value-type="float" office:value="0.0820229848099719" calcext:value-type="float">
            <text:p>0.0820229848099719</text:p>
          </table:table-cell>
        </table:table-row>
        <table:table-row table:style-name="ro1">
          <table:table-cell office:value-type="float" office:value="46.123" calcext:value-type="float">
            <text:p>46.123</text:p>
          </table:table-cell>
          <table:table-cell office:value-type="float" office:value="14.227" calcext:value-type="float">
            <text:p>14.227</text:p>
          </table:table-cell>
          <table:table-cell table:formula="of:=[.B48]/[.$B$2]" office:value-type="float" office:value="0.919538001150473" calcext:value-type="float">
            <text:p>0.919538001150473</text:p>
          </table:table-cell>
          <table:table-cell table:formula="of:=-LN([.C48])" office:value-type="float" office:value="0.0838839077325002" calcext:value-type="float">
            <text:p>0.0838839077325002</text:p>
          </table:table-cell>
        </table:table-row>
        <table:table-row table:style-name="ro1">
          <table:table-cell office:value-type="float" office:value="47.124" calcext:value-type="float">
            <text:p>47.124</text:p>
          </table:table-cell>
          <table:table-cell office:value-type="float" office:value="14.2007" calcext:value-type="float">
            <text:p>14.2007</text:p>
          </table:table-cell>
          <table:table-cell table:formula="of:=[.B49]/[.$B$2]" office:value-type="float" office:value="0.917838145282738" calcext:value-type="float">
            <text:p>0.917838145282738</text:p>
          </table:table-cell>
          <table:table-cell table:formula="of:=-LN([.C49])" office:value-type="float" office:value="0.0857342162346641" calcext:value-type="float">
            <text:p>0.0857342162346641</text:p>
          </table:table-cell>
        </table:table-row>
        <table:table-row table:style-name="ro1">
          <table:table-cell office:value-type="float" office:value="48.124" calcext:value-type="float">
            <text:p>48.124</text:p>
          </table:table-cell>
          <table:table-cell office:value-type="float" office:value="14.1749" calcext:value-type="float">
            <text:p>14.1749</text:p>
          </table:table-cell>
          <table:table-cell table:formula="of:=[.B50]/[.$B$2]" office:value-type="float" office:value="0.916170606066482" calcext:value-type="float">
            <text:p>0.916170606066482</text:p>
          </table:table-cell>
          <table:table-cell table:formula="of:=-LN([.C50])" office:value-type="float" office:value="0.0875526804863201" calcext:value-type="float">
            <text:p>0.0875526804863201</text:p>
          </table:table-cell>
        </table:table-row>
        <table:table-row table:style-name="ro1">
          <table:table-cell office:value-type="float" office:value="49.124" calcext:value-type="float">
            <text:p>49.124</text:p>
          </table:table-cell>
          <table:table-cell office:value-type="float" office:value="14.1491" calcext:value-type="float">
            <text:p>14.1491</text:p>
          </table:table-cell>
          <table:table-cell table:formula="of:=[.B51]/[.$B$2]" office:value-type="float" office:value="0.914503066850225" calcext:value-type="float">
            <text:p>0.914503066850225</text:p>
          </table:table-cell>
          <table:table-cell table:formula="of:=-LN([.C51])" office:value-type="float" office:value="0.0893744575754016" calcext:value-type="float">
            <text:p>0.0893744575754016</text:p>
          </table:table-cell>
        </table:table-row>
        <table:table-row table:style-name="ro1">
          <table:table-cell office:value-type="float" office:value="50.124" calcext:value-type="float">
            <text:p>50.124</text:p>
          </table:table-cell>
          <table:table-cell office:value-type="float" office:value="14.1231" calcext:value-type="float">
            <text:p>14.1231</text:p>
          </table:table-cell>
          <table:table-cell table:formula="of:=[.B52]/[.$B$2]" office:value-type="float" office:value="0.912822600973378" calcext:value-type="float">
            <text:p>0.912822600973378</text:p>
          </table:table-cell>
          <table:table-cell table:formula="of:=-LN([.C52])" office:value-type="float" office:value="0.0912137206910836" calcext:value-type="float">
            <text:p>0.0912137206910836</text:p>
          </table:table-cell>
        </table:table-row>
        <table:table-row table:style-name="ro1">
          <table:table-cell office:value-type="float" office:value="51.123" calcext:value-type="float">
            <text:p>51.123</text:p>
          </table:table-cell>
          <table:table-cell office:value-type="float" office:value="14.0974" calcext:value-type="float">
            <text:p>14.0974</text:p>
          </table:table-cell>
          <table:table-cell table:formula="of:=[.B53]/[.$B$2]" office:value-type="float" office:value="0.911161525087417" calcext:value-type="float">
            <text:p>0.911161525087417</text:p>
          </table:table-cell>
          <table:table-cell table:formula="of:=-LN([.C53])" office:value-type="float" office:value="0.0930350921837753" calcext:value-type="float">
            <text:p>0.0930350921837753</text:p>
          </table:table-cell>
        </table:table-row>
        <table:table-row table:style-name="ro1">
          <table:table-cell office:value-type="float" office:value="52.124" calcext:value-type="float">
            <text:p>52.124</text:p>
          </table:table-cell>
          <table:table-cell office:value-type="float" office:value="14.0713" calcext:value-type="float">
            <text:p>14.0713</text:p>
          </table:table-cell>
          <table:table-cell table:formula="of:=[.B54]/[.$B$2]" office:value-type="float" office:value="0.909474595880273" calcext:value-type="float">
            <text:p>0.909474595880273</text:p>
          </table:table-cell>
          <table:table-cell table:formula="of:=-LN([.C54])" office:value-type="float" office:value="0.0948882133763809" calcext:value-type="float">
            <text:p>0.0948882133763809</text:p>
          </table:table-cell>
        </table:table-row>
        <table:table-row table:style-name="ro1">
          <table:table-cell office:value-type="float" office:value="53.123" calcext:value-type="float">
            <text:p>53.123</text:p>
          </table:table-cell>
          <table:table-cell office:value-type="float" office:value="14.0455" calcext:value-type="float">
            <text:p>14.0455</text:p>
          </table:table-cell>
          <table:table-cell table:formula="of:=[.B55]/[.$B$2]" office:value-type="float" office:value="0.907807056664017" calcext:value-type="float">
            <text:p>0.907807056664017</text:p>
          </table:table-cell>
          <table:table-cell table:formula="of:=-LN([.C55])" office:value-type="float" office:value="0.0967234156213825" calcext:value-type="float">
            <text:p>0.0967234156213825</text:p>
          </table:table-cell>
        </table:table-row>
        <table:table-row table:style-name="ro1">
          <table:table-cell office:value-type="float" office:value="54.123" calcext:value-type="float">
            <text:p>54.123</text:p>
          </table:table-cell>
          <table:table-cell office:value-type="float" office:value="14.0193" calcext:value-type="float">
            <text:p>14.0193</text:p>
          </table:table-cell>
          <table:table-cell table:formula="of:=[.B56]/[.$B$2]" office:value-type="float" office:value="0.906113664126578" calcext:value-type="float">
            <text:p>0.906113664126578</text:p>
          </table:table-cell>
          <table:table-cell table:formula="of:=-LN([.C56])" office:value-type="float" office:value="0.0985905237148878" calcext:value-type="float">
            <text:p>0.0985905237148878</text:p>
          </table:table-cell>
        </table:table-row>
        <table:table-row table:style-name="ro1">
          <table:table-cell office:value-type="float" office:value="55.123" calcext:value-type="float">
            <text:p>55.123</text:p>
          </table:table-cell>
          <table:table-cell office:value-type="float" office:value="13.9936" calcext:value-type="float">
            <text:p>13.9936</text:p>
          </table:table-cell>
          <table:table-cell table:formula="of:=[.B57]/[.$B$2]" office:value-type="float" office:value="0.904452588240617" calcext:value-type="float">
            <text:p>0.904452588240617</text:p>
          </table:table-cell>
          <table:table-cell table:formula="of:=-LN([.C57])" office:value-type="float" office:value="0.100425393165066" calcext:value-type="float">
            <text:p>0.100425393165066</text:p>
          </table:table-cell>
        </table:table-row>
        <table:table-row table:style-name="ro1">
          <table:table-cell office:value-type="float" office:value="56.123" calcext:value-type="float">
            <text:p>56.123</text:p>
          </table:table-cell>
          <table:table-cell office:value-type="float" office:value="13.9678" calcext:value-type="float">
            <text:p>13.9678</text:p>
          </table:table-cell>
          <table:table-cell table:formula="of:=[.B58]/[.$B$2]" office:value-type="float" office:value="0.90278504902436" calcext:value-type="float">
            <text:p>0.90278504902436</text:p>
          </table:table-cell>
          <table:table-cell table:formula="of:=-LN([.C58])" office:value-type="float" office:value="0.102270794848947" calcext:value-type="float">
            <text:p>0.102270794848947</text:p>
          </table:table-cell>
        </table:table-row>
        <table:table-row table:style-name="ro1">
          <table:table-cell office:value-type="float" office:value="57.123" calcext:value-type="float">
            <text:p>57.123</text:p>
          </table:table-cell>
          <table:table-cell office:value-type="float" office:value="13.9432" calcext:value-type="float">
            <text:p>13.9432</text:p>
          </table:table-cell>
          <table:table-cell table:formula="of:=[.B59]/[.$B$2]" office:value-type="float" office:value="0.901195069771651" calcext:value-type="float">
            <text:p>0.901195069771651</text:p>
          </table:table-cell>
          <table:table-cell table:formula="of:=-LN([.C59])" office:value-type="float" office:value="0.104033541176195" calcext:value-type="float">
            <text:p>0.104033541176195</text:p>
          </table:table-cell>
        </table:table-row>
        <table:table-row table:style-name="ro1">
          <table:table-cell office:value-type="float" office:value="58.124" calcext:value-type="float">
            <text:p>58.124</text:p>
          </table:table-cell>
          <table:table-cell office:value-type="float" office:value="13.9174" calcext:value-type="float">
            <text:p>13.9174</text:p>
          </table:table-cell>
          <table:table-cell table:formula="of:=[.B60]/[.$B$2]" office:value-type="float" office:value="0.899527530555394" calcext:value-type="float">
            <text:p>0.899527530555394</text:p>
          </table:table-cell>
          <table:table-cell table:formula="of:=-LN([.C60])" office:value-type="float" office:value="0.105885619550309" calcext:value-type="float">
            <text:p>0.105885619550309</text:p>
          </table:table-cell>
        </table:table-row>
        <table:table-row table:style-name="ro1">
          <table:table-cell office:value-type="float" office:value="59.124" calcext:value-type="float">
            <text:p>59.124</text:p>
          </table:table-cell>
          <table:table-cell office:value-type="float" office:value="13.8921" calcext:value-type="float">
            <text:p>13.8921</text:p>
          </table:table-cell>
          <table:table-cell table:formula="of:=[.B61]/[.$B$2]" office:value-type="float" office:value="0.897892307990615" calcext:value-type="float">
            <text:p>0.897892307990615</text:p>
          </table:table-cell>
          <table:table-cell table:formula="of:=-LN([.C61])" office:value-type="float" office:value="0.10770514215805" calcext:value-type="float">
            <text:p>0.10770514215805</text:p>
          </table:table-cell>
        </table:table-row>
        <table:table-row table:style-name="ro1">
          <table:table-cell office:value-type="float" office:value="60.123" calcext:value-type="float">
            <text:p>60.123</text:p>
          </table:table-cell>
          <table:table-cell office:value-type="float" office:value="13.8667" calcext:value-type="float">
            <text:p>13.8667</text:p>
          </table:table-cell>
          <table:table-cell table:formula="of:=[.B62]/[.$B$2]" office:value-type="float" office:value="0.896250622095541" calcext:value-type="float">
            <text:p>0.896250622095541</text:p>
          </table:table-cell>
          <table:table-cell table:formula="of:=-LN([.C62])" office:value-type="float" office:value="0.109535192959158" calcext:value-type="float">
            <text:p>0.109535192959158</text:p>
          </table:table-cell>
        </table:table-row>
        <table:table-row table:style-name="ro1">
          <table:table-cell office:value-type="float" office:value="61.123" calcext:value-type="float">
            <text:p>61.123</text:p>
          </table:table-cell>
          <table:table-cell office:value-type="float" office:value="13.8413" calcext:value-type="float">
            <text:p>13.8413</text:p>
          </table:table-cell>
          <table:table-cell table:formula="of:=[.B63]/[.$B$2]" office:value-type="float" office:value="0.894608936200467" calcext:value-type="float">
            <text:p>0.894608936200467</text:p>
          </table:table-cell>
          <table:table-cell table:formula="of:=-LN([.C63])" office:value-type="float" office:value="0.111368598987374" calcext:value-type="float">
            <text:p>0.111368598987374</text:p>
          </table:table-cell>
        </table:table-row>
        <table:table-row table:style-name="ro1">
          <table:table-cell office:value-type="float" office:value="62.123" calcext:value-type="float">
            <text:p>62.123</text:p>
          </table:table-cell>
          <table:table-cell office:value-type="float" office:value="13.8163" calcext:value-type="float">
            <text:p>13.8163</text:p>
          </table:table-cell>
          <table:table-cell table:formula="of:=[.B64]/[.$B$2]" office:value-type="float" office:value="0.892993103626575" calcext:value-type="float">
            <text:p>0.892993103626575</text:p>
          </table:table-cell>
          <table:table-cell table:formula="of:=-LN([.C64])" office:value-type="float" office:value="0.113176420838062" calcext:value-type="float">
            <text:p>0.113176420838062</text:p>
          </table:table-cell>
        </table:table-row>
        <table:table-row table:style-name="ro1">
          <table:table-cell office:value-type="float" office:value="63.123" calcext:value-type="float">
            <text:p>63.123</text:p>
          </table:table-cell>
          <table:table-cell office:value-type="float" office:value="13.7907" calcext:value-type="float">
            <text:p>13.7907</text:p>
          </table:table-cell>
          <table:table-cell table:formula="of:=[.B65]/[.$B$2]" office:value-type="float" office:value="0.891338491070909" calcext:value-type="float">
            <text:p>0.891338491070909</text:p>
          </table:table-cell>
          <table:table-cell table:formula="of:=-LN([.C65])" office:value-type="float" office:value="0.115031023463317" calcext:value-type="float">
            <text:p>0.115031023463317</text:p>
          </table:table-cell>
        </table:table-row>
        <table:table-row table:style-name="ro1">
          <table:table-cell office:value-type="float" office:value="64.123" calcext:value-type="float">
            <text:p>64.123</text:p>
          </table:table-cell>
          <table:table-cell office:value-type="float" office:value="13.7652" calcext:value-type="float">
            <text:p>13.7652</text:p>
          </table:table-cell>
          <table:table-cell table:formula="of:=[.B66]/[.$B$2]" office:value-type="float" office:value="0.889690341845539" calcext:value-type="float">
            <text:p>0.889690341845539</text:p>
          </table:table-cell>
          <table:table-cell table:formula="of:=-LN([.C66])" office:value-type="float" office:value="0.116881807308445" calcext:value-type="float">
            <text:p>0.116881807308445</text:p>
          </table:table-cell>
        </table:table-row>
        <table:table-row table:style-name="ro1">
          <table:table-cell office:value-type="float" office:value="65.124" calcext:value-type="float">
            <text:p>65.124</text:p>
          </table:table-cell>
          <table:table-cell office:value-type="float" office:value="13.7402" calcext:value-type="float">
            <text:p>13.7402</text:p>
          </table:table-cell>
          <table:table-cell table:formula="of:=[.B67]/[.$B$2]" office:value-type="float" office:value="0.888074509271647" calcext:value-type="float">
            <text:p>0.888074509271647</text:p>
          </table:table-cell>
          <table:table-cell table:formula="of:=-LN([.C67])" office:value-type="float" office:value="0.118699632672508" calcext:value-type="float">
            <text:p>0.118699632672508</text:p>
          </table:table-cell>
        </table:table-row>
        <table:table-row table:style-name="ro1">
          <table:table-cell office:value-type="float" office:value="66.123" calcext:value-type="float">
            <text:p>66.123</text:p>
          </table:table-cell>
          <table:table-cell office:value-type="float" office:value="13.7151" calcext:value-type="float">
            <text:p>13.7151</text:p>
          </table:table-cell>
          <table:table-cell table:formula="of:=[.B68]/[.$B$2]" office:value-type="float" office:value="0.88645221336746" calcext:value-type="float">
            <text:p>0.88645221336746</text:p>
          </table:table-cell>
          <table:table-cell table:formula="of:=-LN([.C68])" office:value-type="float" office:value="0.120528059751633" calcext:value-type="float">
            <text:p>0.120528059751633</text:p>
          </table:table-cell>
        </table:table-row>
        <table:table-row table:style-name="ro1">
          <table:table-cell office:value-type="float" office:value="67.124" calcext:value-type="float">
            <text:p>67.124</text:p>
          </table:table-cell>
          <table:table-cell office:value-type="float" office:value="13.6906" calcext:value-type="float">
            <text:p>13.6906</text:p>
          </table:table-cell>
          <table:table-cell table:formula="of:=[.B69]/[.$B$2]" office:value-type="float" office:value="0.884868697445046" calcext:value-type="float">
            <text:p>0.884868697445046</text:p>
          </table:table-cell>
          <table:table-cell table:formula="of:=-LN([.C69])" office:value-type="float" office:value="0.122316009450179" calcext:value-type="float">
            <text:p>0.122316009450179</text:p>
          </table:table-cell>
        </table:table-row>
        <table:table-row table:style-name="ro1">
          <table:table-cell office:value-type="float" office:value="68.123" calcext:value-type="float">
            <text:p>68.123</text:p>
          </table:table-cell>
          <table:table-cell office:value-type="float" office:value="13.6652" calcext:value-type="float">
            <text:p>13.6652</text:p>
          </table:table-cell>
          <table:table-cell table:formula="of:=[.B70]/[.$B$2]" office:value-type="float" office:value="0.883227011549971" calcext:value-type="float">
            <text:p>0.883227011549971</text:p>
          </table:table-cell>
          <table:table-cell table:formula="of:=-LN([.C70])" office:value-type="float" office:value="0.124173020197392" calcext:value-type="float">
            <text:p>0.124173020197392</text:p>
          </table:table-cell>
        </table:table-row>
        <table:table-row table:style-name="ro1">
          <table:table-cell office:value-type="float" office:value="69.123" calcext:value-type="float">
            <text:p>69.123</text:p>
          </table:table-cell>
          <table:table-cell office:value-type="float" office:value="13.6406" calcext:value-type="float">
            <text:p>13.6406</text:p>
          </table:table-cell>
          <table:table-cell table:formula="of:=[.B71]/[.$B$2]" office:value-type="float" office:value="0.881637032297261" calcext:value-type="float">
            <text:p>0.881637032297261</text:p>
          </table:table-cell>
          <table:table-cell table:formula="of:=-LN([.C71])" office:value-type="float" office:value="0.125974835683875" calcext:value-type="float">
            <text:p>0.125974835683875</text:p>
          </table:table-cell>
        </table:table-row>
        <table:table-row table:style-name="ro1">
          <table:table-cell office:value-type="float" office:value="70.124" calcext:value-type="float">
            <text:p>70.124</text:p>
          </table:table-cell>
          <table:table-cell office:value-type="float" office:value="13.6145" calcext:value-type="float">
            <text:p>13.6145</text:p>
          </table:table-cell>
          <table:table-cell table:formula="of:=[.B72]/[.$B$2]" office:value-type="float" office:value="0.879950103090118" calcext:value-type="float">
            <text:p>0.879950103090118</text:p>
          </table:table-cell>
          <table:table-cell table:formula="of:=-LN([.C72])" office:value-type="float" office:value="0.127890074151406" calcext:value-type="float">
            <text:p>0.127890074151406</text:p>
          </table:table-cell>
        </table:table-row>
        <table:table-row table:style-name="ro1">
          <table:table-cell office:value-type="float" office:value="71.124" calcext:value-type="float">
            <text:p>71.124</text:p>
          </table:table-cell>
          <table:table-cell office:value-type="float" office:value="13.5911" calcext:value-type="float">
            <text:p>13.5911</text:p>
          </table:table-cell>
          <table:table-cell table:formula="of:=[.B73]/[.$B$2]" office:value-type="float" office:value="0.878437683800955" calcext:value-type="float">
            <text:p>0.878437683800955</text:p>
          </table:table-cell>
          <table:table-cell table:formula="of:=-LN([.C73])" office:value-type="float" office:value="0.129610308645073" calcext:value-type="float">
            <text:p>0.129610308645073</text:p>
          </table:table-cell>
        </table:table-row>
        <table:table-row table:style-name="ro1">
          <table:table-cell office:value-type="float" office:value="72.123" calcext:value-type="float">
            <text:p>72.123</text:p>
          </table:table-cell>
          <table:table-cell office:value-type="float" office:value="13.5659" calcext:value-type="float">
            <text:p>13.5659</text:p>
          </table:table-cell>
          <table:table-cell table:formula="of:=[.B74]/[.$B$2]" office:value-type="float" office:value="0.876808924566472" calcext:value-type="float">
            <text:p>0.876808924566472</text:p>
          </table:table-cell>
          <table:table-cell table:formula="of:=-LN([.C74])" office:value-type="float" office:value="0.131466184274412" calcext:value-type="float">
            <text:p>0.131466184274412</text:p>
          </table:table-cell>
        </table:table-row>
        <table:table-row table:style-name="ro1">
          <table:table-cell office:value-type="float" office:value="73.124" calcext:value-type="float">
            <text:p>73.124</text:p>
          </table:table-cell>
          <table:table-cell office:value-type="float" office:value="13.541" calcext:value-type="float">
            <text:p>13.541</text:p>
          </table:table-cell>
          <table:table-cell table:formula="of:=[.B75]/[.$B$2]" office:value-type="float" office:value="0.875199555322876" calcext:value-type="float">
            <text:p>0.875199555322876</text:p>
          </table:table-cell>
          <table:table-cell table:formula="of:=-LN([.C75])" office:value-type="float" office:value="0.133303355400843" calcext:value-type="float">
            <text:p>0.133303355400843</text:p>
          </table:table-cell>
        </table:table-row>
        <table:table-row table:style-name="ro1">
          <table:table-cell office:value-type="float" office:value="74.123" calcext:value-type="float">
            <text:p>74.123</text:p>
          </table:table-cell>
          <table:table-cell office:value-type="float" office:value="13.5161" calcext:value-type="float">
            <text:p>13.5161</text:p>
          </table:table-cell>
          <table:table-cell table:formula="of:=[.B76]/[.$B$2]" office:value-type="float" office:value="0.873590186079279" calcext:value-type="float">
            <text:p>0.873590186079279</text:p>
          </table:table-cell>
          <table:table-cell table:formula="of:=-LN([.C76])" office:value-type="float" office:value="0.135143907938206" calcext:value-type="float">
            <text:p>0.135143907938206</text:p>
          </table:table-cell>
        </table:table-row>
        <table:table-row table:style-name="ro1">
          <table:table-cell office:value-type="float" office:value="75.123" calcext:value-type="float">
            <text:p>75.123</text:p>
          </table:table-cell>
          <table:table-cell office:value-type="float" office:value="13.492" calcext:value-type="float">
            <text:p>13.492</text:p>
          </table:table-cell>
          <table:table-cell table:formula="of:=[.B77]/[.$B$2]" office:value-type="float" office:value="0.872032523478047" calcext:value-type="float">
            <text:p>0.872032523478047</text:p>
          </table:table-cell>
          <table:table-cell table:formula="of:=-LN([.C77])" office:value-type="float" office:value="0.136928558202126" calcext:value-type="float">
            <text:p>0.136928558202126</text:p>
          </table:table-cell>
        </table:table-row>
        <table:table-row table:style-name="ro1">
          <table:table-cell office:value-type="float" office:value="76.124" calcext:value-type="float">
            <text:p>76.124</text:p>
          </table:table-cell>
          <table:table-cell office:value-type="float" office:value="13.4677" calcext:value-type="float">
            <text:p>13.4677</text:p>
          </table:table-cell>
          <table:table-cell table:formula="of:=[.B78]/[.$B$2]" office:value-type="float" office:value="0.870461934216224" calcext:value-type="float">
            <text:p>0.870461934216224</text:p>
          </table:table-cell>
          <table:table-cell table:formula="of:=-LN([.C78])" office:value-type="float" office:value="0.138731249373069" calcext:value-type="float">
            <text:p>0.138731249373069</text:p>
          </table:table-cell>
        </table:table-row>
        <table:table-row table:style-name="ro1">
          <table:table-cell office:value-type="float" office:value="77.124" calcext:value-type="float">
            <text:p>77.124</text:p>
          </table:table-cell>
          <table:table-cell office:value-type="float" office:value="13.443" calcext:value-type="float">
            <text:p>13.443</text:p>
          </table:table-cell>
          <table:table-cell table:formula="of:=[.B79]/[.$B$2]" office:value-type="float" office:value="0.868865491633219" calcext:value-type="float">
            <text:p>0.868865491633219</text:p>
          </table:table-cell>
          <table:table-cell table:formula="of:=-LN([.C79])" office:value-type="float" office:value="0.140566950929415" calcext:value-type="float">
            <text:p>0.140566950929415</text:p>
          </table:table-cell>
        </table:table-row>
        <table:table-row table:style-name="ro1">
          <table:table-cell office:value-type="float" office:value="78.124" calcext:value-type="float">
            <text:p>78.124</text:p>
          </table:table-cell>
          <table:table-cell office:value-type="float" office:value="13.4186" calcext:value-type="float">
            <text:p>13.4186</text:p>
          </table:table-cell>
          <table:table-cell table:formula="of:=[.B80]/[.$B$2]" office:value-type="float" office:value="0.8672884390411" calcext:value-type="float">
            <text:p>0.8672884390411</text:p>
          </table:table-cell>
          <table:table-cell table:formula="of:=-LN([.C80])" office:value-type="float" office:value="0.142383671207504" calcext:value-type="float">
            <text:p>0.142383671207504</text:p>
          </table:table-cell>
        </table:table-row>
        <table:table-row table:style-name="ro1">
          <table:table-cell office:value-type="float" office:value="79.124" calcext:value-type="float">
            <text:p>79.124</text:p>
          </table:table-cell>
          <table:table-cell office:value-type="float" office:value="13.395" calcext:value-type="float">
            <text:p>13.395</text:p>
          </table:table-cell>
          <table:table-cell table:formula="of:=[.B81]/[.$B$2]" office:value-type="float" office:value="0.865763093091346" calcext:value-type="float">
            <text:p>0.865763093091346</text:p>
          </table:table-cell>
          <table:table-cell table:formula="of:=-LN([.C81])" office:value-type="float" office:value="0.144143972404958" calcext:value-type="float">
            <text:p>0.144143972404958</text:p>
          </table:table-cell>
        </table:table-row>
        <table:table-row table:style-name="ro1">
          <table:table-cell office:value-type="float" office:value="80.124" calcext:value-type="float">
            <text:p>80.124</text:p>
          </table:table-cell>
          <table:table-cell office:value-type="float" office:value="13.3702" calcext:value-type="float">
            <text:p>13.3702</text:p>
          </table:table-cell>
          <table:table-cell table:formula="of:=[.B82]/[.$B$2]" office:value-type="float" office:value="0.864160187178045" calcext:value-type="float">
            <text:p>0.864160187178045</text:p>
          </table:table-cell>
          <table:table-cell table:formula="of:=-LN([.C82])" office:value-type="float" office:value="0.145997125536435" calcext:value-type="float">
            <text:p>0.145997125536435</text:p>
          </table:table-cell>
        </table:table-row>
        <table:table-row table:style-name="ro1">
          <table:table-cell office:value-type="float" office:value="81.123" calcext:value-type="float">
            <text:p>81.123</text:p>
          </table:table-cell>
          <table:table-cell office:value-type="float" office:value="13.346" calcext:value-type="float">
            <text:p>13.346</text:p>
          </table:table-cell>
          <table:table-cell table:formula="of:=[.B83]/[.$B$2]" office:value-type="float" office:value="0.862596061246518" calcext:value-type="float">
            <text:p>0.862596061246518</text:p>
          </table:table-cell>
          <table:table-cell table:formula="of:=-LN([.C83])" office:value-type="float" office:value="0.147808760920115" calcext:value-type="float">
            <text:p>0.147808760920115</text:p>
          </table:table-cell>
        </table:table-row>
        <table:table-row table:style-name="ro1">
          <table:table-cell office:value-type="float" office:value="82.123" calcext:value-type="float">
            <text:p>82.123</text:p>
          </table:table-cell>
          <table:table-cell office:value-type="float" office:value="13.3221" calcext:value-type="float">
            <text:p>13.3221</text:p>
          </table:table-cell>
          <table:table-cell table:formula="of:=[.B84]/[.$B$2]" office:value-type="float" office:value="0.861051325305877" calcext:value-type="float">
            <text:p>0.861051325305877</text:p>
          </table:table-cell>
          <table:table-cell table:formula="of:=-LN([.C84])" office:value-type="float" office:value="0.149601165058292" calcext:value-type="float">
            <text:p>0.149601165058292</text:p>
          </table:table-cell>
        </table:table-row>
        <table:table-row table:style-name="ro1">
          <table:table-cell office:value-type="float" office:value="83.123" calcext:value-type="float">
            <text:p>83.123</text:p>
          </table:table-cell>
          <table:table-cell office:value-type="float" office:value="13.2981" calcext:value-type="float">
            <text:p>13.2981</text:p>
          </table:table-cell>
          <table:table-cell table:formula="of:=[.B85]/[.$B$2]" office:value-type="float" office:value="0.859500126034941" calcext:value-type="float">
            <text:p>0.859500126034941</text:p>
          </table:table-cell>
          <table:table-cell table:formula="of:=-LN([.C85])" office:value-type="float" office:value="0.151404307521733" calcext:value-type="float">
            <text:p>0.151404307521733</text:p>
          </table:table-cell>
        </table:table-row>
        <table:table-row table:style-name="ro1">
          <table:table-cell office:value-type="float" office:value="84.123" calcext:value-type="float">
            <text:p>84.123</text:p>
          </table:table-cell>
          <table:table-cell office:value-type="float" office:value="13.2736" calcext:value-type="float">
            <text:p>13.2736</text:p>
          </table:table-cell>
          <table:table-cell table:formula="of:=[.B86]/[.$B$2]" office:value-type="float" office:value="0.857916610112527" calcext:value-type="float">
            <text:p>0.857916610112527</text:p>
          </table:table-cell>
          <table:table-cell table:formula="of:=-LN([.C86])" office:value-type="float" office:value="0.153248375228568" calcext:value-type="float">
            <text:p>0.153248375228568</text:p>
          </table:table-cell>
        </table:table-row>
        <table:table-row table:style-name="ro1">
          <table:table-cell office:value-type="float" office:value="85.123" calcext:value-type="float">
            <text:p>85.123</text:p>
          </table:table-cell>
          <table:table-cell office:value-type="float" office:value="13.2493" calcext:value-type="float">
            <text:p>13.2493</text:p>
          </table:table-cell>
          <table:table-cell table:formula="of:=[.B87]/[.$B$2]" office:value-type="float" office:value="0.856346020850704" calcext:value-type="float">
            <text:p>0.856346020850704</text:p>
          </table:table-cell>
          <table:table-cell table:formula="of:=-LN([.C87])" office:value-type="float" office:value="0.155080754553542" calcext:value-type="float">
            <text:p>0.155080754553542</text:p>
          </table:table-cell>
        </table:table-row>
        <table:table-row table:style-name="ro1">
          <table:table-cell office:value-type="float" office:value="86.123" calcext:value-type="float">
            <text:p>86.123</text:p>
          </table:table-cell>
          <table:table-cell office:value-type="float" office:value="13.2254" calcext:value-type="float">
            <text:p>13.2254</text:p>
          </table:table-cell>
          <table:table-cell table:formula="of:=[.B88]/[.$B$2]" office:value-type="float" office:value="0.854801284910063" calcext:value-type="float">
            <text:p>0.854801284910063</text:p>
          </table:table-cell>
          <table:table-cell table:formula="of:=-LN([.C88])" office:value-type="float" office:value="0.156886252367869" calcext:value-type="float">
            <text:p>0.156886252367869</text:p>
          </table:table-cell>
        </table:table-row>
        <table:table-row table:style-name="ro1">
          <table:table-cell office:value-type="float" office:value="87.124" calcext:value-type="float">
            <text:p>87.124</text:p>
          </table:table-cell>
          <table:table-cell office:value-type="float" office:value="13.2014" calcext:value-type="float">
            <text:p>13.2014</text:p>
          </table:table-cell>
          <table:table-cell table:formula="of:=[.B89]/[.$B$2]" office:value-type="float" office:value="0.853250085639126" calcext:value-type="float">
            <text:p>0.853250085639126</text:p>
          </table:table-cell>
          <table:table-cell table:formula="of:=-LN([.C89])" office:value-type="float" office:value="0.158702590827173" calcext:value-type="float">
            <text:p>0.158702590827173</text:p>
          </table:table-cell>
        </table:table-row>
        <table:table-row table:style-name="ro1">
          <table:table-cell office:value-type="float" office:value="88.124" calcext:value-type="float">
            <text:p>88.124</text:p>
          </table:table-cell>
          <table:table-cell office:value-type="float" office:value="13.1776" calcext:value-type="float">
            <text:p>13.1776</text:p>
          </table:table-cell>
          <table:table-cell table:formula="of:=[.B90]/[.$B$2]" office:value-type="float" office:value="0.851711813028781" calcext:value-type="float">
            <text:p>0.851711813028781</text:p>
          </table:table-cell>
          <table:table-cell table:formula="of:=-LN([.C90])" office:value-type="float" office:value="0.160507056990252" calcext:value-type="float">
            <text:p>0.160507056990252</text:p>
          </table:table-cell>
        </table:table-row>
        <table:table-row table:style-name="ro1">
          <table:table-cell office:value-type="float" office:value="89.124" calcext:value-type="float">
            <text:p>89.124</text:p>
          </table:table-cell>
          <table:table-cell office:value-type="float" office:value="13.1526" calcext:value-type="float">
            <text:p>13.1526</text:p>
          </table:table-cell>
          <table:table-cell table:formula="of:=[.B91]/[.$B$2]" office:value-type="float" office:value="0.850095980454889" calcext:value-type="float">
            <text:p>0.850095980454889</text:p>
          </table:table-cell>
          <table:table-cell table:formula="of:=-LN([.C91])" office:value-type="float" office:value="0.16240601769033" calcext:value-type="float">
            <text:p>0.16240601769033</text:p>
          </table:table-cell>
        </table:table-row>
        <table:table-row table:style-name="ro1">
          <table:table-cell office:value-type="float" office:value="90.124" calcext:value-type="float">
            <text:p>90.124</text:p>
          </table:table-cell>
          <table:table-cell office:value-type="float" office:value="13.1298" calcext:value-type="float">
            <text:p>13.1298</text:p>
          </table:table-cell>
          <table:table-cell table:formula="of:=[.B92]/[.$B$2]" office:value-type="float" office:value="0.8486223411475" calcext:value-type="float">
            <text:p>0.8486223411475</text:p>
          </table:table-cell>
          <table:table-cell table:formula="of:=-LN([.C92])" office:value-type="float" office:value="0.164141019495298" calcext:value-type="float">
            <text:p>0.164141019495298</text:p>
          </table:table-cell>
        </table:table-row>
        <table:table-row table:style-name="ro1">
          <table:table-cell office:value-type="float" office:value="91.123" calcext:value-type="float">
            <text:p>91.123</text:p>
          </table:table-cell>
          <table:table-cell office:value-type="float" office:value="13.106" calcext:value-type="float">
            <text:p>13.106</text:p>
          </table:table-cell>
          <table:table-cell table:formula="of:=[.B93]/[.$B$2]" office:value-type="float" office:value="0.847084068537155" calcext:value-type="float">
            <text:p>0.847084068537155</text:p>
          </table:table-cell>
          <table:table-cell table:formula="of:=-LN([.C93])" office:value-type="float" office:value="0.165955334784225" calcext:value-type="float">
            <text:p>0.165955334784225</text:p>
          </table:table-cell>
        </table:table-row>
        <table:table-row table:style-name="ro1">
          <table:table-cell office:value-type="float" office:value="92.123" calcext:value-type="float">
            <text:p>92.123</text:p>
          </table:table-cell>
          <table:table-cell office:value-type="float" office:value="13.0809" calcext:value-type="float">
            <text:p>13.0809</text:p>
          </table:table-cell>
          <table:table-cell table:formula="of:=[.B94]/[.$B$2]" office:value-type="float" office:value="0.845461772632967" calcext:value-type="float">
            <text:p>0.845461772632967</text:p>
          </table:table-cell>
          <table:table-cell table:formula="of:=-LN([.C94])" office:value-type="float" office:value="0.167872324400144" calcext:value-type="float">
            <text:p>0.167872324400144</text:p>
          </table:table-cell>
        </table:table-row>
        <table:table-row table:style-name="ro1">
          <table:table-cell office:value-type="float" office:value="93.123" calcext:value-type="float">
            <text:p>93.123</text:p>
          </table:table-cell>
          <table:table-cell office:value-type="float" office:value="13.0582" calcext:value-type="float">
            <text:p>13.0582</text:p>
          </table:table-cell>
          <table:table-cell table:formula="of:=[.B95]/[.$B$2]" office:value-type="float" office:value="0.843994596655873" calcext:value-type="float">
            <text:p>0.843994596655873</text:p>
          </table:table-cell>
          <table:table-cell table:formula="of:=-LN([.C95])" office:value-type="float" office:value="0.169609186473175" calcext:value-type="float">
            <text:p>0.169609186473175</text:p>
          </table:table-cell>
        </table:table-row>
        <table:table-row table:style-name="ro1">
          <table:table-cell office:value-type="float" office:value="94.124" calcext:value-type="float">
            <text:p>94.124</text:p>
          </table:table-cell>
          <table:table-cell office:value-type="float" office:value="13.0339" calcext:value-type="float">
            <text:p>13.0339</text:p>
          </table:table-cell>
          <table:table-cell table:formula="of:=[.B96]/[.$B$2]" office:value-type="float" office:value="0.84242400739405" calcext:value-type="float">
            <text:p>0.84242400739405</text:p>
          </table:table-cell>
          <table:table-cell table:formula="of:=-LN([.C96])" office:value-type="float" office:value="0.171471819762603" calcext:value-type="float">
            <text:p>0.171471819762603</text:p>
          </table:table-cell>
        </table:table-row>
        <table:table-row table:style-name="ro1">
          <table:table-cell office:value-type="float" office:value="95.124" calcext:value-type="float">
            <text:p>95.124</text:p>
          </table:table-cell>
          <table:table-cell office:value-type="float" office:value="13.0115" calcext:value-type="float">
            <text:p>13.0115</text:p>
          </table:table-cell>
          <table:table-cell table:formula="of:=[.B97]/[.$B$2]" office:value-type="float" office:value="0.840976221407843" calcext:value-type="float">
            <text:p>0.840976221407843</text:p>
          </table:table-cell>
          <table:table-cell table:formula="of:=-LN([.C97])" office:value-type="float" office:value="0.17319189359697" calcext:value-type="float">
            <text:p>0.17319189359697</text:p>
          </table:table-cell>
        </table:table-row>
        <table:table-row table:style-name="ro1">
          <table:table-cell office:value-type="float" office:value="96.124" calcext:value-type="float">
            <text:p>96.124</text:p>
          </table:table-cell>
          <table:table-cell office:value-type="float" office:value="12.9879" calcext:value-type="float">
            <text:p>12.9879</text:p>
          </table:table-cell>
          <table:table-cell table:formula="of:=[.B98]/[.$B$2]" office:value-type="float" office:value="0.839450875458089" calcext:value-type="float">
            <text:p>0.839450875458089</text:p>
          </table:table-cell>
          <table:table-cell table:formula="of:=-LN([.C98])" office:value-type="float" office:value="0.175007320605416" calcext:value-type="float">
            <text:p>0.175007320605416</text:p>
          </table:table-cell>
        </table:table-row>
        <table:table-row table:style-name="ro1">
          <table:table-cell office:value-type="float" office:value="97.123" calcext:value-type="float">
            <text:p>97.123</text:p>
          </table:table-cell>
          <table:table-cell office:value-type="float" office:value="12.9632" calcext:value-type="float">
            <text:p>12.9632</text:p>
          </table:table-cell>
          <table:table-cell table:formula="of:=[.B99]/[.$B$2]" office:value-type="float" office:value="0.837854432875083" calcext:value-type="float">
            <text:p>0.837854432875083</text:p>
          </table:table-cell>
          <table:table-cell table:formula="of:=-LN([.C99])" office:value-type="float" office:value="0.176910901375296" calcext:value-type="float">
            <text:p>0.176910901375296</text:p>
          </table:table-cell>
        </table:table-row>
        <table:table-row table:style-name="ro1">
          <table:table-cell office:value-type="float" office:value="98.123" calcext:value-type="float">
            <text:p>98.123</text:p>
          </table:table-cell>
          <table:table-cell office:value-type="float" office:value="12.9409" calcext:value-type="float">
            <text:p>12.9409</text:p>
          </table:table-cell>
          <table:table-cell table:formula="of:=[.B100]/[.$B$2]" office:value-type="float" office:value="0.836413110219172" calcext:value-type="float">
            <text:p>0.836413110219172</text:p>
          </table:table-cell>
          <table:table-cell table:formula="of:=-LN([.C100])" office:value-type="float" office:value="0.178632636969954" calcext:value-type="float">
            <text:p>0.178632636969954</text:p>
          </table:table-cell>
        </table:table-row>
        <table:table-row table:style-name="ro1">
          <table:table-cell office:value-type="float" office:value="99.124" calcext:value-type="float">
            <text:p>99.124</text:p>
          </table:table-cell>
          <table:table-cell office:value-type="float" office:value="12.9167" calcext:value-type="float">
            <text:p>12.9167</text:p>
          </table:table-cell>
          <table:table-cell table:formula="of:=[.B101]/[.$B$2]" office:value-type="float" office:value="0.834848984287644" calcext:value-type="float">
            <text:p>0.834848984287644</text:p>
          </table:table-cell>
          <table:table-cell table:formula="of:=-LN([.C101])" office:value-type="float" office:value="0.180504427628452" calcext:value-type="float">
            <text:p>0.180504427628452</text:p>
          </table:table-cell>
        </table:table-row>
        <table:table-row table:style-name="ro1">
          <table:table-cell office:value-type="float" office:value="100.124" calcext:value-type="float">
            <text:p>100.124</text:p>
          </table:table-cell>
          <table:table-cell office:value-type="float" office:value="12.8946" calcext:value-type="float">
            <text:p>12.8946</text:p>
          </table:table-cell>
          <table:table-cell table:formula="of:=[.B102]/[.$B$2]" office:value-type="float" office:value="0.833420588292324" calcext:value-type="float">
            <text:p>0.833420588292324</text:p>
          </table:table-cell>
          <table:table-cell table:formula="of:=-LN([.C102])" office:value-type="float" office:value="0.182216856324452" calcext:value-type="float">
            <text:p>0.182216856324452</text:p>
          </table:table-cell>
        </table:table-row>
        <table:table-row table:style-name="ro1">
          <table:table-cell office:value-type="float" office:value="101.124" calcext:value-type="float">
            <text:p>101.124</text:p>
          </table:table-cell>
          <table:table-cell office:value-type="float" office:value="12.8707" calcext:value-type="float">
            <text:p>12.8707</text:p>
          </table:table-cell>
          <table:table-cell table:formula="of:=[.B103]/[.$B$2]" office:value-type="float" office:value="0.831875852351683" calcext:value-type="float">
            <text:p>0.831875852351683</text:p>
          </table:table-cell>
          <table:table-cell table:formula="of:=-LN([.C103])" office:value-type="float" office:value="0.18407206521819" calcext:value-type="float">
            <text:p>0.18407206521819</text:p>
          </table:table-cell>
        </table:table-row>
        <table:table-row table:style-name="ro1">
          <table:table-cell office:value-type="float" office:value="102.123" calcext:value-type="float">
            <text:p>102.123</text:p>
          </table:table-cell>
          <table:table-cell office:value-type="float" office:value="12.8477" calcext:value-type="float">
            <text:p>12.8477</text:p>
          </table:table-cell>
          <table:table-cell table:formula="of:=[.B104]/[.$B$2]" office:value-type="float" office:value="0.830389286383702" calcext:value-type="float">
            <text:p>0.830389286383702</text:p>
          </table:table-cell>
          <table:table-cell table:formula="of:=-LN([.C104])" office:value-type="float" office:value="0.185860668407472" calcext:value-type="float">
            <text:p>0.185860668407472</text:p>
          </table:table-cell>
        </table:table-row>
        <table:table-row table:style-name="ro1">
          <table:table-cell office:value-type="float" office:value="103.123" calcext:value-type="float">
            <text:p>103.123</text:p>
          </table:table-cell>
          <table:table-cell office:value-type="float" office:value="12.8241" calcext:value-type="float">
            <text:p>12.8241</text:p>
          </table:table-cell>
          <table:table-cell table:formula="of:=[.B105]/[.$B$2]" office:value-type="float" office:value="0.828863940433948" calcext:value-type="float">
            <text:p>0.828863940433948</text:p>
          </table:table-cell>
          <table:table-cell table:formula="of:=-LN([.C105])" office:value-type="float" office:value="0.187699262245705" calcext:value-type="float">
            <text:p>0.187699262245705</text:p>
          </table:table-cell>
        </table:table-row>
        <table:table-row table:style-name="ro1">
          <table:table-cell office:value-type="float" office:value="104.124" calcext:value-type="float">
            <text:p>104.124</text:p>
          </table:table-cell>
          <table:table-cell office:value-type="float" office:value="12.801" calcext:value-type="float">
            <text:p>12.801</text:p>
          </table:table-cell>
          <table:table-cell table:formula="of:=[.B106]/[.$B$2]" office:value-type="float" office:value="0.827370911135672" calcext:value-type="float">
            <text:p>0.827370911135672</text:p>
          </table:table-cell>
          <table:table-cell table:formula="of:=-LN([.C106])" office:value-type="float" office:value="0.189502182527558" calcext:value-type="float">
            <text:p>0.189502182527558</text:p>
          </table:table-cell>
        </table:table-row>
        <table:table-row table:style-name="ro1">
          <table:table-cell office:value-type="float" office:value="105.123" calcext:value-type="float">
            <text:p>105.123</text:p>
          </table:table-cell>
          <table:table-cell office:value-type="float" office:value="12.7784" calcext:value-type="float">
            <text:p>12.7784</text:p>
          </table:table-cell>
          <table:table-cell table:formula="of:=[.B107]/[.$B$2]" office:value-type="float" office:value="0.825910198488873" calcext:value-type="float">
            <text:p>0.825910198488873</text:p>
          </table:table-cell>
          <table:table-cell table:formula="of:=-LN([.C107])" office:value-type="float" office:value="0.19126922990792" calcext:value-type="float">
            <text:p>0.19126922990792</text:p>
          </table:table-cell>
        </table:table-row>
        <table:table-row table:style-name="ro1">
          <table:table-cell office:value-type="float" office:value="106.123" calcext:value-type="float">
            <text:p>106.123</text:p>
          </table:table-cell>
          <table:table-cell office:value-type="float" office:value="12.7547" calcext:value-type="float">
            <text:p>12.7547</text:p>
          </table:table-cell>
          <table:table-cell table:formula="of:=[.B108]/[.$B$2]" office:value-type="float" office:value="0.824378389208824" calcext:value-type="float">
            <text:p>0.824378389208824</text:p>
          </table:table-cell>
          <table:table-cell table:formula="of:=-LN([.C108])" office:value-type="float" office:value="0.193125644272521" calcext:value-type="float">
            <text:p>0.193125644272521</text:p>
          </table:table-cell>
        </table:table-row>
        <table:table-row table:style-name="ro1">
          <table:table-cell office:value-type="float" office:value="107.124" calcext:value-type="float">
            <text:p>107.124</text:p>
          </table:table-cell>
          <table:table-cell office:value-type="float" office:value="12.7313" calcext:value-type="float">
            <text:p>12.7313</text:p>
          </table:table-cell>
          <table:table-cell table:formula="of:=[.B109]/[.$B$2]" office:value-type="float" office:value="0.822865969919661" calcext:value-type="float">
            <text:p>0.822865969919661</text:p>
          </table:table-cell>
          <table:table-cell table:formula="of:=-LN([.C109])" office:value-type="float" office:value="0.19496194707213" calcext:value-type="float">
            <text:p>0.19496194707213</text:p>
          </table:table-cell>
        </table:table-row>
        <table:table-row table:style-name="ro1">
          <table:table-cell office:value-type="float" office:value="108.123" calcext:value-type="float">
            <text:p>108.123</text:p>
          </table:table-cell>
          <table:table-cell office:value-type="float" office:value="12.7086" calcext:value-type="float">
            <text:p>12.7086</text:p>
          </table:table-cell>
          <table:table-cell table:formula="of:=[.B110]/[.$B$2]" office:value-type="float" office:value="0.821398793942567" calcext:value-type="float">
            <text:p>0.821398793942567</text:p>
          </table:table-cell>
          <table:table-cell table:formula="of:=-LN([.C110])" office:value-type="float" office:value="0.19674654575566" calcext:value-type="float">
            <text:p>0.19674654575566</text:p>
          </table:table-cell>
        </table:table-row>
        <table:table-row table:style-name="ro1">
          <table:table-cell office:value-type="float" office:value="109.124" calcext:value-type="float">
            <text:p>109.124</text:p>
          </table:table-cell>
          <table:table-cell office:value-type="float" office:value="12.6851" calcext:value-type="float">
            <text:p>12.6851</text:p>
          </table:table-cell>
          <table:table-cell table:formula="of:=[.B111]/[.$B$2]" office:value-type="float" office:value="0.819879911323108" calcext:value-type="float">
            <text:p>0.819879911323108</text:p>
          </table:table-cell>
          <table:table-cell table:formula="of:=-LN([.C111])" office:value-type="float" office:value="0.198597399054594" calcext:value-type="float">
            <text:p>0.198597399054594</text:p>
          </table:table-cell>
        </table:table-row>
        <table:table-row table:style-name="ro1">
          <table:table-cell office:value-type="float" office:value="110.123" calcext:value-type="float">
            <text:p>110.123</text:p>
          </table:table-cell>
          <table:table-cell office:value-type="float" office:value="12.6635" calcext:value-type="float">
            <text:p>12.6635</text:p>
          </table:table-cell>
          <table:table-cell table:formula="of:=[.B112]/[.$B$2]" office:value-type="float" office:value="0.818483831979266" calcext:value-type="float">
            <text:p>0.818483831979266</text:p>
          </table:table-cell>
          <table:table-cell table:formula="of:=-LN([.C112])" office:value-type="float" office:value="0.200301635598463" calcext:value-type="float">
            <text:p>0.200301635598463</text:p>
          </table:table-cell>
        </table:table-row>
        <table:table-row table:style-name="ro1">
          <table:table-cell office:value-type="float" office:value="111.123" calcext:value-type="float">
            <text:p>111.123</text:p>
          </table:table-cell>
          <table:table-cell office:value-type="float" office:value="12.6394" calcext:value-type="float">
            <text:p>12.6394</text:p>
          </table:table-cell>
          <table:table-cell table:formula="of:=[.B113]/[.$B$2]" office:value-type="float" office:value="0.816926169378034" calcext:value-type="float">
            <text:p>0.816926169378034</text:p>
          </table:table-cell>
          <table:table-cell table:formula="of:=-LN([.C113])" office:value-type="float" office:value="0.202206556163907" calcext:value-type="float">
            <text:p>0.202206556163907</text:p>
          </table:table-cell>
        </table:table-row>
        <table:table-row table:style-name="ro1">
          <table:table-cell office:value-type="float" office:value="112.124" calcext:value-type="float">
            <text:p>112.124</text:p>
          </table:table-cell>
          <table:table-cell office:value-type="float" office:value="12.6169" calcext:value-type="float">
            <text:p>12.6169</text:p>
          </table:table-cell>
          <table:table-cell table:formula="of:=[.B114]/[.$B$2]" office:value-type="float" office:value="0.815471920061531" calcext:value-type="float">
            <text:p>0.815471920061531</text:p>
          </table:table-cell>
          <table:table-cell table:formula="of:=-LN([.C114])" office:value-type="float" office:value="0.203988290301713" calcext:value-type="float">
            <text:p>0.203988290301713</text:p>
          </table:table-cell>
        </table:table-row>
        <table:table-row table:style-name="ro1">
          <table:table-cell office:value-type="float" office:value="113.123" calcext:value-type="float">
            <text:p>113.123</text:p>
          </table:table-cell>
          <table:table-cell office:value-type="float" office:value="12.5941" calcext:value-type="float">
            <text:p>12.5941</text:p>
          </table:table-cell>
          <table:table-cell table:formula="of:=[.B115]/[.$B$2]" office:value-type="float" office:value="0.813998280754141" calcext:value-type="float">
            <text:p>0.813998280754141</text:p>
          </table:table-cell>
          <table:table-cell table:formula="of:=-LN([.C115])" office:value-type="float" office:value="0.205797025077477" calcext:value-type="float">
            <text:p>0.205797025077477</text:p>
          </table:table-cell>
        </table:table-row>
        <table:table-row table:style-name="ro1">
          <table:table-cell office:value-type="float" office:value="114.124" calcext:value-type="float">
            <text:p>114.124</text:p>
          </table:table-cell>
          <table:table-cell office:value-type="float" office:value="12.57" calcext:value-type="float">
            <text:p>12.57</text:p>
          </table:table-cell>
          <table:table-cell table:formula="of:=[.B116]/[.$B$2]" office:value-type="float" office:value="0.81244061815291" calcext:value-type="float">
            <text:p>0.81244061815291</text:p>
          </table:table-cell>
          <table:table-cell table:formula="of:=-LN([.C116])" office:value-type="float" office:value="0.207712452799374" calcext:value-type="float">
            <text:p>0.207712452799374</text:p>
          </table:table-cell>
        </table:table-row>
        <table:table-row table:style-name="ro1">
          <table:table-cell office:value-type="float" office:value="115.123" calcext:value-type="float">
            <text:p>115.123</text:p>
          </table:table-cell>
          <table:table-cell office:value-type="float" office:value="12.5483" calcext:value-type="float">
            <text:p>12.5483</text:p>
          </table:table-cell>
          <table:table-cell table:formula="of:=[.B117]/[.$B$2]" office:value-type="float" office:value="0.811038075478771" calcext:value-type="float">
            <text:p>0.811038075478771</text:p>
          </table:table-cell>
          <table:table-cell table:formula="of:=-LN([.C117])" office:value-type="float" office:value="0.209440277166354" calcext:value-type="float">
            <text:p>0.209440277166354</text:p>
          </table:table-cell>
        </table:table-row>
        <table:table-row table:style-name="ro1">
          <table:table-cell office:value-type="float" office:value="116.123" calcext:value-type="float">
            <text:p>116.123</text:p>
          </table:table-cell>
          <table:table-cell office:value-type="float" office:value="12.5255" calcext:value-type="float">
            <text:p>12.5255</text:p>
          </table:table-cell>
          <table:table-cell table:formula="of:=[.B118]/[.$B$2]" office:value-type="float" office:value="0.809564436171382" calcext:value-type="float">
            <text:p>0.809564436171382</text:p>
          </table:table-cell>
          <table:table-cell table:formula="of:=-LN([.C118])" office:value-type="float" office:value="0.211258909067709" calcext:value-type="float">
            <text:p>0.211258909067709</text:p>
          </table:table-cell>
        </table:table-row>
        <table:table-row table:style-name="ro1">
          <table:table-cell office:value-type="float" office:value="117.124" calcext:value-type="float">
            <text:p>117.124</text:p>
          </table:table-cell>
          <table:table-cell office:value-type="float" office:value="12.5017" calcext:value-type="float">
            <text:p>12.5017</text:p>
          </table:table-cell>
          <table:table-cell table:formula="of:=[.B119]/[.$B$2]" office:value-type="float" office:value="0.808026163561036" calcext:value-type="float">
            <text:p>0.808026163561036</text:p>
          </table:table-cell>
          <table:table-cell table:formula="of:=-LN([.C119])" office:value-type="float" office:value="0.213160840340436" calcext:value-type="float">
            <text:p>0.213160840340436</text:p>
          </table:table-cell>
        </table:table-row>
        <table:table-row table:style-name="ro1">
          <table:table-cell office:value-type="float" office:value="118.124" calcext:value-type="float">
            <text:p>118.124</text:p>
          </table:table-cell>
          <table:table-cell office:value-type="float" office:value="12.4794" calcext:value-type="float">
            <text:p>12.4794</text:p>
          </table:table-cell>
          <table:table-cell table:formula="of:=[.B120]/[.$B$2]" office:value-type="float" office:value="0.806584840905125" calcext:value-type="float">
            <text:p>0.806584840905125</text:p>
          </table:table-cell>
          <table:table-cell table:formula="of:=-LN([.C120])" office:value-type="float" office:value="0.214946190539058" calcext:value-type="float">
            <text:p>0.214946190539058</text:p>
          </table:table-cell>
        </table:table-row>
        <table:table-row table:style-name="ro1">
          <table:table-cell office:value-type="float" office:value="119.124" calcext:value-type="float">
            <text:p>119.124</text:p>
          </table:table-cell>
          <table:table-cell office:value-type="float" office:value="12.4566" calcext:value-type="float">
            <text:p>12.4566</text:p>
          </table:table-cell>
          <table:table-cell table:formula="of:=[.B121]/[.$B$2]" office:value-type="float" office:value="0.805111201597735" calcext:value-type="float">
            <text:p>0.805111201597735</text:p>
          </table:table-cell>
          <table:table-cell table:formula="of:=-LN([.C121])" office:value-type="float" office:value="0.216774872473109" calcext:value-type="float">
            <text:p>0.216774872473109</text:p>
          </table:table-cell>
        </table:table-row>
        <table:table-row table:style-name="ro1">
          <table:table-cell office:value-type="float" office:value="120.123" calcext:value-type="float">
            <text:p>120.123</text:p>
          </table:table-cell>
          <table:table-cell office:value-type="float" office:value="12.4344" calcext:value-type="float">
            <text:p>12.4344</text:p>
          </table:table-cell>
          <table:table-cell table:formula="of:=[.B122]/[.$B$2]" office:value-type="float" office:value="0.803676342272119" calcext:value-type="float">
            <text:p>0.803676342272119</text:p>
          </table:table-cell>
          <table:table-cell table:formula="of:=-LN([.C122])" office:value-type="float" office:value="0.218558650214979" calcext:value-type="float">
            <text:p>0.218558650214979</text:p>
          </table:table-cell>
        </table:table-row>
        <table:table-row table:style-name="ro1">
          <table:table-cell office:value-type="float" office:value="121.123" calcext:value-type="float">
            <text:p>121.123</text:p>
          </table:table-cell>
          <table:table-cell office:value-type="float" office:value="12.4126" calcext:value-type="float">
            <text:p>12.4126</text:p>
          </table:table-cell>
          <table:table-cell table:formula="of:=[.B123]/[.$B$2]" office:value-type="float" office:value="0.802267336267685" calcext:value-type="float">
            <text:p>0.802267336267685</text:p>
          </table:table-cell>
          <table:table-cell table:formula="of:=-LN([.C123])" office:value-type="float" office:value="0.220313389667928" calcext:value-type="float">
            <text:p>0.220313389667928</text:p>
          </table:table-cell>
        </table:table-row>
        <table:table-row table:style-name="ro1">
          <table:table-cell office:value-type="float" office:value="122.124" calcext:value-type="float">
            <text:p>122.124</text:p>
          </table:table-cell>
          <table:table-cell office:value-type="float" office:value="12.3865" calcext:value-type="float">
            <text:p>12.3865</text:p>
          </table:table-cell>
          <table:table-cell table:formula="of:=[.B124]/[.$B$2]" office:value-type="float" office:value="0.800580407060542" calcext:value-type="float">
            <text:p>0.800580407060542</text:p>
          </table:table-cell>
          <table:table-cell table:formula="of:=-LN([.C124])" office:value-type="float" office:value="0.222418305542836" calcext:value-type="float">
            <text:p>0.222418305542836</text:p>
          </table:table-cell>
        </table:table-row>
        <table:table-row table:style-name="ro1">
          <table:table-cell office:value-type="float" office:value="123.123" calcext:value-type="float">
            <text:p>123.123</text:p>
          </table:table-cell>
          <table:table-cell office:value-type="float" office:value="12.3668" calcext:value-type="float">
            <text:p>12.3668</text:p>
          </table:table-cell>
          <table:table-cell table:formula="of:=[.B125]/[.$B$2]" office:value-type="float" office:value="0.799307130992315" calcext:value-type="float">
            <text:p>0.799307130992315</text:p>
          </table:table-cell>
          <table:table-cell table:formula="of:=-LN([.C125])" office:value-type="float" office:value="0.224010012843213" calcext:value-type="float">
            <text:p>0.224010012843213</text:p>
          </table:table-cell>
        </table:table-row>
        <table:table-row table:style-name="ro1">
          <table:table-cell office:value-type="float" office:value="124.124" calcext:value-type="float">
            <text:p>124.124</text:p>
          </table:table-cell>
          <table:table-cell office:value-type="float" office:value="12.3438" calcext:value-type="float">
            <text:p>12.3438</text:p>
          </table:table-cell>
          <table:table-cell table:formula="of:=[.B126]/[.$B$2]" office:value-type="float" office:value="0.797820565024334" calcext:value-type="float">
            <text:p>0.797820565024334</text:p>
          </table:table-cell>
          <table:table-cell table:formula="of:=-LN([.C126])" office:value-type="float" office:value="0.225871562675427" calcext:value-type="float">
            <text:p>0.225871562675427</text:p>
          </table:table-cell>
        </table:table-row>
        <table:table-row table:style-name="ro1">
          <table:table-cell office:value-type="float" office:value="125.123" calcext:value-type="float">
            <text:p>125.123</text:p>
          </table:table-cell>
          <table:table-cell office:value-type="float" office:value="12.3211" calcext:value-type="float">
            <text:p>12.3211</text:p>
          </table:table-cell>
          <table:table-cell table:formula="of:=[.B127]/[.$B$2]" office:value-type="float" office:value="0.796353389047241" calcext:value-type="float">
            <text:p>0.796353389047241</text:p>
          </table:table-cell>
          <table:table-cell table:formula="of:=-LN([.C127])" office:value-type="float" office:value="0.227712235567603" calcext:value-type="float">
            <text:p>0.227712235567603</text:p>
          </table:table-cell>
        </table:table-row>
        <table:table-row table:style-name="ro1">
          <table:table-cell office:value-type="float" office:value="126.124" calcext:value-type="float">
            <text:p>126.124</text:p>
          </table:table-cell>
          <table:table-cell office:value-type="float" office:value="12.2989" calcext:value-type="float">
            <text:p>12.2989</text:p>
          </table:table-cell>
          <table:table-cell table:formula="of:=[.B128]/[.$B$2]" office:value-type="float" office:value="0.794918529721624" calcext:value-type="float">
            <text:p>0.794918529721624</text:p>
          </table:table-cell>
          <table:table-cell table:formula="of:=-LN([.C128])" office:value-type="float" office:value="0.229515647916648" calcext:value-type="float">
            <text:p>0.229515647916648</text:p>
          </table:table-cell>
        </table:table-row>
        <table:table-row table:style-name="ro1">
          <table:table-cell office:value-type="float" office:value="127.123" calcext:value-type="float">
            <text:p>127.123</text:p>
          </table:table-cell>
          <table:table-cell office:value-type="float" office:value="12.2774" calcext:value-type="float">
            <text:p>12.2774</text:p>
          </table:table-cell>
          <table:table-cell table:formula="of:=[.B129]/[.$B$2]" office:value-type="float" office:value="0.793528913708077" calcext:value-type="float">
            <text:p>0.793528913708077</text:p>
          </table:table-cell>
          <table:table-cell table:formula="of:=-LN([.C129])" office:value-type="float" office:value="0.231265301484094" calcext:value-type="float">
            <text:p>0.231265301484094</text:p>
          </table:table-cell>
        </table:table-row>
        <table:table-row table:style-name="ro1">
          <table:table-cell office:value-type="float" office:value="128.124" calcext:value-type="float">
            <text:p>128.124</text:p>
          </table:table-cell>
          <table:table-cell office:value-type="float" office:value="12.2547" calcext:value-type="float">
            <text:p>12.2547</text:p>
          </table:table-cell>
          <table:table-cell table:formula="of:=[.B130]/[.$B$2]" office:value-type="float" office:value="0.792061737730983" calcext:value-type="float">
            <text:p>0.792061737730983</text:p>
          </table:table-cell>
          <table:table-cell table:formula="of:=-LN([.C130])" office:value-type="float" office:value="0.233115938525251" calcext:value-type="float">
            <text:p>0.233115938525251</text:p>
          </table:table-cell>
        </table:table-row>
        <table:table-row table:style-name="ro1">
          <table:table-cell office:value-type="float" office:value="129.123" calcext:value-type="float">
            <text:p>129.123</text:p>
          </table:table-cell>
          <table:table-cell office:value-type="float" office:value="12.2317" calcext:value-type="float">
            <text:p>12.2317</text:p>
          </table:table-cell>
          <table:table-cell table:formula="of:=[.B131]/[.$B$2]" office:value-type="float" office:value="0.790575171763003" calcext:value-type="float">
            <text:p>0.790575171763003</text:p>
          </table:table-cell>
          <table:table-cell table:formula="of:=-LN([.C131])" office:value-type="float" office:value="0.234994532909411" calcext:value-type="float">
            <text:p>0.234994532909411</text:p>
          </table:table-cell>
        </table:table-row>
        <table:table-row table:style-name="ro1">
          <table:table-cell office:value-type="float" office:value="130.124" calcext:value-type="float">
            <text:p>130.124</text:p>
          </table:table-cell>
          <table:table-cell office:value-type="float" office:value="12.2106" calcext:value-type="float">
            <text:p>12.2106</text:p>
          </table:table-cell>
          <table:table-cell table:formula="of:=[.B132]/[.$B$2]" office:value-type="float" office:value="0.789211409070638" calcext:value-type="float">
            <text:p>0.789211409070638</text:p>
          </table:table-cell>
          <table:table-cell table:formula="of:=-LN([.C132])" office:value-type="float" office:value="0.23672104843711" calcext:value-type="float">
            <text:p>0.23672104843711</text:p>
          </table:table-cell>
        </table:table-row>
        <table:table-row table:style-name="ro1">
          <table:table-cell office:value-type="float" office:value="131.123" calcext:value-type="float">
            <text:p>131.123</text:p>
          </table:table-cell>
          <table:table-cell office:value-type="float" office:value="12.1878" calcext:value-type="float">
            <text:p>12.1878</text:p>
          </table:table-cell>
          <table:table-cell table:formula="of:=[.B133]/[.$B$2]" office:value-type="float" office:value="0.787737769763248" calcext:value-type="float">
            <text:p>0.787737769763248</text:p>
          </table:table-cell>
          <table:table-cell table:formula="of:=-LN([.C133])" office:value-type="float" office:value="0.238590023995903" calcext:value-type="float">
            <text:p>0.238590023995903</text:p>
          </table:table-cell>
        </table:table-row>
        <table:table-row table:style-name="ro1">
          <table:table-cell office:value-type="float" office:value="132.124" calcext:value-type="float">
            <text:p>132.124</text:p>
          </table:table-cell>
          <table:table-cell office:value-type="float" office:value="12.1639" calcext:value-type="float">
            <text:p>12.1639</text:p>
          </table:table-cell>
          <table:table-cell table:formula="of:=[.B134]/[.$B$2]" office:value-type="float" office:value="0.786193033822607" calcext:value-type="float">
            <text:p>0.786193033822607</text:p>
          </table:table-cell>
          <table:table-cell table:formula="of:=-LN([.C134])" office:value-type="float" office:value="0.240552926600145" calcext:value-type="float">
            <text:p>0.240552926600145</text:p>
          </table:table-cell>
        </table:table-row>
        <table:table-row table:style-name="ro1">
          <table:table-cell office:value-type="float" office:value="133.123" calcext:value-type="float">
            <text:p>133.123</text:p>
          </table:table-cell>
          <table:table-cell office:value-type="float" office:value="12.1436" calcext:value-type="float">
            <text:p>12.1436</text:p>
          </table:table-cell>
          <table:table-cell table:formula="of:=[.B135]/[.$B$2]" office:value-type="float" office:value="0.784880977772607" calcext:value-type="float">
            <text:p>0.784880977772607</text:p>
          </table:table-cell>
          <table:table-cell table:formula="of:=-LN([.C135])" office:value-type="float" office:value="0.242223193367143" calcext:value-type="float">
            <text:p>0.242223193367143</text:p>
          </table:table-cell>
        </table:table-row>
        <table:table-row table:style-name="ro1">
          <table:table-cell office:value-type="float" office:value="134.124" calcext:value-type="float">
            <text:p>134.124</text:p>
          </table:table-cell>
          <table:table-cell office:value-type="float" office:value="12.1213" calcext:value-type="float">
            <text:p>12.1213</text:p>
          </table:table-cell>
          <table:table-cell table:formula="of:=[.B136]/[.$B$2]" office:value-type="float" office:value="0.783439655116695" calcext:value-type="float">
            <text:p>0.783439655116695</text:p>
          </table:table-cell>
          <table:table-cell table:formula="of:=-LN([.C136])" office:value-type="float" office:value="0.24406123978631" calcext:value-type="float">
            <text:p>0.24406123978631</text:p>
          </table:table-cell>
        </table:table-row>
        <table:table-row table:style-name="ro1">
          <table:table-cell office:value-type="float" office:value="135.123" calcext:value-type="float">
            <text:p>135.123</text:p>
          </table:table-cell>
          <table:table-cell office:value-type="float" office:value="12.1002" calcext:value-type="float">
            <text:p>12.1002</text:p>
          </table:table-cell>
          <table:table-cell table:formula="of:=[.B137]/[.$B$2]" office:value-type="float" office:value="0.782075892424331" calcext:value-type="float">
            <text:p>0.782075892424331</text:p>
          </table:table-cell>
          <table:table-cell table:formula="of:=-LN([.C137])" office:value-type="float" office:value="0.245803494009816" calcext:value-type="float">
            <text:p>0.245803494009816</text:p>
          </table:table-cell>
        </table:table-row>
        <table:table-row table:style-name="ro1">
          <table:table-cell office:value-type="float" office:value="136.123" calcext:value-type="float">
            <text:p>136.123</text:p>
          </table:table-cell>
          <table:table-cell office:value-type="float" office:value="12.0781" calcext:value-type="float">
            <text:p>12.0781</text:p>
          </table:table-cell>
          <table:table-cell table:formula="of:=[.B138]/[.$B$2]" office:value-type="float" office:value="0.78064749642901" calcext:value-type="float">
            <text:p>0.78064749642901</text:p>
          </table:table-cell>
          <table:table-cell table:formula="of:=-LN([.C138])" office:value-type="float" office:value="0.24763158003362" calcext:value-type="float">
            <text:p>0.24763158003362</text:p>
          </table:table-cell>
        </table:table-row>
        <table:table-row table:style-name="ro1">
          <table:table-cell office:value-type="float" office:value="137.123" calcext:value-type="float">
            <text:p>137.123</text:p>
          </table:table-cell>
          <table:table-cell office:value-type="float" office:value="12.0554" calcext:value-type="float">
            <text:p>12.0554</text:p>
          </table:table-cell>
          <table:table-cell table:formula="of:=[.B139]/[.$B$2]" office:value-type="float" office:value="0.779180320451916" calcext:value-type="float">
            <text:p>0.779180320451916</text:p>
          </table:table-cell>
          <table:table-cell table:formula="of:=-LN([.C139])" office:value-type="float" office:value="0.249512783066289" calcext:value-type="float">
            <text:p>0.249512783066289</text:p>
          </table:table-cell>
        </table:table-row>
        <table:table-row table:style-name="ro1">
          <table:table-cell office:value-type="float" office:value="138.124" calcext:value-type="float">
            <text:p>138.124</text:p>
          </table:table-cell>
          <table:table-cell office:value-type="float" office:value="12.0346" calcext:value-type="float">
            <text:p>12.0346</text:p>
          </table:table-cell>
          <table:table-cell table:formula="of:=[.B140]/[.$B$2]" office:value-type="float" office:value="0.777835947750438" calcext:value-type="float">
            <text:p>0.777835947750438</text:p>
          </table:table-cell>
          <table:table-cell table:formula="of:=-LN([.C140])" office:value-type="float" office:value="0.251239641112687" calcext:value-type="float">
            <text:p>0.251239641112687</text:p>
          </table:table-cell>
        </table:table-row>
        <table:table-row table:style-name="ro1">
          <table:table-cell office:value-type="float" office:value="139.123" calcext:value-type="float">
            <text:p>139.123</text:p>
          </table:table-cell>
          <table:table-cell office:value-type="float" office:value="12.0125" calcext:value-type="float">
            <text:p>12.0125</text:p>
          </table:table-cell>
          <table:table-cell table:formula="of:=[.B141]/[.$B$2]" office:value-type="float" office:value="0.776407551755117" calcext:value-type="float">
            <text:p>0.776407551755117</text:p>
          </table:table-cell>
          <table:table-cell table:formula="of:=-LN([.C141])" office:value-type="float" office:value="0.253077701105119" calcext:value-type="float">
            <text:p>0.253077701105119</text:p>
          </table:table-cell>
        </table:table-row>
        <table:table-row table:style-name="ro1">
          <table:table-cell office:value-type="float" office:value="140.124" calcext:value-type="float">
            <text:p>140.124</text:p>
          </table:table-cell>
          <table:table-cell office:value-type="float" office:value="11.9908" calcext:value-type="float">
            <text:p>11.9908</text:p>
          </table:table-cell>
          <table:table-cell table:formula="of:=[.B142]/[.$B$2]" office:value-type="float" office:value="0.775005009080979" calcext:value-type="float">
            <text:p>0.775005009080979</text:p>
          </table:table-cell>
          <table:table-cell table:formula="of:=-LN([.C142])" office:value-type="float" office:value="0.254885786319382" calcext:value-type="float">
            <text:p>0.254885786319382</text:p>
          </table:table-cell>
        </table:table-row>
        <table:table-row table:style-name="ro1">
          <table:table-cell office:value-type="float" office:value="141.123" calcext:value-type="float">
            <text:p>141.123</text:p>
          </table:table-cell>
          <table:table-cell office:value-type="float" office:value="11.9699" calcext:value-type="float">
            <text:p>11.9699</text:p>
          </table:table-cell>
          <table:table-cell table:formula="of:=[.B143]/[.$B$2]" office:value-type="float" office:value="0.773654173049205" calcext:value-type="float">
            <text:p>0.773654173049205</text:p>
          </table:table-cell>
          <table:table-cell table:formula="of:=-LN([.C143])" office:value-type="float" office:value="0.256630310085426" calcext:value-type="float">
            <text:p>0.256630310085426</text:p>
          </table:table-cell>
        </table:table-row>
        <table:table-row table:style-name="ro1">
          <table:table-cell office:value-type="float" office:value="142.124" calcext:value-type="float">
            <text:p>142.124</text:p>
          </table:table-cell>
          <table:table-cell office:value-type="float" office:value="11.9487" calcext:value-type="float">
            <text:p>11.9487</text:p>
          </table:table-cell>
          <table:table-cell table:formula="of:=[.B144]/[.$B$2]" office:value-type="float" office:value="0.772283947026545" calcext:value-type="float">
            <text:p>0.772283947026545</text:p>
          </table:table-cell>
          <table:table-cell table:formula="of:=-LN([.C144])" office:value-type="float" office:value="0.258402989552582" calcext:value-type="float">
            <text:p>0.258402989552582</text:p>
          </table:table-cell>
        </table:table-row>
        <table:table-row table:style-name="ro1">
          <table:table-cell office:value-type="float" office:value="143.123" calcext:value-type="float">
            <text:p>143.123</text:p>
          </table:table-cell>
          <table:table-cell office:value-type="float" office:value="11.9266" calcext:value-type="float">
            <text:p>11.9266</text:p>
          </table:table-cell>
          <table:table-cell table:formula="of:=[.B145]/[.$B$2]" office:value-type="float" office:value="0.770855551031224" calcext:value-type="float">
            <text:p>0.770855551031224</text:p>
          </table:table-cell>
          <table:table-cell table:formula="of:=-LN([.C145])" office:value-type="float" office:value="0.260254275719614" calcext:value-type="float">
            <text:p>0.260254275719614</text:p>
          </table:table-cell>
        </table:table-row>
        <table:table-row table:style-name="ro1">
          <table:table-cell office:value-type="float" office:value="144.123" calcext:value-type="float">
            <text:p>144.123</text:p>
          </table:table-cell>
          <table:table-cell office:value-type="float" office:value="11.9043" calcext:value-type="float">
            <text:p>11.9043</text:p>
          </table:table-cell>
          <table:table-cell table:formula="of:=[.B146]/[.$B$2]" office:value-type="float" office:value="0.769414228375313" calcext:value-type="float">
            <text:p>0.769414228375313</text:p>
          </table:table-cell>
          <table:table-cell table:formula="of:=-LN([.C146])" office:value-type="float" office:value="0.262125796015446" calcext:value-type="float">
            <text:p>0.262125796015446</text:p>
          </table:table-cell>
        </table:table-row>
        <table:table-row table:style-name="ro1">
          <table:table-cell office:value-type="float" office:value="145.124" calcext:value-type="float">
            <text:p>145.124</text:p>
          </table:table-cell>
          <table:table-cell office:value-type="float" office:value="11.8837" calcext:value-type="float">
            <text:p>11.8837</text:p>
          </table:table-cell>
          <table:table-cell table:formula="of:=[.B147]/[.$B$2]" office:value-type="float" office:value="0.768082782334426" calcext:value-type="float">
            <text:p>0.768082782334426</text:p>
          </table:table-cell>
          <table:table-cell table:formula="of:=-LN([.C147])" office:value-type="float" office:value="0.263857762145385" calcext:value-type="float">
            <text:p>0.263857762145385</text:p>
          </table:table-cell>
        </table:table-row>
        <table:table-row table:style-name="ro1">
          <table:table-cell office:value-type="float" office:value="146.124" calcext:value-type="float">
            <text:p>146.124</text:p>
          </table:table-cell>
          <table:table-cell office:value-type="float" office:value="11.8617" calcext:value-type="float">
            <text:p>11.8617</text:p>
          </table:table-cell>
          <table:table-cell table:formula="of:=[.B148]/[.$B$2]" office:value-type="float" office:value="0.766660849669401" calcext:value-type="float">
            <text:p>0.766660849669401</text:p>
          </table:table-cell>
          <table:table-cell table:formula="of:=-LN([.C148])" office:value-type="float" office:value="0.265710753149528" calcext:value-type="float">
            <text:p>0.265710753149528</text:p>
          </table:table-cell>
        </table:table-row>
        <table:table-row table:style-name="ro1">
          <table:table-cell office:value-type="float" office:value="147.123" calcext:value-type="float">
            <text:p>147.123</text:p>
          </table:table-cell>
          <table:table-cell office:value-type="float" office:value="11.8408" calcext:value-type="float">
            <text:p>11.8408</text:p>
          </table:table-cell>
          <table:table-cell table:formula="of:=[.B149]/[.$B$2]" office:value-type="float" office:value="0.765310013637627" calcext:value-type="float">
            <text:p>0.765310013637627</text:p>
          </table:table-cell>
          <table:table-cell table:formula="of:=-LN([.C149])" office:value-type="float" office:value="0.267474280660688" calcext:value-type="float">
            <text:p>0.267474280660688</text:p>
          </table:table-cell>
        </table:table-row>
        <table:table-row table:style-name="ro1">
          <table:table-cell office:value-type="float" office:value="148.124" calcext:value-type="float">
            <text:p>148.124</text:p>
          </table:table-cell>
          <table:table-cell office:value-type="float" office:value="11.8204" calcext:value-type="float">
            <text:p>11.8204</text:p>
          </table:table-cell>
          <table:table-cell table:formula="of:=[.B150]/[.$B$2]" office:value-type="float" office:value="0.763991494257331" calcext:value-type="float">
            <text:p>0.763991494257331</text:p>
          </table:table-cell>
          <table:table-cell table:formula="of:=-LN([.C150])" office:value-type="float" office:value="0.269198623048623" calcext:value-type="float">
            <text:p>0.269198623048623</text:p>
          </table:table-cell>
        </table:table-row>
        <table:table-row table:style-name="ro1">
          <table:table-cell office:value-type="float" office:value="149.124" calcext:value-type="float">
            <text:p>149.124</text:p>
          </table:table-cell>
          <table:table-cell office:value-type="float" office:value="11.7995" calcext:value-type="float">
            <text:p>11.7995</text:p>
          </table:table-cell>
          <table:table-cell table:formula="of:=[.B151]/[.$B$2]" office:value-type="float" office:value="0.762640658225557" calcext:value-type="float">
            <text:p>0.762640658225557</text:p>
          </table:table-cell>
          <table:table-cell table:formula="of:=-LN([.C151])" office:value-type="float" office:value="0.270968317709023" calcext:value-type="float">
            <text:p>0.270968317709023</text:p>
          </table:table-cell>
        </table:table-row>
        <table:table-row table:style-name="ro1">
          <table:table-cell office:value-type="float" office:value="150.123" calcext:value-type="float">
            <text:p>150.123</text:p>
          </table:table-cell>
          <table:table-cell office:value-type="float" office:value="11.7776" calcext:value-type="float">
            <text:p>11.7776</text:p>
          </table:table-cell>
          <table:table-cell table:formula="of:=[.B152]/[.$B$2]" office:value-type="float" office:value="0.761225188890828" calcext:value-type="float">
            <text:p>0.761225188890828</text:p>
          </table:table-cell>
          <table:table-cell table:formula="of:=-LN([.C152])" office:value-type="float" office:value="0.272826053079226" calcext:value-type="float">
            <text:p>0.272826053079226</text:p>
          </table:table-cell>
        </table:table-row>
        <table:table-row table:style-name="ro1">
          <table:table-cell office:value-type="float" office:value="151.123" calcext:value-type="float">
            <text:p>151.123</text:p>
          </table:table-cell>
          <table:table-cell office:value-type="float" office:value="11.7556" calcext:value-type="float">
            <text:p>11.7556</text:p>
          </table:table-cell>
          <table:table-cell table:formula="of:=[.B153]/[.$B$2]" office:value-type="float" office:value="0.759803256225803" calcext:value-type="float">
            <text:p>0.759803256225803</text:p>
          </table:table-cell>
          <table:table-cell table:formula="of:=-LN([.C153])" office:value-type="float" office:value="0.274695752602361" calcext:value-type="float">
            <text:p>0.274695752602361</text:p>
          </table:table-cell>
        </table:table-row>
        <table:table-row table:style-name="ro1">
          <table:table-cell office:value-type="float" office:value="152.123" calcext:value-type="float">
            <text:p>152.123</text:p>
          </table:table-cell>
          <table:table-cell office:value-type="float" office:value="11.7356" calcext:value-type="float">
            <text:p>11.7356</text:p>
          </table:table-cell>
          <table:table-cell table:formula="of:=[.B154]/[.$B$2]" office:value-type="float" office:value="0.758510590166689" calcext:value-type="float">
            <text:p>0.758510590166689</text:p>
          </table:table-cell>
          <table:table-cell table:formula="of:=-LN([.C154])" office:value-type="float" office:value="0.276398518304611" calcext:value-type="float">
            <text:p>0.276398518304611</text:p>
          </table:table-cell>
        </table:table-row>
        <table:table-row table:style-name="ro1">
          <table:table-cell office:value-type="float" office:value="153.123" calcext:value-type="float">
            <text:p>153.123</text:p>
          </table:table-cell>
          <table:table-cell office:value-type="float" office:value="11.7142" calcext:value-type="float">
            <text:p>11.7142</text:p>
          </table:table-cell>
          <table:table-cell table:formula="of:=[.B155]/[.$B$2]" office:value-type="float" office:value="0.757127437483438" calcext:value-type="float">
            <text:p>0.757127437483438</text:p>
          </table:table-cell>
          <table:table-cell table:formula="of:=-LN([.C155])" office:value-type="float" office:value="0.278223694292531" calcext:value-type="float">
            <text:p>0.278223694292531</text:p>
          </table:table-cell>
        </table:table-row>
        <table:table-row table:style-name="ro1">
          <table:table-cell office:value-type="float" office:value="154.123" calcext:value-type="float">
            <text:p>154.123</text:p>
          </table:table-cell>
          <table:table-cell office:value-type="float" office:value="11.6936" calcext:value-type="float">
            <text:p>11.6936</text:p>
          </table:table-cell>
          <table:table-cell table:formula="of:=[.B156]/[.$B$2]" office:value-type="float" office:value="0.755795991442551" calcext:value-type="float">
            <text:p>0.755795991442551</text:p>
          </table:table-cell>
          <table:table-cell table:formula="of:=-LN([.C156])" office:value-type="float" office:value="0.279983791808584" calcext:value-type="float">
            <text:p>0.279983791808584</text:p>
          </table:table-cell>
        </table:table-row>
        <table:table-row table:style-name="ro1">
          <table:table-cell office:value-type="float" office:value="155.124" calcext:value-type="float">
            <text:p>155.124</text:p>
          </table:table-cell>
          <table:table-cell office:value-type="float" office:value="11.6716" calcext:value-type="float">
            <text:p>11.6716</text:p>
          </table:table-cell>
          <table:table-cell table:formula="of:=[.B157]/[.$B$2]" office:value-type="float" office:value="0.754374058777526" calcext:value-type="float">
            <text:p>0.754374058777526</text:p>
          </table:table-cell>
          <table:table-cell table:formula="of:=-LN([.C157])" office:value-type="float" office:value="0.281866934816255" calcext:value-type="float">
            <text:p>0.281866934816255</text:p>
          </table:table-cell>
        </table:table-row>
        <table:table-row table:style-name="ro1">
          <table:table-cell office:value-type="float" office:value="156.123" calcext:value-type="float">
            <text:p>156.123</text:p>
          </table:table-cell>
          <table:table-cell office:value-type="float" office:value="11.6511" calcext:value-type="float">
            <text:p>11.6511</text:p>
          </table:table-cell>
          <table:table-cell table:formula="of:=[.B158]/[.$B$2]" office:value-type="float" office:value="0.753049076066934" calcext:value-type="float">
            <text:p>0.753049076066934</text:p>
          </table:table-cell>
          <table:table-cell table:formula="of:=-LN([.C158])" office:value-type="float" office:value="0.283624879246307" calcext:value-type="float">
            <text:p>0.283624879246307</text:p>
          </table:table-cell>
        </table:table-row>
        <table:table-row table:style-name="ro1">
          <table:table-cell office:value-type="float" office:value="157.124" calcext:value-type="float">
            <text:p>157.124</text:p>
          </table:table-cell>
          <table:table-cell office:value-type="float" office:value="11.6317" calcext:value-type="float">
            <text:p>11.6317</text:p>
          </table:table-cell>
          <table:table-cell table:formula="of:=[.B159]/[.$B$2]" office:value-type="float" office:value="0.751795189989594" calcext:value-type="float">
            <text:p>0.751795189989594</text:p>
          </table:table-cell>
          <table:table-cell table:formula="of:=-LN([.C159])" office:value-type="float" office:value="0.285291345864554" calcext:value-type="float">
            <text:p>0.285291345864554</text:p>
          </table:table-cell>
        </table:table-row>
        <table:table-row table:style-name="ro1">
          <table:table-cell office:value-type="float" office:value="158.123" calcext:value-type="float">
            <text:p>158.123</text:p>
          </table:table-cell>
          <table:table-cell office:value-type="float" office:value="11.6096" calcext:value-type="float">
            <text:p>11.6096</text:p>
          </table:table-cell>
          <table:table-cell table:formula="of:=[.B160]/[.$B$2]" office:value-type="float" office:value="0.750366793994274" calcext:value-type="float">
            <text:p>0.750366793994274</text:p>
          </table:table-cell>
          <table:table-cell table:formula="of:=-LN([.C160])" office:value-type="float" office:value="0.287193133342959" calcext:value-type="float">
            <text:p>0.287193133342959</text:p>
          </table:table-cell>
        </table:table-row>
        <table:table-row table:style-name="ro1">
          <table:table-cell office:value-type="float" office:value="159.124" calcext:value-type="float">
            <text:p>159.124</text:p>
          </table:table-cell>
          <table:table-cell office:value-type="float" office:value="11.5893" calcext:value-type="float">
            <text:p>11.5893</text:p>
          </table:table-cell>
          <table:table-cell table:formula="of:=[.B161]/[.$B$2]" office:value-type="float" office:value="0.749054737944273" calcext:value-type="float">
            <text:p>0.749054737944273</text:p>
          </table:table-cell>
          <table:table-cell table:formula="of:=-LN([.C161])" office:value-type="float" office:value="0.28894321676771" calcext:value-type="float">
            <text:p>0.28894321676771</text:p>
          </table:table-cell>
        </table:table-row>
        <table:table-row table:style-name="ro1">
          <table:table-cell office:value-type="float" office:value="160.123" calcext:value-type="float">
            <text:p>160.123</text:p>
          </table:table-cell>
          <table:table-cell office:value-type="float" office:value="11.5688" calcext:value-type="float">
            <text:p>11.5688</text:p>
          </table:table-cell>
          <table:table-cell table:formula="of:=[.B162]/[.$B$2]" office:value-type="float" office:value="0.747729755233682" calcext:value-type="float">
            <text:p>0.747729755233682</text:p>
          </table:table-cell>
          <table:table-cell table:formula="of:=-LN([.C162])" office:value-type="float" office:value="0.290713656083085" calcext:value-type="float">
            <text:p>0.290713656083085</text:p>
          </table:table-cell>
        </table:table-row>
        <table:table-row table:style-name="ro1">
          <table:table-cell office:value-type="float" office:value="161.123" calcext:value-type="float">
            <text:p>161.123</text:p>
          </table:table-cell>
          <table:table-cell office:value-type="float" office:value="11.5477" calcext:value-type="float">
            <text:p>11.5477</text:p>
          </table:table-cell>
          <table:table-cell table:formula="of:=[.B163]/[.$B$2]" office:value-type="float" office:value="0.746365992541317" calcext:value-type="float">
            <text:p>0.746365992541317</text:p>
          </table:table-cell>
          <table:table-cell table:formula="of:=-LN([.C163])" office:value-type="float" office:value="0.292539192462709" calcext:value-type="float">
            <text:p>0.292539192462709</text:p>
          </table:table-cell>
        </table:table-row>
        <table:table-row table:style-name="ro1">
          <table:table-cell office:value-type="float" office:value="162.124" calcext:value-type="float">
            <text:p>162.124</text:p>
          </table:table-cell>
          <table:table-cell office:value-type="float" office:value="11.527" calcext:value-type="float">
            <text:p>11.527</text:p>
          </table:table-cell>
          <table:table-cell table:formula="of:=[.B164]/[.$B$2]" office:value-type="float" office:value="0.745028083170134" calcext:value-type="float">
            <text:p>0.745028083170134</text:p>
          </table:table-cell>
          <table:table-cell table:formula="of:=-LN([.C164])" office:value-type="float" office:value="0.294333365782655" calcext:value-type="float">
            <text:p>0.294333365782655</text:p>
          </table:table-cell>
        </table:table-row>
        <table:table-row table:style-name="ro1">
          <table:table-cell office:value-type="float" office:value="163.123" calcext:value-type="float">
            <text:p>163.123</text:p>
          </table:table-cell>
          <table:table-cell office:value-type="float" office:value="11.5064" calcext:value-type="float">
            <text:p>11.5064</text:p>
          </table:table-cell>
          <table:table-cell table:formula="of:=[.B165]/[.$B$2]" office:value-type="float" office:value="0.743696637129247" calcext:value-type="float">
            <text:p>0.743696637129247</text:p>
          </table:table-cell>
          <table:table-cell table:formula="of:=-LN([.C165])" office:value-type="float" office:value="0.296122073093988" calcext:value-type="float">
            <text:p>0.296122073093988</text:p>
          </table:table-cell>
        </table:table-row>
        <table:table-row table:style-name="ro1">
          <table:table-cell office:value-type="float" office:value="164.124" calcext:value-type="float">
            <text:p>164.124</text:p>
          </table:table-cell>
          <table:table-cell office:value-type="float" office:value="11.4861" calcext:value-type="float">
            <text:p>11.4861</text:p>
          </table:table-cell>
          <table:table-cell table:formula="of:=[.B166]/[.$B$2]" office:value-type="float" office:value="0.742384581079247" calcext:value-type="float">
            <text:p>0.742384581079247</text:p>
          </table:table-cell>
          <table:table-cell table:formula="of:=-LN([.C166])" office:value-type="float" office:value="0.297887866746236" calcext:value-type="float">
            <text:p>0.297887866746236</text:p>
          </table:table-cell>
        </table:table-row>
        <table:table-row table:style-name="ro1">
          <table:table-cell office:value-type="float" office:value="165.123" calcext:value-type="float">
            <text:p>165.123</text:p>
          </table:table-cell>
          <table:table-cell office:value-type="float" office:value="11.4667" calcext:value-type="float">
            <text:p>11.4667</text:p>
          </table:table-cell>
          <table:table-cell table:formula="of:=[.B167]/[.$B$2]" office:value-type="float" office:value="0.741130695001907" calcext:value-type="float">
            <text:p>0.741130695001907</text:p>
          </table:table-cell>
          <table:table-cell table:formula="of:=-LN([.C167])" office:value-type="float" office:value="0.299578292717768" calcext:value-type="float">
            <text:p>0.299578292717768</text:p>
          </table:table-cell>
        </table:table-row>
        <table:table-row table:style-name="ro1">
          <table:table-cell office:value-type="float" office:value="166.123" calcext:value-type="float">
            <text:p>166.123</text:p>
          </table:table-cell>
          <table:table-cell office:value-type="float" office:value="11.4446" calcext:value-type="float">
            <text:p>11.4446</text:p>
          </table:table-cell>
          <table:table-cell table:formula="of:=[.B168]/[.$B$2]" office:value-type="float" office:value="0.739702299006586" calcext:value-type="float">
            <text:p>0.739702299006586</text:p>
          </table:table-cell>
          <table:table-cell table:formula="of:=-LN([.C168])" office:value-type="float" office:value="0.301507472367478" calcext:value-type="float">
            <text:p>0.301507472367478</text:p>
          </table:table-cell>
        </table:table-row>
        <table:table-row table:style-name="ro1">
          <table:table-cell office:value-type="float" office:value="167.123" calcext:value-type="float">
            <text:p>167.123</text:p>
          </table:table-cell>
          <table:table-cell office:value-type="float" office:value="11.4263" calcext:value-type="float">
            <text:p>11.4263</text:p>
          </table:table-cell>
          <table:table-cell table:formula="of:=[.B169]/[.$B$2]" office:value-type="float" office:value="0.738519509562497" calcext:value-type="float">
            <text:p>0.738519509562497</text:p>
          </table:table-cell>
          <table:table-cell table:formula="of:=-LN([.C169])" office:value-type="float" office:value="0.303107759536361" calcext:value-type="float">
            <text:p>0.303107759536361</text:p>
          </table:table-cell>
        </table:table-row>
        <table:table-row table:style-name="ro1">
          <table:table-cell office:value-type="float" office:value="168.123" calcext:value-type="float">
            <text:p>168.123</text:p>
          </table:table-cell>
          <table:table-cell office:value-type="float" office:value="11.4053" calcext:value-type="float">
            <text:p>11.4053</text:p>
          </table:table-cell>
          <table:table-cell table:formula="of:=[.B170]/[.$B$2]" office:value-type="float" office:value="0.737162210200428" calcext:value-type="float">
            <text:p>0.737162210200428</text:p>
          </table:table-cell>
          <table:table-cell table:formula="of:=-LN([.C170])" office:value-type="float" office:value="0.304947315758609" calcext:value-type="float">
            <text:p>0.304947315758609</text:p>
          </table:table-cell>
        </table:table-row>
        <table:table-row table:style-name="ro1">
          <table:table-cell office:value-type="float" office:value="169.124" calcext:value-type="float">
            <text:p>169.124</text:p>
          </table:table-cell>
          <table:table-cell office:value-type="float" office:value="11.3859" calcext:value-type="float">
            <text:p>11.3859</text:p>
          </table:table-cell>
          <table:table-cell table:formula="of:=[.B171]/[.$B$2]" office:value-type="float" office:value="0.735908324123088" calcext:value-type="float">
            <text:p>0.735908324123088</text:p>
          </table:table-cell>
          <table:table-cell table:formula="of:=-LN([.C171])" office:value-type="float" office:value="0.306649727626824" calcext:value-type="float">
            <text:p>0.306649727626824</text:p>
          </table:table-cell>
        </table:table-row>
        <table:table-row table:style-name="ro1">
          <table:table-cell office:value-type="float" office:value="170.123" calcext:value-type="float">
            <text:p>170.123</text:p>
          </table:table-cell>
          <table:table-cell office:value-type="float" office:value="11.3657" calcext:value-type="float">
            <text:p>11.3657</text:p>
          </table:table-cell>
          <table:table-cell table:formula="of:=[.B172]/[.$B$2]" office:value-type="float" office:value="0.734602731403383" calcext:value-type="float">
            <text:p>0.734602731403383</text:p>
          </table:table-cell>
          <table:table-cell table:formula="of:=-LN([.C172])" office:value-type="float" office:value="0.308425427384884" calcext:value-type="float">
            <text:p>0.308425427384884</text:p>
          </table:table-cell>
        </table:table-row>
        <table:table-row table:style-name="ro1">
          <table:table-cell office:value-type="float" office:value="171.124" calcext:value-type="float">
            <text:p>171.124</text:p>
          </table:table-cell>
          <table:table-cell office:value-type="float" office:value="11.3458" calcext:value-type="float">
            <text:p>11.3458</text:p>
          </table:table-cell>
          <table:table-cell table:formula="of:=[.B173]/[.$B$2]" office:value-type="float" office:value="0.733316528674565" calcext:value-type="float">
            <text:p>0.733316528674565</text:p>
          </table:table-cell>
          <table:table-cell table:formula="of:=-LN([.C173])" office:value-type="float" office:value="0.310177844010178" calcext:value-type="float">
            <text:p>0.310177844010178</text:p>
          </table:table-cell>
        </table:table-row>
        <table:table-row table:style-name="ro1">
          <table:table-cell office:value-type="float" office:value="172.123" calcext:value-type="float">
            <text:p>172.123</text:p>
          </table:table-cell>
          <table:table-cell office:value-type="float" office:value="11.3254" calcext:value-type="float">
            <text:p>11.3254</text:p>
          </table:table-cell>
          <table:table-cell table:formula="of:=[.B174]/[.$B$2]" office:value-type="float" office:value="0.731998009294269" calcext:value-type="float">
            <text:p>0.731998009294269</text:p>
          </table:table-cell>
          <table:table-cell table:formula="of:=-LN([.C174])" office:value-type="float" office:value="0.311977484567872" calcext:value-type="float">
            <text:p>0.311977484567872</text:p>
          </table:table-cell>
        </table:table-row>
        <table:table-row table:style-name="ro1">
          <table:table-cell office:value-type="float" office:value="173.123" calcext:value-type="float">
            <text:p>173.123</text:p>
          </table:table-cell>
          <table:table-cell office:value-type="float" office:value="11.3054" calcext:value-type="float">
            <text:p>11.3054</text:p>
          </table:table-cell>
          <table:table-cell table:formula="of:=[.B175]/[.$B$2]" office:value-type="float" office:value="0.730705343235155" calcext:value-type="float">
            <text:p>0.730705343235155</text:p>
          </table:table-cell>
          <table:table-cell table:formula="of:=-LN([.C175])" office:value-type="float" office:value="0.313744987723463" calcext:value-type="float">
            <text:p>0.313744987723463</text:p>
          </table:table-cell>
        </table:table-row>
        <table:table-row table:style-name="ro1">
          <table:table-cell office:value-type="float" office:value="174.123" calcext:value-type="float">
            <text:p>174.123</text:p>
          </table:table-cell>
          <table:table-cell office:value-type="float" office:value="11.2852" calcext:value-type="float">
            <text:p>11.2852</text:p>
          </table:table-cell>
          <table:table-cell table:formula="of:=[.B176]/[.$B$2]" office:value-type="float" office:value="0.729399750515451" calcext:value-type="float">
            <text:p>0.729399750515451</text:p>
          </table:table-cell>
          <table:table-cell table:formula="of:=-LN([.C176])" office:value-type="float" office:value="0.315533342648402" calcext:value-type="float">
            <text:p>0.315533342648402</text:p>
          </table:table-cell>
        </table:table-row>
        <table:table-row table:style-name="ro1">
          <table:table-cell office:value-type="float" office:value="175.124" calcext:value-type="float">
            <text:p>175.124</text:p>
          </table:table-cell>
          <table:table-cell office:value-type="float" office:value="11.2662" calcext:value-type="float">
            <text:p>11.2662</text:p>
          </table:table-cell>
          <table:table-cell table:formula="of:=[.B177]/[.$B$2]" office:value-type="float" office:value="0.728171717759293" calcext:value-type="float">
            <text:p>0.728171717759293</text:p>
          </table:table-cell>
          <table:table-cell table:formula="of:=-LN([.C177])" office:value-type="float" office:value="0.317218382556847" calcext:value-type="float">
            <text:p>0.317218382556847</text:p>
          </table:table-cell>
        </table:table-row>
        <table:table-row table:style-name="ro1">
          <table:table-cell office:value-type="float" office:value="176.124" calcext:value-type="float">
            <text:p>176.124</text:p>
          </table:table-cell>
          <table:table-cell office:value-type="float" office:value="11.2461" calcext:value-type="float">
            <text:p>11.2461</text:p>
          </table:table-cell>
          <table:table-cell table:formula="of:=[.B178]/[.$B$2]" office:value-type="float" office:value="0.726872588369883" calcext:value-type="float">
            <text:p>0.726872588369883</text:p>
          </table:table-cell>
          <table:table-cell table:formula="of:=-LN([.C178])" office:value-type="float" office:value="0.319004073520547" calcext:value-type="float">
            <text:p>0.319004073520547</text:p>
          </table:table-cell>
        </table:table-row>
        <table:table-row table:style-name="ro1">
          <table:table-cell office:value-type="float" office:value="177.123" calcext:value-type="float">
            <text:p>177.123</text:p>
          </table:table-cell>
          <table:table-cell office:value-type="float" office:value="11.2268" calcext:value-type="float">
            <text:p>11.2268</text:p>
          </table:table-cell>
          <table:table-cell table:formula="of:=[.B179]/[.$B$2]" office:value-type="float" office:value="0.725625165622839" calcext:value-type="float">
            <text:p>0.725625165622839</text:p>
          </table:table-cell>
          <table:table-cell table:formula="of:=-LN([.C179])" office:value-type="float" office:value="0.320721698281478" calcext:value-type="float">
            <text:p>0.320721698281478</text:p>
          </table:table-cell>
        </table:table-row>
        <table:table-row table:style-name="ro1">
          <table:table-cell office:value-type="float" office:value="178.124" calcext:value-type="float">
            <text:p>178.124</text:p>
          </table:table-cell>
          <table:table-cell office:value-type="float" office:value="11.2063" calcext:value-type="float">
            <text:p>11.2063</text:p>
          </table:table-cell>
          <table:table-cell table:formula="of:=[.B180]/[.$B$2]" office:value-type="float" office:value="0.724300182912247" calcext:value-type="float">
            <text:p>0.724300182912247</text:p>
          </table:table-cell>
          <table:table-cell table:formula="of:=-LN([.C180])" office:value-type="float" office:value="0.322549355244305" calcext:value-type="float">
            <text:p>0.322549355244305</text:p>
          </table:table-cell>
        </table:table-row>
        <table:table-row table:style-name="ro1">
          <table:table-cell office:value-type="float" office:value="179.123" calcext:value-type="float">
            <text:p>179.123</text:p>
          </table:table-cell>
          <table:table-cell office:value-type="float" office:value="11.1858" calcext:value-type="float">
            <text:p>11.1858</text:p>
          </table:table-cell>
          <table:table-cell table:formula="of:=[.B181]/[.$B$2]" office:value-type="float" office:value="0.722975200201656" calcext:value-type="float">
            <text:p>0.722975200201656</text:p>
          </table:table-cell>
          <table:table-cell table:formula="of:=-LN([.C181])" office:value-type="float" office:value="0.324380358654196" calcext:value-type="float">
            <text:p>0.324380358654196</text:p>
          </table:table-cell>
        </table:table-row>
        <table:table-row table:style-name="ro1">
          <table:table-cell office:value-type="float" office:value="180.124" calcext:value-type="float">
            <text:p>180.124</text:p>
          </table:table-cell>
          <table:table-cell office:value-type="float" office:value="11.1666" calcext:value-type="float">
            <text:p>11.1666</text:p>
          </table:table-cell>
          <table:table-cell table:formula="of:=[.B182]/[.$B$2]" office:value-type="float" office:value="0.721734240784907" calcext:value-type="float">
            <text:p>0.721734240784907</text:p>
          </table:table-cell>
          <table:table-cell table:formula="of:=-LN([.C182])" office:value-type="float" office:value="0.326098295405694" calcext:value-type="float">
            <text:p>0.326098295405694</text:p>
          </table:table-cell>
        </table:table-row>
        <table:table-row table:style-name="ro1">
          <table:table-cell office:value-type="float" office:value="181.124" calcext:value-type="float">
            <text:p>181.124</text:p>
          </table:table-cell>
          <table:table-cell office:value-type="float" office:value="11.1467" calcext:value-type="float">
            <text:p>11.1467</text:p>
          </table:table-cell>
          <table:table-cell table:formula="of:=[.B183]/[.$B$2]" office:value-type="float" office:value="0.720448038056089" calcext:value-type="float">
            <text:p>0.720448038056089</text:p>
          </table:table-cell>
          <table:table-cell table:formula="of:=-LN([.C183])" office:value-type="float" office:value="0.327881985426988" calcext:value-type="float">
            <text:p>0.327881985426988</text:p>
          </table:table-cell>
        </table:table-row>
        <table:table-row table:style-name="ro1">
          <table:table-cell office:value-type="float" office:value="182.123" calcext:value-type="float">
            <text:p>182.123</text:p>
          </table:table-cell>
          <table:table-cell office:value-type="float" office:value="11.1275" calcext:value-type="float">
            <text:p>11.1275</text:p>
          </table:table-cell>
          <table:table-cell table:formula="of:=[.B184]/[.$B$2]" office:value-type="float" office:value="0.71920707863934" calcext:value-type="float">
            <text:p>0.71920707863934</text:p>
          </table:table-cell>
          <table:table-cell table:formula="of:=-LN([.C184])" office:value-type="float" office:value="0.329605953493658" calcext:value-type="float">
            <text:p>0.329605953493658</text:p>
          </table:table-cell>
        </table:table-row>
        <table:table-row table:style-name="ro1">
          <table:table-cell office:value-type="float" office:value="183.124" calcext:value-type="float">
            <text:p>183.124</text:p>
          </table:table-cell>
          <table:table-cell office:value-type="float" office:value="11.1072" calcext:value-type="float">
            <text:p>11.1072</text:p>
          </table:table-cell>
          <table:table-cell table:formula="of:=[.B185]/[.$B$2]" office:value-type="float" office:value="0.71789502258934" calcext:value-type="float">
            <text:p>0.71789502258934</text:p>
          </table:table-cell>
          <table:table-cell table:formula="of:=-LN([.C185])" office:value-type="float" office:value="0.3314319287162" calcext:value-type="float">
            <text:p>0.3314319287162</text:p>
          </table:table-cell>
        </table:table-row>
        <table:table-row table:style-name="ro1">
          <table:table-cell office:value-type="float" office:value="184.123" calcext:value-type="float">
            <text:p>184.123</text:p>
          </table:table-cell>
          <table:table-cell office:value-type="float" office:value="11.0875" calcext:value-type="float">
            <text:p>11.0875</text:p>
          </table:table-cell>
          <table:table-cell table:formula="of:=[.B186]/[.$B$2]" office:value-type="float" office:value="0.716621746521113" calcext:value-type="float">
            <text:p>0.716621746521113</text:p>
          </table:table-cell>
          <table:table-cell table:formula="of:=-LN([.C186])" office:value-type="float" office:value="0.333207127765832" calcext:value-type="float">
            <text:p>0.333207127765832</text:p>
          </table:table-cell>
        </table:table-row>
        <table:table-row table:style-name="ro1">
          <table:table-cell office:value-type="float" office:value="185.124" calcext:value-type="float">
            <text:p>185.124</text:p>
          </table:table-cell>
          <table:table-cell office:value-type="float" office:value="11.0681" calcext:value-type="float">
            <text:p>11.0681</text:p>
          </table:table-cell>
          <table:table-cell table:formula="of:=[.B187]/[.$B$2]" office:value-type="float" office:value="0.715367860443772" calcext:value-type="float">
            <text:p>0.715367860443772</text:p>
          </table:table-cell>
          <table:table-cell table:formula="of:=-LN([.C187])" office:value-type="float" office:value="0.334958378461649" calcext:value-type="float">
            <text:p>0.334958378461649</text:p>
          </table:table-cell>
        </table:table-row>
        <table:table-row table:style-name="ro1">
          <table:table-cell office:value-type="float" office:value="186.124" calcext:value-type="float">
            <text:p>186.124</text:p>
          </table:table-cell>
          <table:table-cell office:value-type="float" office:value="11.0481" calcext:value-type="float">
            <text:p>11.0481</text:p>
          </table:table-cell>
          <table:table-cell table:formula="of:=[.B188]/[.$B$2]" office:value-type="float" office:value="0.714075194384659" calcext:value-type="float">
            <text:p>0.714075194384659</text:p>
          </table:table-cell>
          <table:table-cell table:formula="of:=-LN([.C188])" office:value-type="float" office:value="0.336767007923483" calcext:value-type="float">
            <text:p>0.336767007923483</text:p>
          </table:table-cell>
        </table:table-row>
        <table:table-row table:style-name="ro1">
          <table:table-cell office:value-type="float" office:value="187.124" calcext:value-type="float">
            <text:p>187.124</text:p>
          </table:table-cell>
          <table:table-cell office:value-type="float" office:value="11.0297" calcext:value-type="float">
            <text:p>11.0297</text:p>
          </table:table-cell>
          <table:table-cell table:formula="of:=[.B189]/[.$B$2]" office:value-type="float" office:value="0.712885941610274" calcext:value-type="float">
            <text:p>0.712885941610274</text:p>
          </table:table-cell>
          <table:table-cell table:formula="of:=-LN([.C189])" office:value-type="float" office:value="0.338433841055417" calcext:value-type="float">
            <text:p>0.338433841055417</text:p>
          </table:table-cell>
        </table:table-row>
        <table:table-row table:style-name="ro1">
          <table:table-cell office:value-type="float" office:value="188.123" calcext:value-type="float">
            <text:p>188.123</text:p>
          </table:table-cell>
          <table:table-cell office:value-type="float" office:value="11.0092" calcext:value-type="float">
            <text:p>11.0092</text:p>
          </table:table-cell>
          <table:table-cell table:formula="of:=[.B190]/[.$B$2]" office:value-type="float" office:value="0.711560958899683" calcext:value-type="float">
            <text:p>0.711560958899683</text:p>
          </table:table-cell>
          <table:table-cell table:formula="of:=-LN([.C190])" office:value-type="float" office:value="0.340294188523971" calcext:value-type="float">
            <text:p>0.340294188523971</text:p>
          </table:table-cell>
        </table:table-row>
        <table:table-row table:style-name="ro1">
          <table:table-cell office:value-type="float" office:value="189.123" calcext:value-type="float">
            <text:p>189.123</text:p>
          </table:table-cell>
          <table:table-cell office:value-type="float" office:value="10.9905" calcext:value-type="float">
            <text:p>10.9905</text:p>
          </table:table-cell>
          <table:table-cell table:formula="of:=[.B191]/[.$B$2]" office:value-type="float" office:value="0.710352316134412" calcext:value-type="float">
            <text:p>0.710352316134412</text:p>
          </table:table-cell>
          <table:table-cell table:formula="of:=-LN([.C191])" office:value-type="float" office:value="0.341994212115539" calcext:value-type="float">
            <text:p>0.341994212115539</text:p>
          </table:table-cell>
        </table:table-row>
        <table:table-row table:style-name="ro1">
          <table:table-cell office:value-type="float" office:value="190.123" calcext:value-type="float">
            <text:p>190.123</text:p>
          </table:table-cell>
          <table:table-cell office:value-type="float" office:value="10.9707" calcext:value-type="float">
            <text:p>10.9707</text:p>
          </table:table-cell>
          <table:table-cell table:formula="of:=[.B192]/[.$B$2]" office:value-type="float" office:value="0.709072576735889" calcext:value-type="float">
            <text:p>0.709072576735889</text:p>
          </table:table-cell>
          <table:table-cell table:formula="of:=-LN([.C192])" office:value-type="float" office:value="0.34379739275821" calcext:value-type="float">
            <text:p>0.34379739275821</text:p>
          </table:table-cell>
        </table:table-row>
        <table:table-row table:style-name="ro1">
          <table:table-cell office:value-type="float" office:value="191.123" calcext:value-type="float">
            <text:p>191.123</text:p>
          </table:table-cell>
          <table:table-cell office:value-type="float" office:value="10.9514" calcext:value-type="float">
            <text:p>10.9514</text:p>
          </table:table-cell>
          <table:table-cell table:formula="of:=[.B193]/[.$B$2]" office:value-type="float" office:value="0.707825153988844" calcext:value-type="float">
            <text:p>0.707825153988844</text:p>
          </table:table-cell>
          <table:table-cell table:formula="of:=-LN([.C193])" office:value-type="float" office:value="0.345558173430353" calcext:value-type="float">
            <text:p>0.345558173430353</text:p>
          </table:table-cell>
        </table:table-row>
        <table:table-row table:style-name="ro1">
          <table:table-cell office:value-type="float" office:value="192.124" calcext:value-type="float">
            <text:p>192.124</text:p>
          </table:table-cell>
          <table:table-cell office:value-type="float" office:value="10.932" calcext:value-type="float">
            <text:p>10.932</text:p>
          </table:table-cell>
          <table:table-cell table:formula="of:=[.B194]/[.$B$2]" office:value-type="float" office:value="0.706571267911504" calcext:value-type="float">
            <text:p>0.706571267911504</text:p>
          </table:table-cell>
          <table:table-cell table:formula="of:=-LN([.C194])" office:value-type="float" office:value="0.347331207335709" calcext:value-type="float">
            <text:p>0.347331207335709</text:p>
          </table:table-cell>
        </table:table-row>
        <table:table-row table:style-name="ro1">
          <table:table-cell office:value-type="float" office:value="193.124" calcext:value-type="float">
            <text:p>193.124</text:p>
          </table:table-cell>
          <table:table-cell office:value-type="float" office:value="10.9131" calcext:value-type="float">
            <text:p>10.9131</text:p>
          </table:table-cell>
          <table:table-cell table:formula="of:=[.B195]/[.$B$2]" office:value-type="float" office:value="0.705349698485642" calcext:value-type="float">
            <text:p>0.705349698485642</text:p>
          </table:table-cell>
          <table:table-cell table:formula="of:=-LN([.C195])" office:value-type="float" office:value="0.34906157292944" calcext:value-type="float">
            <text:p>0.34906157292944</text:p>
          </table:table-cell>
        </table:table-row>
        <table:table-row table:style-name="ro1">
          <table:table-cell office:value-type="float" office:value="194.124" calcext:value-type="float">
            <text:p>194.124</text:p>
          </table:table-cell>
          <table:table-cell office:value-type="float" office:value="10.8942" calcext:value-type="float">
            <text:p>10.8942</text:p>
          </table:table-cell>
          <table:table-cell table:formula="of:=[.B196]/[.$B$2]" office:value-type="float" office:value="0.704128129059779" calcext:value-type="float">
            <text:p>0.704128129059779</text:p>
          </table:table-cell>
          <table:table-cell table:formula="of:=-LN([.C196])" office:value-type="float" office:value="0.350794937878991" calcext:value-type="float">
            <text:p>0.350794937878991</text:p>
          </table:table-cell>
        </table:table-row>
        <table:table-row table:style-name="ro1">
          <table:table-cell office:value-type="float" office:value="195.123" calcext:value-type="float">
            <text:p>195.123</text:p>
          </table:table-cell>
          <table:table-cell office:value-type="float" office:value="10.8741" calcext:value-type="float">
            <text:p>10.8741</text:p>
          </table:table-cell>
          <table:table-cell table:formula="of:=[.B197]/[.$B$2]" office:value-type="float" office:value="0.70282899967037" calcext:value-type="float">
            <text:p>0.70282899967037</text:p>
          </table:table-cell>
          <table:table-cell table:formula="of:=-LN([.C197])" office:value-type="float" office:value="0.352641660472156" calcext:value-type="float">
            <text:p>0.352641660472156</text:p>
          </table:table-cell>
        </table:table-row>
        <table:table-row table:style-name="ro1">
          <table:table-cell office:value-type="float" office:value="196.124" calcext:value-type="float">
            <text:p>196.124</text:p>
          </table:table-cell>
          <table:table-cell office:value-type="float" office:value="10.855" calcext:value-type="float">
            <text:p>10.855</text:p>
          </table:table-cell>
          <table:table-cell table:formula="of:=[.B198]/[.$B$2]" office:value-type="float" office:value="0.701594503583917" calcext:value-type="float">
            <text:p>0.701594503583917</text:p>
          </table:table-cell>
          <table:table-cell table:formula="of:=-LN([.C198])" office:value-type="float" office:value="0.354399672071275" calcext:value-type="float">
            <text:p>0.354399672071275</text:p>
          </table:table-cell>
        </table:table-row>
        <table:table-row table:style-name="ro1">
          <table:table-cell office:value-type="float" office:value="197.124" calcext:value-type="float">
            <text:p>197.124</text:p>
          </table:table-cell>
          <table:table-cell office:value-type="float" office:value="10.8366" calcext:value-type="float">
            <text:p>10.8366</text:p>
          </table:table-cell>
          <table:table-cell table:formula="of:=[.B199]/[.$B$2]" office:value-type="float" office:value="0.700405250809532" calcext:value-type="float">
            <text:p>0.700405250809532</text:p>
          </table:table-cell>
          <table:table-cell table:formula="of:=-LN([.C199])" office:value-type="float" office:value="0.356096181725994" calcext:value-type="float">
            <text:p>0.356096181725994</text:p>
          </table:table-cell>
        </table:table-row>
        <table:table-row table:style-name="ro1">
          <table:table-cell office:value-type="float" office:value="198.124" calcext:value-type="float">
            <text:p>198.124</text:p>
          </table:table-cell>
          <table:table-cell office:value-type="float" office:value="10.8171" calcext:value-type="float">
            <text:p>10.8171</text:p>
          </table:table-cell>
          <table:table-cell table:formula="of:=[.B200]/[.$B$2]" office:value-type="float" office:value="0.699144901401896" calcext:value-type="float">
            <text:p>0.699144901401896</text:p>
          </table:table-cell>
          <table:table-cell table:formula="of:=-LN([.C200])" office:value-type="float" office:value="0.357897260088705" calcext:value-type="float">
            <text:p>0.357897260088705</text:p>
          </table:table-cell>
        </table:table-row>
        <table:table-row table:style-name="ro1">
          <table:table-cell office:value-type="float" office:value="199.123" calcext:value-type="float">
            <text:p>199.123</text:p>
          </table:table-cell>
          <table:table-cell office:value-type="float" office:value="10.7986" calcext:value-type="float">
            <text:p>10.7986</text:p>
          </table:table-cell>
          <table:table-cell table:formula="of:=[.B201]/[.$B$2]" office:value-type="float" office:value="0.697949185297216" calcext:value-type="float">
            <text:p>0.697949185297216</text:p>
          </table:table-cell>
          <table:table-cell table:formula="of:=-LN([.C201])" office:value-type="float" office:value="0.359608979303632" calcext:value-type="float">
            <text:p>0.359608979303632</text:p>
          </table:table-cell>
        </table:table-row>
        <table:table-row table:style-name="ro1">
          <table:table-cell office:value-type="float" office:value="200.123" calcext:value-type="float">
            <text:p>200.123</text:p>
          </table:table-cell>
          <table:table-cell office:value-type="float" office:value="10.7791" calcext:value-type="float">
            <text:p>10.7791</text:p>
          </table:table-cell>
          <table:table-cell table:formula="of:=[.B202]/[.$B$2]" office:value-type="float" office:value="0.69668883588958" calcext:value-type="float">
            <text:p>0.69668883588958</text:p>
          </table:table-cell>
          <table:table-cell table:formula="of:=-LN([.C202])" office:value-type="float" office:value="0.361416401346622" calcext:value-type="float">
            <text:p>0.361416401346622</text:p>
          </table:table-cell>
        </table:table-row>
        <table:table-row table:style-name="ro1">
          <table:table-cell office:value-type="float" office:value="201.124" calcext:value-type="float">
            <text:p>201.124</text:p>
          </table:table-cell>
          <table:table-cell office:value-type="float" office:value="10.7597" calcext:value-type="float">
            <text:p>10.7597</text:p>
          </table:table-cell>
          <table:table-cell table:formula="of:=[.B203]/[.$B$2]" office:value-type="float" office:value="0.69543494981224" calcext:value-type="float">
            <text:p>0.69543494981224</text:p>
          </table:table-cell>
          <table:table-cell table:formula="of:=-LN([.C203])" office:value-type="float" office:value="0.363217802097467" calcext:value-type="float">
            <text:p>0.363217802097467</text:p>
          </table:table-cell>
        </table:table-row>
        <table:table-row table:style-name="ro1">
          <table:table-cell office:value-type="float" office:value="202.123" calcext:value-type="float">
            <text:p>202.123</text:p>
          </table:table-cell>
          <table:table-cell office:value-type="float" office:value="10.7419" calcext:value-type="float">
            <text:p>10.7419</text:p>
          </table:table-cell>
          <table:table-cell table:formula="of:=[.B204]/[.$B$2]" office:value-type="float" office:value="0.694284477019629" calcext:value-type="float">
            <text:p>0.694284477019629</text:p>
          </table:table-cell>
          <table:table-cell table:formula="of:=-LN([.C204])" office:value-type="float" office:value="0.364873493214992" calcext:value-type="float">
            <text:p>0.364873493214992</text:p>
          </table:table-cell>
        </table:table-row>
        <table:table-row table:style-name="ro1">
          <table:table-cell office:value-type="float" office:value="203.123" calcext:value-type="float">
            <text:p>203.123</text:p>
          </table:table-cell>
          <table:table-cell office:value-type="float" office:value="10.723" calcext:value-type="float">
            <text:p>10.723</text:p>
          </table:table-cell>
          <table:table-cell table:formula="of:=[.B205]/[.$B$2]" office:value-type="float" office:value="0.693062907593767" calcext:value-type="float">
            <text:p>0.693062907593767</text:p>
          </table:table-cell>
          <table:table-cell table:formula="of:=-LN([.C205])" office:value-type="float" office:value="0.366634508163521" calcext:value-type="float">
            <text:p>0.366634508163521</text:p>
          </table:table-cell>
        </table:table-row>
        <table:table-row table:style-name="ro1">
          <table:table-cell office:value-type="float" office:value="204.124" calcext:value-type="float">
            <text:p>204.124</text:p>
          </table:table-cell>
          <table:table-cell office:value-type="float" office:value="10.7033" calcext:value-type="float">
            <text:p>10.7033</text:p>
          </table:table-cell>
          <table:table-cell table:formula="of:=[.B206]/[.$B$2]" office:value-type="float" office:value="0.69178963152554" calcext:value-type="float">
            <text:p>0.69178963152554</text:p>
          </table:table-cell>
          <table:table-cell table:formula="of:=-LN([.C206])" office:value-type="float" office:value="0.368473370267679" calcext:value-type="float">
            <text:p>0.368473370267679</text:p>
          </table:table-cell>
        </table:table-row>
        <table:table-row table:style-name="ro1">
          <table:table-cell office:value-type="float" office:value="205.124" calcext:value-type="float">
            <text:p>205.124</text:p>
          </table:table-cell>
          <table:table-cell office:value-type="float" office:value="10.6855" calcext:value-type="float">
            <text:p>10.6855</text:p>
          </table:table-cell>
          <table:table-cell table:formula="of:=[.B207]/[.$B$2]" office:value-type="float" office:value="0.690639158732929" calcext:value-type="float">
            <text:p>0.690639158732929</text:p>
          </table:table-cell>
          <table:table-cell table:formula="of:=-LN([.C207])" office:value-type="float" office:value="0.370137793153421" calcext:value-type="float">
            <text:p>0.370137793153421</text:p>
          </table:table-cell>
        </table:table-row>
        <table:table-row table:style-name="ro1">
          <table:table-cell office:value-type="float" office:value="206.123" calcext:value-type="float">
            <text:p>206.123</text:p>
          </table:table-cell>
          <table:table-cell office:value-type="float" office:value="10.6654" calcext:value-type="float">
            <text:p>10.6654</text:p>
          </table:table-cell>
          <table:table-cell table:formula="of:=[.B208]/[.$B$2]" office:value-type="float" office:value="0.68934002934352" calcext:value-type="float">
            <text:p>0.68934002934352</text:p>
          </table:table-cell>
          <table:table-cell table:formula="of:=-LN([.C208])" office:value-type="float" office:value="0.372020618321253" calcext:value-type="float">
            <text:p>0.372020618321253</text:p>
          </table:table-cell>
        </table:table-row>
        <table:table-row table:style-name="ro1">
          <table:table-cell office:value-type="float" office:value="207.124" calcext:value-type="float">
            <text:p>207.124</text:p>
          </table:table-cell>
          <table:table-cell office:value-type="float" office:value="10.6476" calcext:value-type="float">
            <text:p>10.6476</text:p>
          </table:table-cell>
          <table:table-cell table:formula="of:=[.B209]/[.$B$2]" office:value-type="float" office:value="0.688189556550909" calcext:value-type="float">
            <text:p>0.688189556550909</text:p>
          </table:table-cell>
          <table:table-cell table:formula="of:=-LN([.C209])" office:value-type="float" office:value="0.373690960754375" calcext:value-type="float">
            <text:p>0.373690960754375</text:p>
          </table:table-cell>
        </table:table-row>
        <table:table-row table:style-name="ro1">
          <table:table-cell office:value-type="float" office:value="208.123" calcext:value-type="float">
            <text:p>208.123</text:p>
          </table:table-cell>
          <table:table-cell office:value-type="float" office:value="10.6278" calcext:value-type="float">
            <text:p>10.6278</text:p>
          </table:table-cell>
          <table:table-cell table:formula="of:=[.B210]/[.$B$2]" office:value-type="float" office:value="0.686909817152386" calcext:value-type="float">
            <text:p>0.686909817152386</text:p>
          </table:table-cell>
          <table:table-cell table:formula="of:=-LN([.C210])" office:value-type="float" office:value="0.375552265897061" calcext:value-type="float">
            <text:p>0.375552265897061</text:p>
          </table:table-cell>
        </table:table-row>
        <table:table-row table:style-name="ro1">
          <table:table-cell office:value-type="float" office:value="209.123" calcext:value-type="float">
            <text:p>209.123</text:p>
          </table:table-cell>
          <table:table-cell office:value-type="float" office:value="10.6107" calcext:value-type="float">
            <text:p>10.6107</text:p>
          </table:table-cell>
          <table:table-cell table:formula="of:=[.B211]/[.$B$2]" office:value-type="float" office:value="0.685804587671844" calcext:value-type="float">
            <text:p>0.685804587671844</text:p>
          </table:table-cell>
          <table:table-cell table:formula="of:=-LN([.C211])" office:value-type="float" office:value="0.377162549457109" calcext:value-type="float">
            <text:p>0.377162549457109</text:p>
          </table:table-cell>
        </table:table-row>
        <table:table-row table:style-name="ro1">
          <table:table-cell office:value-type="float" office:value="210.123" calcext:value-type="float">
            <text:p>210.123</text:p>
          </table:table-cell>
          <table:table-cell office:value-type="float" office:value="10.5908" calcext:value-type="float">
            <text:p>10.5908</text:p>
          </table:table-cell>
          <table:table-cell table:formula="of:=[.B212]/[.$B$2]" office:value-type="float" office:value="0.684518384943026" calcext:value-type="float">
            <text:p>0.684518384943026</text:p>
          </table:table-cell>
          <table:table-cell table:formula="of:=-LN([.C212])" office:value-type="float" office:value="0.37903977567638" calcext:value-type="float">
            <text:p>0.37903977567638</text:p>
          </table:table-cell>
        </table:table-row>
        <table:table-row table:style-name="ro1">
          <table:table-cell office:value-type="float" office:value="211.123" calcext:value-type="float">
            <text:p>211.123</text:p>
          </table:table-cell>
          <table:table-cell office:value-type="float" office:value="10.5723" calcext:value-type="float">
            <text:p>10.5723</text:p>
          </table:table-cell>
          <table:table-cell table:formula="of:=[.B213]/[.$B$2]" office:value-type="float" office:value="0.683322668838346" calcext:value-type="float">
            <text:p>0.683322668838346</text:p>
          </table:table-cell>
          <table:table-cell table:formula="of:=-LN([.C213])" office:value-type="float" office:value="0.380788102217608" calcext:value-type="float">
            <text:p>0.380788102217608</text:p>
          </table:table-cell>
        </table:table-row>
        <table:table-row table:style-name="ro1">
          <table:table-cell office:value-type="float" office:value="212.122" calcext:value-type="float">
            <text:p>212.122</text:p>
          </table:table-cell>
          <table:table-cell office:value-type="float" office:value="10.5539" calcext:value-type="float">
            <text:p>10.5539</text:p>
          </table:table-cell>
          <table:table-cell table:formula="of:=[.B214]/[.$B$2]" office:value-type="float" office:value="0.682133416063961" calcext:value-type="float">
            <text:p>0.682133416063961</text:p>
          </table:table-cell>
          <table:table-cell table:formula="of:=-LN([.C214])" office:value-type="float" office:value="0.382530015543481" calcext:value-type="float">
            <text:p>0.382530015543481</text:p>
          </table:table-cell>
        </table:table-row>
        <table:table-row table:style-name="ro1">
          <table:table-cell office:value-type="float" office:value="213.123" calcext:value-type="float">
            <text:p>213.123</text:p>
          </table:table-cell>
          <table:table-cell office:value-type="float" office:value="10.5346" calcext:value-type="float">
            <text:p>10.5346</text:p>
          </table:table-cell>
          <table:table-cell table:formula="of:=[.B215]/[.$B$2]" office:value-type="float" office:value="0.680885993316917" calcext:value-type="float">
            <text:p>0.680885993316917</text:p>
          </table:table-cell>
          <table:table-cell table:formula="of:=-LN([.C215])" office:value-type="float" office:value="0.384360397542049" calcext:value-type="float">
            <text:p>0.384360397542049</text:p>
          </table:table-cell>
        </table:table-row>
        <table:table-row table:style-name="ro1">
          <table:table-cell office:value-type="float" office:value="214.123" calcext:value-type="float">
            <text:p>214.123</text:p>
          </table:table-cell>
          <table:table-cell office:value-type="float" office:value="10.5176" calcext:value-type="float">
            <text:p>10.5176</text:p>
          </table:table-cell>
          <table:table-cell table:formula="of:=[.B216]/[.$B$2]" office:value-type="float" office:value="0.67978722716667" calcext:value-type="float">
            <text:p>0.67978722716667</text:p>
          </table:table-cell>
          <table:table-cell table:formula="of:=-LN([.C216])" office:value-type="float" office:value="0.385975431001273" calcext:value-type="float">
            <text:p>0.385975431001273</text:p>
          </table:table-cell>
        </table:table-row>
        <table:table-row table:style-name="ro1">
          <table:table-cell office:value-type="float" office:value="215.122" calcext:value-type="float">
            <text:p>215.122</text:p>
          </table:table-cell>
          <table:table-cell office:value-type="float" office:value="10.498" calcext:value-type="float">
            <text:p>10.498</text:p>
          </table:table-cell>
          <table:table-cell table:formula="of:=[.B217]/[.$B$2]" office:value-type="float" office:value="0.678520414428739" calcext:value-type="float">
            <text:p>0.678520414428739</text:p>
          </table:table-cell>
          <table:table-cell table:formula="of:=-LN([.C217])" office:value-type="float" office:value="0.387840712571422" calcext:value-type="float">
            <text:p>0.387840712571422</text:p>
          </table:table-cell>
        </table:table-row>
        <table:table-row table:style-name="ro1">
          <table:table-cell office:value-type="float" office:value="216.122" calcext:value-type="float">
            <text:p>216.122</text:p>
          </table:table-cell>
          <table:table-cell office:value-type="float" office:value="10.4799" calcext:value-type="float">
            <text:p>10.4799</text:p>
          </table:table-cell>
          <table:table-cell table:formula="of:=[.B218]/[.$B$2]" office:value-type="float" office:value="0.677350551645241" calcext:value-type="float">
            <text:p>0.677350551645241</text:p>
          </table:table-cell>
          <table:table-cell table:formula="of:=-LN([.C218])" office:value-type="float" office:value="0.389566338538892" calcext:value-type="float">
            <text:p>0.389566338538892</text:p>
          </table:table-cell>
        </table:table-row>
        <table:table-row table:style-name="ro1">
          <table:table-cell office:value-type="float" office:value="217.123" calcext:value-type="float">
            <text:p>217.123</text:p>
          </table:table-cell>
          <table:table-cell office:value-type="float" office:value="10.4615" calcext:value-type="float">
            <text:p>10.4615</text:p>
          </table:table-cell>
          <table:table-cell table:formula="of:=[.B219]/[.$B$2]" office:value-type="float" office:value="0.676161298870856" calcext:value-type="float">
            <text:p>0.676161298870856</text:p>
          </table:table-cell>
          <table:table-cell table:formula="of:=-LN([.C219])" office:value-type="float" office:value="0.391323623604361" calcext:value-type="float">
            <text:p>0.391323623604361</text:p>
          </table:table-cell>
        </table:table-row>
        <table:table-row table:style-name="ro1">
          <table:table-cell office:value-type="float" office:value="218.122" calcext:value-type="float">
            <text:p>218.122</text:p>
          </table:table-cell>
          <table:table-cell office:value-type="float" office:value="10.4428" calcext:value-type="float">
            <text:p>10.4428</text:p>
          </table:table-cell>
          <table:table-cell table:formula="of:=[.B220]/[.$B$2]" office:value-type="float" office:value="0.674952656105585" calcext:value-type="float">
            <text:p>0.674952656105585</text:p>
          </table:table-cell>
          <table:table-cell table:formula="of:=-LN([.C220])" office:value-type="float" office:value="0.393112729672306" calcext:value-type="float">
            <text:p>0.393112729672306</text:p>
          </table:table-cell>
        </table:table-row>
        <table:table-row table:style-name="ro1">
          <table:table-cell office:value-type="float" office:value="219.123" calcext:value-type="float">
            <text:p>219.123</text:p>
          </table:table-cell>
          <table:table-cell office:value-type="float" office:value="10.4253" calcext:value-type="float">
            <text:p>10.4253</text:p>
          </table:table-cell>
          <table:table-cell table:formula="of:=[.B221]/[.$B$2]" office:value-type="float" office:value="0.673821573303861" calcext:value-type="float">
            <text:p>0.673821573303861</text:p>
          </table:table-cell>
          <table:table-cell table:formula="of:=-LN([.C221])" office:value-type="float" office:value="0.394789931152297" calcext:value-type="float">
            <text:p>0.394789931152297</text:p>
          </table:table-cell>
        </table:table-row>
        <table:table-row table:style-name="ro1">
          <table:table-cell office:value-type="float" office:value="220.122" calcext:value-type="float">
            <text:p>220.122</text:p>
          </table:table-cell>
          <table:table-cell office:value-type="float" office:value="10.4062" calcext:value-type="float">
            <text:p>10.4062</text:p>
          </table:table-cell>
          <table:table-cell table:formula="of:=[.B222]/[.$B$2]" office:value-type="float" office:value="0.672587077217407" calcext:value-type="float">
            <text:p>0.672587077217407</text:p>
          </table:table-cell>
          <table:table-cell table:formula="of:=-LN([.C222])" office:value-type="float" office:value="0.396623693037161" calcext:value-type="float">
            <text:p>0.396623693037161</text:p>
          </table:table-cell>
        </table:table-row>
        <table:table-row table:style-name="ro1">
          <table:table-cell office:value-type="float" office:value="221.123" calcext:value-type="float">
            <text:p>221.123</text:p>
          </table:table-cell>
          <table:table-cell office:value-type="float" office:value="10.3885" calcext:value-type="float">
            <text:p>10.3885</text:p>
          </table:table-cell>
          <table:table-cell table:formula="of:=[.B223]/[.$B$2]" office:value-type="float" office:value="0.671443067755092" calcext:value-type="float">
            <text:p>0.671443067755092</text:p>
          </table:table-cell>
          <table:table-cell table:formula="of:=-LN([.C223])" office:value-type="float" office:value="0.398326050298826" calcext:value-type="float">
            <text:p>0.398326050298826</text:p>
          </table:table-cell>
        </table:table-row>
        <table:table-row table:style-name="ro1">
          <table:table-cell office:value-type="float" office:value="222.122" calcext:value-type="float">
            <text:p>222.122</text:p>
          </table:table-cell>
          <table:table-cell office:value-type="float" office:value="10.3708" calcext:value-type="float">
            <text:p>10.3708</text:p>
          </table:table-cell>
          <table:table-cell table:formula="of:=[.B224]/[.$B$2]" office:value-type="float" office:value="0.670299058292776" calcext:value-type="float">
            <text:p>0.670299058292776</text:p>
          </table:table-cell>
          <table:table-cell table:formula="of:=-LN([.C224])" office:value-type="float" office:value="0.400031310523321" calcext:value-type="float">
            <text:p>0.400031310523321</text:p>
          </table:table-cell>
        </table:table-row>
        <table:table-row table:style-name="ro1">
          <table:table-cell office:value-type="float" office:value="223.122" calcext:value-type="float">
            <text:p>223.122</text:p>
          </table:table-cell>
          <table:table-cell office:value-type="float" office:value="10.3521" calcext:value-type="float">
            <text:p>10.3521</text:p>
          </table:table-cell>
          <table:table-cell table:formula="of:=[.B225]/[.$B$2]" office:value-type="float" office:value="0.669090415527505" calcext:value-type="float">
            <text:p>0.669090415527505</text:p>
          </table:table-cell>
          <table:table-cell table:formula="of:=-LN([.C225])" office:value-type="float" office:value="0.401836077720555" calcext:value-type="float">
            <text:p>0.401836077720555</text:p>
          </table:table-cell>
        </table:table-row>
        <table:table-row table:style-name="ro1">
          <table:table-cell office:value-type="float" office:value="224.123" calcext:value-type="float">
            <text:p>224.123</text:p>
          </table:table-cell>
          <table:table-cell office:value-type="float" office:value="10.334" calcext:value-type="float">
            <text:p>10.334</text:p>
          </table:table-cell>
          <table:table-cell table:formula="of:=[.B226]/[.$B$2]" office:value-type="float" office:value="0.667920552744007" calcext:value-type="float">
            <text:p>0.667920552744007</text:p>
          </table:table-cell>
          <table:table-cell table:formula="of:=-LN([.C226])" office:value-type="float" office:value="0.403586045536537" calcext:value-type="float">
            <text:p>0.403586045536537</text:p>
          </table:table-cell>
        </table:table-row>
        <table:table-row table:style-name="ro1">
          <table:table-cell office:value-type="float" office:value="225.123" calcext:value-type="float">
            <text:p>225.123</text:p>
          </table:table-cell>
          <table:table-cell office:value-type="float" office:value="10.3154" calcext:value-type="float">
            <text:p>10.3154</text:p>
          </table:table-cell>
          <table:table-cell table:formula="of:=[.B227]/[.$B$2]" office:value-type="float" office:value="0.666718373309031" calcext:value-type="float">
            <text:p>0.666718373309031</text:p>
          </table:table-cell>
          <table:table-cell table:formula="of:=-LN([.C227])" office:value-type="float" office:value="0.405387551152236" calcext:value-type="float">
            <text:p>0.405387551152236</text:p>
          </table:table-cell>
        </table:table-row>
        <table:table-row table:style-name="ro1">
          <table:table-cell office:value-type="float" office:value="226.122" calcext:value-type="float">
            <text:p>226.122</text:p>
          </table:table-cell>
          <table:table-cell office:value-type="float" office:value="10.2978" calcext:value-type="float">
            <text:p>10.2978</text:p>
          </table:table-cell>
          <table:table-cell table:formula="of:=[.B228]/[.$B$2]" office:value-type="float" office:value="0.665580827177011" calcext:value-type="float">
            <text:p>0.665580827177011</text:p>
          </table:table-cell>
          <table:table-cell table:formula="of:=-LN([.C228])" office:value-type="float" office:value="0.407095195213019" calcext:value-type="float">
            <text:p>0.407095195213019</text:p>
          </table:table-cell>
        </table:table-row>
        <table:table-row table:style-name="ro1">
          <table:table-cell office:value-type="float" office:value="227.123" calcext:value-type="float">
            <text:p>227.123</text:p>
          </table:table-cell>
          <table:table-cell office:value-type="float" office:value="10.2789" calcext:value-type="float">
            <text:p>10.2789</text:p>
          </table:table-cell>
          <table:table-cell table:formula="of:=[.B229]/[.$B$2]" office:value-type="float" office:value="0.664359257751149" calcext:value-type="float">
            <text:p>0.664359257751149</text:p>
          </table:table-cell>
          <table:table-cell table:formula="of:=-LN([.C229])" office:value-type="float" office:value="0.408932224990886" calcext:value-type="float">
            <text:p>0.408932224990886</text:p>
          </table:table-cell>
        </table:table-row>
        <table:table-row table:style-name="ro1">
          <table:table-cell office:value-type="float" office:value="228.123" calcext:value-type="float">
            <text:p>228.123</text:p>
          </table:table-cell>
          <table:table-cell office:value-type="float" office:value="10.2612" calcext:value-type="float">
            <text:p>10.2612</text:p>
          </table:table-cell>
          <table:table-cell table:formula="of:=[.B230]/[.$B$2]" office:value-type="float" office:value="0.663215248288833" calcext:value-type="float">
            <text:p>0.663215248288833</text:p>
          </table:table-cell>
          <table:table-cell table:formula="of:=-LN([.C230])" office:value-type="float" office:value="0.410655683433757" calcext:value-type="float">
            <text:p>0.410655683433757</text:p>
          </table:table-cell>
        </table:table-row>
        <table:table-row table:style-name="ro1">
          <table:table-cell office:value-type="float" office:value="229.122" calcext:value-type="float">
            <text:p>229.122</text:p>
          </table:table-cell>
          <table:table-cell office:value-type="float" office:value="10.2435" calcext:value-type="float">
            <text:p>10.2435</text:p>
          </table:table-cell>
          <table:table-cell table:formula="of:=[.B231]/[.$B$2]" office:value-type="float" office:value="0.662071238826518" calcext:value-type="float">
            <text:p>0.662071238826518</text:p>
          </table:table-cell>
          <table:table-cell table:formula="of:=-LN([.C231])" office:value-type="float" office:value="0.412382117314414" calcext:value-type="float">
            <text:p>0.412382117314414</text:p>
          </table:table-cell>
        </table:table-row>
        <table:table-row table:style-name="ro1">
          <table:table-cell office:value-type="float" office:value="230.122" calcext:value-type="float">
            <text:p>230.122</text:p>
          </table:table-cell>
          <table:table-cell office:value-type="float" office:value="10.2251" calcext:value-type="float">
            <text:p>10.2251</text:p>
          </table:table-cell>
          <table:table-cell table:formula="of:=[.B232]/[.$B$2]" office:value-type="float" office:value="0.660881986052133" calcext:value-type="float">
            <text:p>0.660881986052133</text:p>
          </table:table-cell>
          <table:table-cell table:formula="of:=-LN([.C232])" office:value-type="float" office:value="0.414179993569388" calcext:value-type="float">
            <text:p>0.414179993569388</text:p>
          </table:table-cell>
        </table:table-row>
        <table:table-row table:style-name="ro1">
          <table:table-cell office:value-type="float" office:value="231.123" calcext:value-type="float">
            <text:p>231.123</text:p>
          </table:table-cell>
          <table:table-cell office:value-type="float" office:value="10.2078" calcext:value-type="float">
            <text:p>10.2078</text:p>
          </table:table-cell>
          <table:table-cell table:formula="of:=[.B233]/[.$B$2]" office:value-type="float" office:value="0.659763829911" calcext:value-type="float">
            <text:p>0.659763829911</text:p>
          </table:table-cell>
          <table:table-cell table:formula="of:=-LN([.C233])" office:value-type="float" office:value="0.41587334146752" calcext:value-type="float">
            <text:p>0.41587334146752</text:p>
          </table:table-cell>
        </table:table-row>
        <table:table-row table:style-name="ro1">
          <table:table-cell office:value-type="float" office:value="232.122" calcext:value-type="float">
            <text:p>232.122</text:p>
          </table:table-cell>
          <table:table-cell office:value-type="float" office:value="10.1892" calcext:value-type="float">
            <text:p>10.1892</text:p>
          </table:table-cell>
          <table:table-cell table:formula="of:=[.B234]/[.$B$2]" office:value-type="float" office:value="0.658561650476024" calcext:value-type="float">
            <text:p>0.658561650476024</text:p>
          </table:table-cell>
          <table:table-cell table:formula="of:=-LN([.C234])" office:value-type="float" office:value="0.417697139590349" calcext:value-type="float">
            <text:p>0.417697139590349</text:p>
          </table:table-cell>
        </table:table-row>
        <table:table-row table:style-name="ro1">
          <table:table-cell office:value-type="float" office:value="233.122" calcext:value-type="float">
            <text:p>233.122</text:p>
          </table:table-cell>
          <table:table-cell office:value-type="float" office:value="10.1719" calcext:value-type="float">
            <text:p>10.1719</text:p>
          </table:table-cell>
          <table:table-cell table:formula="of:=[.B235]/[.$B$2]" office:value-type="float" office:value="0.657443494334891" calcext:value-type="float">
            <text:p>0.657443494334891</text:p>
          </table:table-cell>
          <table:table-cell table:formula="of:=-LN([.C235])" office:value-type="float" office:value="0.419396458798357" calcext:value-type="float">
            <text:p>0.419396458798357</text:p>
          </table:table-cell>
        </table:table-row>
        <table:table-row table:style-name="ro1">
          <table:table-cell office:value-type="float" office:value="234.122" calcext:value-type="float">
            <text:p>234.122</text:p>
          </table:table-cell>
          <table:table-cell office:value-type="float" office:value="10.1539" calcext:value-type="float">
            <text:p>10.1539</text:p>
          </table:table-cell>
          <table:table-cell table:formula="of:=[.B236]/[.$B$2]" office:value-type="float" office:value="0.656280094881689" calcext:value-type="float">
            <text:p>0.656280094881689</text:p>
          </table:table-cell>
          <table:table-cell table:formula="of:=-LN([.C236])" office:value-type="float" office:value="0.421167607260454" calcext:value-type="float">
            <text:p>0.421167607260454</text:p>
          </table:table-cell>
        </table:table-row>
        <table:table-row table:style-name="ro1">
          <table:table-cell office:value-type="float" office:value="235.123" calcext:value-type="float">
            <text:p>235.123</text:p>
          </table:table-cell>
          <table:table-cell office:value-type="float" office:value="10.1376" calcext:value-type="float">
            <text:p>10.1376</text:p>
          </table:table-cell>
          <table:table-cell table:formula="of:=[.B237]/[.$B$2]" office:value-type="float" office:value="0.655226572043511" calcext:value-type="float">
            <text:p>0.655226572043511</text:p>
          </table:table-cell>
          <table:table-cell table:formula="of:=-LN([.C237])" office:value-type="float" office:value="0.42277419164367" calcext:value-type="float">
            <text:p>0.42277419164367</text:p>
          </table:table-cell>
        </table:table-row>
        <table:table-row table:style-name="ro1">
          <table:table-cell office:value-type="float" office:value="236.122" calcext:value-type="float">
            <text:p>236.122</text:p>
          </table:table-cell>
          <table:table-cell office:value-type="float" office:value="10.1196" calcext:value-type="float">
            <text:p>10.1196</text:p>
          </table:table-cell>
          <table:table-cell table:formula="of:=[.B238]/[.$B$2]" office:value-type="float" office:value="0.654063172590309" calcext:value-type="float">
            <text:p>0.654063172590309</text:p>
          </table:table-cell>
          <table:table-cell table:formula="of:=-LN([.C238])" office:value-type="float" office:value="0.424551338015071" calcext:value-type="float">
            <text:p>0.424551338015071</text:p>
          </table:table-cell>
        </table:table-row>
        <table:table-row table:style-name="ro1">
          <table:table-cell office:value-type="float" office:value="237.123" calcext:value-type="float">
            <text:p>237.123</text:p>
          </table:table-cell>
          <table:table-cell office:value-type="float" office:value="10.1012" calcext:value-type="float">
            <text:p>10.1012</text:p>
          </table:table-cell>
          <table:table-cell table:formula="of:=[.B239]/[.$B$2]" office:value-type="float" office:value="0.652873919815924" calcext:value-type="float">
            <text:p>0.652873919815924</text:p>
          </table:table-cell>
          <table:table-cell table:formula="of:=-LN([.C239])" office:value-type="float" office:value="0.426371246730701" calcext:value-type="float">
            <text:p>0.426371246730701</text:p>
          </table:table-cell>
        </table:table-row>
        <table:table-row table:style-name="ro1">
          <table:table-cell office:value-type="float" office:value="238.123" calcext:value-type="float">
            <text:p>238.123</text:p>
          </table:table-cell>
          <table:table-cell office:value-type="float" office:value="10.0838" calcext:value-type="float">
            <text:p>10.0838</text:p>
          </table:table-cell>
          <table:table-cell table:formula="of:=[.B240]/[.$B$2]" office:value-type="float" office:value="0.651749300344496" calcext:value-type="float">
            <text:p>0.651749300344496</text:p>
          </table:table-cell>
          <table:table-cell table:formula="of:=-LN([.C240])" office:value-type="float" office:value="0.428095299671986" calcext:value-type="float">
            <text:p>0.428095299671986</text:p>
          </table:table-cell>
        </table:table-row>
        <table:table-row table:style-name="ro1">
          <table:table-cell office:value-type="float" office:value="239.122" calcext:value-type="float">
            <text:p>239.122</text:p>
          </table:table-cell>
          <table:table-cell office:value-type="float" office:value="10.0653" calcext:value-type="float">
            <text:p>10.0653</text:p>
          </table:table-cell>
          <table:table-cell table:formula="of:=[.B241]/[.$B$2]" office:value-type="float" office:value="0.650553584239816" calcext:value-type="float">
            <text:p>0.650553584239816</text:p>
          </table:table-cell>
          <table:table-cell table:formula="of:=-LN([.C241])" office:value-type="float" office:value="0.429931610494659" calcext:value-type="float">
            <text:p>0.429931610494659</text:p>
          </table:table-cell>
        </table:table-row>
        <table:table-row table:style-name="ro1">
          <table:table-cell office:value-type="float" office:value="240.122" calcext:value-type="float">
            <text:p>240.122</text:p>
          </table:table-cell>
          <table:table-cell office:value-type="float" office:value="10.0485" calcext:value-type="float">
            <text:p>10.0485</text:p>
          </table:table-cell>
          <table:table-cell table:formula="of:=[.B242]/[.$B$2]" office:value-type="float" office:value="0.64946774475016" calcext:value-type="float">
            <text:p>0.64946774475016</text:p>
          </table:table-cell>
          <table:table-cell table:formula="of:=-LN([.C242])" office:value-type="float" office:value="0.431602105767235" calcext:value-type="float">
            <text:p>0.431602105767235</text:p>
          </table:table-cell>
        </table:table-row>
        <table:table-row table:style-name="ro1">
          <table:table-cell office:value-type="float" office:value="241.123" calcext:value-type="float">
            <text:p>241.123</text:p>
          </table:table-cell>
          <table:table-cell office:value-type="float" office:value="10.0306" calcext:value-type="float">
            <text:p>10.0306</text:p>
          </table:table-cell>
          <table:table-cell table:formula="of:=[.B243]/[.$B$2]" office:value-type="float" office:value="0.648310808627253" calcext:value-type="float">
            <text:p>0.648310808627253</text:p>
          </table:table-cell>
          <table:table-cell table:formula="of:=-LN([.C243])" office:value-type="float" office:value="0.433385054678478" calcext:value-type="float">
            <text:p>0.433385054678478</text:p>
          </table:table-cell>
        </table:table-row>
        <table:table-row table:style-name="ro1">
          <table:table-cell office:value-type="float" office:value="242.123" calcext:value-type="float">
            <text:p>242.123</text:p>
          </table:table-cell>
          <table:table-cell office:value-type="float" office:value="10.0132" calcext:value-type="float">
            <text:p>10.0132</text:p>
          </table:table-cell>
          <table:table-cell table:formula="of:=[.B244]/[.$B$2]" office:value-type="float" office:value="0.647186189155824" calcext:value-type="float">
            <text:p>0.647186189155824</text:p>
          </table:table-cell>
          <table:table-cell table:formula="of:=-LN([.C244])" office:value-type="float" office:value="0.435121252841587" calcext:value-type="float">
            <text:p>0.435121252841587</text:p>
          </table:table-cell>
        </table:table-row>
        <table:table-row table:style-name="ro1">
          <table:table-cell office:value-type="float" office:value="243.123" calcext:value-type="float">
            <text:p>243.123</text:p>
          </table:table-cell>
          <table:table-cell office:value-type="float" office:value="9.9959" calcext:value-type="float">
            <text:p>9.9959</text:p>
          </table:table-cell>
          <table:table-cell table:formula="of:=[.B245]/[.$B$2]" office:value-type="float" office:value="0.646068033014691" calcext:value-type="float">
            <text:p>0.646068033014691</text:p>
          </table:table-cell>
          <table:table-cell table:formula="of:=-LN([.C245])" office:value-type="float" office:value="0.436850466480465" calcext:value-type="float">
            <text:p>0.436850466480465</text:p>
          </table:table-cell>
        </table:table-row>
        <table:table-row table:style-name="ro1">
          <table:table-cell office:value-type="float" office:value="244.123" calcext:value-type="float">
            <text:p>244.123</text:p>
          </table:table-cell>
          <table:table-cell office:value-type="float" office:value="9.9784" calcext:value-type="float">
            <text:p>9.9784</text:p>
          </table:table-cell>
          <table:table-cell table:formula="of:=[.B246]/[.$B$2]" office:value-type="float" office:value="0.644936950212967" calcext:value-type="float">
            <text:p>0.644936950212967</text:p>
          </table:table-cell>
          <table:table-cell table:formula="of:=-LN([.C246])" office:value-type="float" office:value="0.438602718572168" calcext:value-type="float">
            <text:p>0.438602718572168</text:p>
          </table:table-cell>
        </table:table-row>
        <table:table-row table:style-name="ro1">
          <table:table-cell office:value-type="float" office:value="245.124" calcext:value-type="float">
            <text:p>245.124</text:p>
          </table:table-cell>
          <table:table-cell office:value-type="float" office:value="9.9609" calcext:value-type="float">
            <text:p>9.9609</text:p>
          </table:table-cell>
          <table:table-cell table:formula="of:=[.B247]/[.$B$2]" office:value-type="float" office:value="0.643805867411242" calcext:value-type="float">
            <text:p>0.643805867411242</text:p>
          </table:table-cell>
          <table:table-cell table:formula="of:=-LN([.C247])" office:value-type="float" office:value="0.44035804644159" calcext:value-type="float">
            <text:p>0.44035804644159</text:p>
          </table:table-cell>
        </table:table-row>
        <table:table-row table:style-name="ro1">
          <table:table-cell office:value-type="float" office:value="246.123" calcext:value-type="float">
            <text:p>246.123</text:p>
          </table:table-cell>
          <table:table-cell office:value-type="float" office:value="9.9434" calcext:value-type="float">
            <text:p>9.9434</text:p>
          </table:table-cell>
          <table:table-cell table:formula="of:=[.B248]/[.$B$2]" office:value-type="float" office:value="0.642674784609518" calcext:value-type="float">
            <text:p>0.642674784609518</text:p>
          </table:table-cell>
          <table:table-cell table:formula="of:=-LN([.C248])" office:value-type="float" office:value="0.44211646090572" calcext:value-type="float">
            <text:p>0.44211646090572</text:p>
          </table:table-cell>
        </table:table-row>
        <table:table-row table:style-name="ro1">
          <table:table-cell office:value-type="float" office:value="247.124" calcext:value-type="float">
            <text:p>247.124</text:p>
          </table:table-cell>
          <table:table-cell office:value-type="float" office:value="9.9247" calcext:value-type="float">
            <text:p>9.9247</text:p>
          </table:table-cell>
          <table:table-cell table:formula="of:=[.B249]/[.$B$2]" office:value-type="float" office:value="0.641466141844247" calcext:value-type="float">
            <text:p>0.641466141844247</text:p>
          </table:table-cell>
          <table:table-cell table:formula="of:=-LN([.C249])" office:value-type="float" office:value="0.443998875985364" calcext:value-type="float">
            <text:p>0.443998875985364</text:p>
          </table:table-cell>
        </table:table-row>
        <table:table-row table:style-name="ro1">
          <table:table-cell office:value-type="float" office:value="248.123" calcext:value-type="float">
            <text:p>248.123</text:p>
          </table:table-cell>
          <table:table-cell office:value-type="float" office:value="9.908" calcext:value-type="float">
            <text:p>9.908</text:p>
          </table:table-cell>
          <table:table-cell table:formula="of:=[.B250]/[.$B$2]" office:value-type="float" office:value="0.640386765684887" calcext:value-type="float">
            <text:p>0.640386765684887</text:p>
          </table:table-cell>
          <table:table-cell table:formula="of:=-LN([.C250])" office:value-type="float" office:value="0.445682963774417" calcext:value-type="float">
            <text:p>0.445682963774417</text:p>
          </table:table-cell>
        </table:table-row>
        <table:table-row table:style-name="ro1">
          <table:table-cell office:value-type="float" office:value="249.124" calcext:value-type="float">
            <text:p>249.124</text:p>
          </table:table-cell>
          <table:table-cell office:value-type="float" office:value="9.8897" calcext:value-type="float">
            <text:p>9.8897</text:p>
          </table:table-cell>
          <table:table-cell table:formula="of:=[.B251]/[.$B$2]" office:value-type="float" office:value="0.639203976240798" calcext:value-type="float">
            <text:p>0.639203976240798</text:p>
          </table:table-cell>
          <table:table-cell table:formula="of:=-LN([.C251])" office:value-type="float" office:value="0.447531663897359" calcext:value-type="float">
            <text:p>0.447531663897359</text:p>
          </table:table-cell>
        </table:table-row>
        <table:table-row table:style-name="ro1">
          <table:table-cell office:value-type="float" office:value="250.124" calcext:value-type="float">
            <text:p>250.124</text:p>
          </table:table-cell>
          <table:table-cell office:value-type="float" office:value="9.8724" calcext:value-type="float">
            <text:p>9.8724</text:p>
          </table:table-cell>
          <table:table-cell table:formula="of:=[.B252]/[.$B$2]" office:value-type="float" office:value="0.638085820099665" calcext:value-type="float">
            <text:p>0.638085820099665</text:p>
          </table:table-cell>
          <table:table-cell table:formula="of:=-LN([.C252])" office:value-type="float" office:value="0.449282490420782" calcext:value-type="float">
            <text:p>0.449282490420782</text:p>
          </table:table-cell>
        </table:table-row>
        <table:table-row table:style-name="ro1">
          <table:table-cell office:value-type="float" office:value="251.124" calcext:value-type="float">
            <text:p>251.124</text:p>
          </table:table-cell>
          <table:table-cell office:value-type="float" office:value="9.8547" calcext:value-type="float">
            <text:p>9.8547</text:p>
          </table:table-cell>
          <table:table-cell table:formula="of:=[.B253]/[.$B$2]" office:value-type="float" office:value="0.636941810637349" calcext:value-type="float">
            <text:p>0.636941810637349</text:p>
          </table:table-cell>
          <table:table-cell table:formula="of:=-LN([.C253])" office:value-type="float" office:value="0.4510769766605" calcext:value-type="float">
            <text:p>0.4510769766605</text:p>
          </table:table-cell>
        </table:table-row>
        <table:table-row table:style-name="ro1">
          <table:table-cell office:value-type="float" office:value="252.124" calcext:value-type="float">
            <text:p>252.124</text:p>
          </table:table-cell>
          <table:table-cell office:value-type="float" office:value="9.8359" calcext:value-type="float">
            <text:p>9.8359</text:p>
          </table:table-cell>
          <table:table-cell table:formula="of:=[.B254]/[.$B$2]" office:value-type="float" office:value="0.635726704541782" calcext:value-type="float">
            <text:p>0.635726704541782</text:p>
          </table:table-cell>
          <table:table-cell table:formula="of:=-LN([.C254])" office:value-type="float" office:value="0.45298651783371" calcext:value-type="float">
            <text:p>0.45298651783371</text:p>
          </table:table-cell>
        </table:table-row>
        <table:table-row table:style-name="ro1">
          <table:table-cell office:value-type="float" office:value="253.123" calcext:value-type="float">
            <text:p>253.123</text:p>
          </table:table-cell>
          <table:table-cell office:value-type="float" office:value="9.8199" calcext:value-type="float">
            <text:p>9.8199</text:p>
          </table:table-cell>
          <table:table-cell table:formula="of:=[.B255]/[.$B$2]" office:value-type="float" office:value="0.634692571694491" calcext:value-type="float">
            <text:p>0.634692571694491</text:p>
          </table:table-cell>
          <table:table-cell table:formula="of:=-LN([.C255])" office:value-type="float" office:value="0.454614536386395" calcext:value-type="float">
            <text:p>0.454614536386395</text:p>
          </table:table-cell>
        </table:table-row>
        <table:table-row table:style-name="ro1">
          <table:table-cell office:value-type="float" office:value="254.123" calcext:value-type="float">
            <text:p>254.123</text:p>
          </table:table-cell>
          <table:table-cell office:value-type="float" office:value="9.8029" calcext:value-type="float">
            <text:p>9.8029</text:p>
          </table:table-cell>
          <table:table-cell table:formula="of:=[.B256]/[.$B$2]" office:value-type="float" office:value="0.633593805544245" calcext:value-type="float">
            <text:p>0.633593805544245</text:p>
          </table:table-cell>
          <table:table-cell table:formula="of:=-LN([.C256])" office:value-type="float" office:value="0.456347215132861" calcext:value-type="float">
            <text:p>0.456347215132861</text:p>
          </table:table-cell>
        </table:table-row>
        <table:table-row table:style-name="ro1">
          <table:table-cell office:value-type="float" office:value="255.123" calcext:value-type="float">
            <text:p>255.123</text:p>
          </table:table-cell>
          <table:table-cell office:value-type="float" office:value="9.7854" calcext:value-type="float">
            <text:p>9.7854</text:p>
          </table:table-cell>
          <table:table-cell table:formula="of:=[.B257]/[.$B$2]" office:value-type="float" office:value="0.63246272274252" calcext:value-type="float">
            <text:p>0.63246272274252</text:p>
          </table:table-cell>
          <table:table-cell table:formula="of:=-LN([.C257])" office:value-type="float" office:value="0.45813399649274" calcext:value-type="float">
            <text:p>0.45813399649274</text:p>
          </table:table-cell>
        </table:table-row>
        <table:table-row table:style-name="ro1">
          <table:table-cell office:value-type="float" office:value="256.124" calcext:value-type="float">
            <text:p>256.124</text:p>
          </table:table-cell>
          <table:table-cell office:value-type="float" office:value="9.7678" calcext:value-type="float">
            <text:p>9.7678</text:p>
          </table:table-cell>
          <table:table-cell table:formula="of:=[.B258]/[.$B$2]" office:value-type="float" office:value="0.6313251766105" calcext:value-type="float">
            <text:p>0.6313251766105</text:p>
          </table:table-cell>
          <table:table-cell table:formula="of:=-LN([.C258])" office:value-type="float" office:value="0.459934213823218" calcext:value-type="float">
            <text:p>0.459934213823218</text:p>
          </table:table-cell>
        </table:table-row>
        <table:table-row table:style-name="ro1">
          <table:table-cell office:value-type="float" office:value="257.124" calcext:value-type="float">
            <text:p>257.124</text:p>
          </table:table-cell>
          <table:table-cell office:value-type="float" office:value="9.7514" calcext:value-type="float">
            <text:p>9.7514</text:p>
          </table:table-cell>
          <table:table-cell table:formula="of:=[.B259]/[.$B$2]" office:value-type="float" office:value="0.630265190442027" calcext:value-type="float">
            <text:p>0.630265190442027</text:p>
          </table:table-cell>
          <table:table-cell table:formula="of:=-LN([.C259])" office:value-type="float" office:value="0.461614610956205" calcext:value-type="float">
            <text:p>0.461614610956205</text:p>
          </table:table-cell>
        </table:table-row>
        <table:table-row table:style-name="ro1">
          <table:table-cell office:value-type="float" office:value="258.123" calcext:value-type="float">
            <text:p>258.123</text:p>
          </table:table-cell>
          <table:table-cell office:value-type="float" office:value="9.734" calcext:value-type="float">
            <text:p>9.734</text:p>
          </table:table-cell>
          <table:table-cell table:formula="of:=[.B260]/[.$B$2]" office:value-type="float" office:value="0.629140570970598" calcext:value-type="float">
            <text:p>0.629140570970598</text:p>
          </table:table-cell>
          <table:table-cell table:formula="of:=-LN([.C260])" office:value-type="float" office:value="0.463400563990268" calcext:value-type="float">
            <text:p>0.463400563990268</text:p>
          </table:table-cell>
        </table:table-row>
        <table:table-row table:style-name="ro1">
          <table:table-cell office:value-type="float" office:value="259.124" calcext:value-type="float">
            <text:p>259.124</text:p>
          </table:table-cell>
          <table:table-cell office:value-type="float" office:value="9.7159" calcext:value-type="float">
            <text:p>9.7159</text:p>
          </table:table-cell>
          <table:table-cell table:formula="of:=[.B261]/[.$B$2]" office:value-type="float" office:value="0.6279707081871" calcext:value-type="float">
            <text:p>0.6279707081871</text:p>
          </table:table-cell>
          <table:table-cell table:formula="of:=-LN([.C261])" office:value-type="float" office:value="0.465261756615929" calcext:value-type="float">
            <text:p>0.465261756615929</text:p>
          </table:table-cell>
        </table:table-row>
        <table:table-row table:style-name="ro1">
          <table:table-cell office:value-type="float" office:value="260.124" calcext:value-type="float">
            <text:p>260.124</text:p>
          </table:table-cell>
          <table:table-cell office:value-type="float" office:value="9.7002" calcext:value-type="float">
            <text:p>9.7002</text:p>
          </table:table-cell>
          <table:table-cell table:formula="of:=[.B262]/[.$B$2]" office:value-type="float" office:value="0.626955965330696" calcext:value-type="float">
            <text:p>0.626955965330696</text:p>
          </table:table-cell>
          <table:table-cell table:formula="of:=-LN([.C262])" office:value-type="float" office:value="0.466878971548052" calcext:value-type="float">
            <text:p>0.466878971548052</text:p>
          </table:table-cell>
        </table:table-row>
        <table:table-row table:style-name="ro1">
          <table:table-cell office:value-type="float" office:value="261.123" calcext:value-type="float">
            <text:p>261.123</text:p>
          </table:table-cell>
          <table:table-cell office:value-type="float" office:value="9.6826" calcext:value-type="float">
            <text:p>9.6826</text:p>
          </table:table-cell>
          <table:table-cell table:formula="of:=[.B263]/[.$B$2]" office:value-type="float" office:value="0.625818419198676" calcext:value-type="float">
            <text:p>0.625818419198676</text:p>
          </table:table-cell>
          <table:table-cell table:formula="of:=-LN([.C263])" office:value-type="float" office:value="0.468695015136912" calcext:value-type="float">
            <text:p>0.468695015136912</text:p>
          </table:table-cell>
        </table:table-row>
        <table:table-row table:style-name="ro1">
          <table:table-cell office:value-type="float" office:value="262.123" calcext:value-type="float">
            <text:p>262.123</text:p>
          </table:table-cell>
          <table:table-cell office:value-type="float" office:value="9.6661" calcext:value-type="float">
            <text:p>9.6661</text:p>
          </table:table-cell>
          <table:table-cell table:formula="of:=[.B264]/[.$B$2]" office:value-type="float" office:value="0.624751969699908" calcext:value-type="float">
            <text:p>0.624751969699908</text:p>
          </table:table-cell>
          <table:table-cell table:formula="of:=-LN([.C264])" office:value-type="float" office:value="0.470400556491081" calcext:value-type="float">
            <text:p>0.470400556491081</text:p>
          </table:table-cell>
        </table:table-row>
        <table:table-row table:style-name="ro1">
          <table:table-cell office:value-type="float" office:value="263.124" calcext:value-type="float">
            <text:p>263.124</text:p>
          </table:table-cell>
          <table:table-cell office:value-type="float" office:value="9.6487" calcext:value-type="float">
            <text:p>9.6487</text:p>
          </table:table-cell>
          <table:table-cell table:formula="of:=[.B265]/[.$B$2]" office:value-type="float" office:value="0.623627350228479" calcext:value-type="float">
            <text:p>0.623627350228479</text:p>
          </table:table-cell>
          <table:table-cell table:formula="of:=-LN([.C265])" office:value-type="float" office:value="0.472202284151427" calcext:value-type="float">
            <text:p>0.472202284151427</text:p>
          </table:table-cell>
        </table:table-row>
        <table:table-row table:style-name="ro1">
          <table:table-cell office:value-type="float" office:value="264.124" calcext:value-type="float">
            <text:p>264.124</text:p>
          </table:table-cell>
          <table:table-cell office:value-type="float" office:value="9.6323" calcext:value-type="float">
            <text:p>9.6323</text:p>
          </table:table-cell>
          <table:table-cell table:formula="of:=[.B266]/[.$B$2]" office:value-type="float" office:value="0.622567364060006" calcext:value-type="float">
            <text:p>0.622567364060006</text:p>
          </table:table-cell>
          <table:table-cell table:formula="of:=-LN([.C266])" office:value-type="float" office:value="0.473903441140695" calcext:value-type="float">
            <text:p>0.473903441140695</text:p>
          </table:table-cell>
        </table:table-row>
        <table:table-row table:style-name="ro1">
          <table:table-cell office:value-type="float" office:value="265.123" calcext:value-type="float">
            <text:p>265.123</text:p>
          </table:table-cell>
          <table:table-cell office:value-type="float" office:value="9.6153" calcext:value-type="float">
            <text:p>9.6153</text:p>
          </table:table-cell>
          <table:table-cell table:formula="of:=[.B267]/[.$B$2]" office:value-type="float" office:value="0.621468597909759" calcext:value-type="float">
            <text:p>0.621468597909759</text:p>
          </table:table-cell>
          <table:table-cell table:formula="of:=-LN([.C267])" office:value-type="float" office:value="0.475669895599486" calcext:value-type="float">
            <text:p>0.475669895599486</text:p>
          </table:table-cell>
        </table:table-row>
        <table:table-row table:style-name="ro1">
          <table:table-cell office:value-type="float" office:value="266.123" calcext:value-type="float">
            <text:p>266.123</text:p>
          </table:table-cell>
          <table:table-cell office:value-type="float" office:value="9.5989" calcext:value-type="float">
            <text:p>9.5989</text:p>
          </table:table-cell>
          <table:table-cell table:formula="of:=[.B268]/[.$B$2]" office:value-type="float" office:value="0.620408611741286" calcext:value-type="float">
            <text:p>0.620408611741286</text:p>
          </table:table-cell>
          <table:table-cell table:formula="of:=-LN([.C268])" office:value-type="float" office:value="0.477376966826245" calcext:value-type="float">
            <text:p>0.477376966826245</text:p>
          </table:table-cell>
        </table:table-row>
        <table:table-row table:style-name="ro1">
          <table:table-cell office:value-type="float" office:value="267.124" calcext:value-type="float">
            <text:p>267.124</text:p>
          </table:table-cell>
          <table:table-cell office:value-type="float" office:value="9.5821" calcext:value-type="float">
            <text:p>9.5821</text:p>
          </table:table-cell>
          <table:table-cell table:formula="of:=[.B269]/[.$B$2]" office:value-type="float" office:value="0.619322772251631" calcext:value-type="float">
            <text:p>0.619322772251631</text:p>
          </table:table-cell>
          <table:table-cell table:formula="of:=-LN([.C269])" office:value-type="float" office:value="0.47912870076045" calcext:value-type="float">
            <text:p>0.47912870076045</text:p>
          </table:table-cell>
        </table:table-row>
        <table:table-row table:style-name="ro1">
          <table:table-cell office:value-type="float" office:value="268.123" calcext:value-type="float">
            <text:p>268.123</text:p>
          </table:table-cell>
          <table:table-cell office:value-type="float" office:value="9.5657" calcext:value-type="float">
            <text:p>9.5657</text:p>
          </table:table-cell>
          <table:table-cell table:formula="of:=[.B270]/[.$B$2]" office:value-type="float" office:value="0.618262786083157" calcext:value-type="float">
            <text:p>0.618262786083157</text:p>
          </table:table-cell>
          <table:table-cell table:formula="of:=-LN([.C270])" office:value-type="float" office:value="0.480841691705652" calcext:value-type="float">
            <text:p>0.480841691705652</text:p>
          </table:table-cell>
        </table:table-row>
        <table:table-row table:style-name="ro1">
          <table:table-cell office:value-type="float" office:value="269.123" calcext:value-type="float">
            <text:p>269.123</text:p>
          </table:table-cell>
          <table:table-cell office:value-type="float" office:value="9.5491" calcext:value-type="float">
            <text:p>9.5491</text:p>
          </table:table-cell>
          <table:table-cell table:formula="of:=[.B271]/[.$B$2]" office:value-type="float" office:value="0.617189873254093" calcext:value-type="float">
            <text:p>0.617189873254093</text:p>
          </table:table-cell>
          <table:table-cell table:formula="of:=-LN([.C271])" office:value-type="float" office:value="0.482578566187534" calcext:value-type="float">
            <text:p>0.482578566187534</text:p>
          </table:table-cell>
        </table:table-row>
        <table:table-row table:style-name="ro1">
          <table:table-cell office:value-type="float" office:value="270.124" calcext:value-type="float">
            <text:p>270.124</text:p>
          </table:table-cell>
          <table:table-cell office:value-type="float" office:value="9.5313" calcext:value-type="float">
            <text:p>9.5313</text:p>
          </table:table-cell>
          <table:table-cell table:formula="of:=[.B272]/[.$B$2]" office:value-type="float" office:value="0.616039400461482" calcext:value-type="float">
            <text:p>0.616039400461482</text:p>
          </table:table-cell>
          <table:table-cell table:formula="of:=-LN([.C272])" office:value-type="float" office:value="0.484444355705966" calcext:value-type="float">
            <text:p>0.484444355705966</text:p>
          </table:table-cell>
        </table:table-row>
        <table:table-row table:style-name="ro1">
          <table:table-cell office:value-type="float" office:value="271.124" calcext:value-type="float">
            <text:p>271.124</text:p>
          </table:table-cell>
          <table:table-cell office:value-type="float" office:value="9.5158" calcext:value-type="float">
            <text:p>9.5158</text:p>
          </table:table-cell>
          <table:table-cell table:formula="of:=[.B273]/[.$B$2]" office:value-type="float" office:value="0.615037584265669" calcext:value-type="float">
            <text:p>0.615037584265669</text:p>
          </table:table-cell>
          <table:table-cell table:formula="of:=-LN([.C273])" office:value-type="float" office:value="0.486071900415816" calcext:value-type="float">
            <text:p>0.486071900415816</text:p>
          </table:table-cell>
        </table:table-row>
        <table:table-row table:style-name="ro1">
          <table:table-cell office:value-type="float" office:value="272.123" calcext:value-type="float">
            <text:p>272.123</text:p>
          </table:table-cell>
          <table:table-cell office:value-type="float" office:value="9.4985" calcext:value-type="float">
            <text:p>9.4985</text:p>
          </table:table-cell>
          <table:table-cell table:formula="of:=[.B274]/[.$B$2]" office:value-type="float" office:value="0.613919428124536" calcext:value-type="float">
            <text:p>0.613919428124536</text:p>
          </table:table-cell>
          <table:table-cell table:formula="of:=-LN([.C274])" office:value-type="float" office:value="0.487891583998563" calcext:value-type="float">
            <text:p>0.487891583998563</text:p>
          </table:table-cell>
        </table:table-row>
        <table:table-row table:style-name="ro1">
          <table:table-cell office:value-type="float" office:value="273.123" calcext:value-type="float">
            <text:p>273.123</text:p>
          </table:table-cell>
          <table:table-cell office:value-type="float" office:value="9.4827" calcext:value-type="float">
            <text:p>9.4827</text:p>
          </table:table-cell>
          <table:table-cell table:formula="of:=[.B275]/[.$B$2]" office:value-type="float" office:value="0.612898221937836" calcext:value-type="float">
            <text:p>0.612898221937836</text:p>
          </table:table-cell>
          <table:table-cell table:formula="of:=-LN([.C275])" office:value-type="float" office:value="0.489556389558722" calcext:value-type="float">
            <text:p>0.489556389558722</text:p>
          </table:table-cell>
        </table:table-row>
        <table:table-row table:style-name="ro1">
          <table:table-cell office:value-type="float" office:value="274.123" calcext:value-type="float">
            <text:p>274.123</text:p>
          </table:table-cell>
          <table:table-cell office:value-type="float" office:value="9.4658" calcext:value-type="float">
            <text:p>9.4658</text:p>
          </table:table-cell>
          <table:table-cell table:formula="of:=[.B276]/[.$B$2]" office:value-type="float" office:value="0.611805919117885" calcext:value-type="float">
            <text:p>0.611805919117885</text:p>
          </table:table-cell>
          <table:table-cell table:formula="of:=-LN([.C276])" office:value-type="float" office:value="0.491340172389147" calcext:value-type="float">
            <text:p>0.491340172389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8T20:35:30.507706767</dc:date>
    <meta:editing-duration>PT9M36S</meta:editing-duration>
    <meta:editing-cycles>1</meta:editing-cycles>
    <meta:document-statistic meta:table-count="1" meta:cell-count="1104" meta:object-count="0"/>
    <meta:generator>LibreOffice/7.5.9.2$Linux_X86_64 LibreOffice_project/50$Build-2</meta:generator>
  </office:meta>
</office:document-meta>
</file>